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950000014C4B1F3A7488D9B443.png" manifest:media-type="image/png"/>
  <manifest:file-entry manifest:full-path="Pictures/10000201000000D60000003792E05F83AF9073C2.png" manifest:media-type="image/png"/>
  <manifest:file-entry manifest:full-path="Pictures/1000020100000070000000A9571676E2768200DB.png" manifest:media-type="image/png"/>
  <manifest:file-entry manifest:full-path="Pictures/10000201000000D3000000F6AD3B386C13677A8C.png" manifest:media-type="image/png"/>
  <manifest:file-entry manifest:full-path="Pictures/10000201000000DE000000DBB21E5B70B2B87D9D.png" manifest:media-type="image/png"/>
  <manifest:file-entry manifest:full-path="Pictures/1000020100000085000000CDD6AB2AAE0A6B3FA0.png" manifest:media-type="image/png"/>
  <manifest:file-entry manifest:full-path="Pictures/10000000000001530000002FCEAE657677B7A13A.jpg" manifest:media-type="image/jpeg"/>
  <manifest:file-entry manifest:full-path="Pictures/10000201000000E0000001303C0FB530E80330A4.png" manifest:media-type="image/png"/>
  <manifest:file-entry manifest:full-path="Pictures/1000020100000119000000697AA103BC661AEB9A.png" manifest:media-type="image/png"/>
  <manifest:file-entry manifest:full-path="Pictures/10000201000001680000007766023F2D41F297C1.png" manifest:media-type="image/png"/>
  <manifest:file-entry manifest:full-path="Pictures/1000020100000137000000538767A1F4D741AFC5.png" manifest:media-type="image/png"/>
  <manifest:file-entry manifest:full-path="Pictures/10000000000000D500000080D4D92CFDE18316D4.jpg" manifest:media-type="image/jpeg"/>
  <manifest:file-entry manifest:full-path="Pictures/10000000000001180000005277746C203249B8C1.jpg" manifest:media-type="image/jpeg"/>
  <manifest:file-entry manifest:full-path="Pictures/10000201000000D40000011F02E30D08752006F1.png" manifest:media-type="image/png"/>
  <manifest:file-entry manifest:full-path="Pictures/100002010000011A000000410FA792EBBEA458BC.png" manifest:media-type="image/png"/>
  <manifest:file-entry manifest:full-path="Pictures/10000201000000E9000000E75B30D83AFECD199E.png" manifest:media-type="image/png"/>
  <manifest:file-entry manifest:full-path="Pictures/1000020100000119000000690EC6FEC385F10867.png" manifest:media-type="image/png"/>
  <manifest:file-entry manifest:full-path="Pictures/100002010000011A000000533F1E010542E8EEE0.png" manifest:media-type="image/png"/>
  <manifest:file-entry manifest:full-path="Pictures/1000020100000234000000F77B09A71F686E3F82.png" manifest:media-type="image/png"/>
  <manifest:file-entry manifest:full-path="Pictures/100002010000011A0000003D69401D0464EB17C5.png" manifest:media-type="image/png"/>
  <manifest:file-entry manifest:full-path="Pictures/100002010000011C00000092AD6D3F4D5A2F62BC.png" manifest:media-type="image/png"/>
  <manifest:file-entry manifest:full-path="Pictures/10000201000001330000004EC229C25512B1A399.png" manifest:media-type="image/png"/>
  <manifest:file-entry manifest:full-path="Pictures/10000201000000D600000093519C00C39DC47B00.png" manifest:media-type="image/png"/>
  <manifest:file-entry manifest:full-path="Pictures/100002010000011D0000004297BF23137B214468.png" manifest:media-type="image/png"/>
  <manifest:file-entry manifest:full-path="Pictures/100002010000016B0000017909E8114F396ABAD2.png" manifest:media-type="image/png"/>
  <manifest:file-entry manifest:full-path="Pictures/10000201000000D300000283159F54D1AE8014C3.png" manifest:media-type="image/png"/>
  <manifest:file-entry manifest:full-path="Pictures/10000201000000D0000001AA4FAA896DE3B9E769.png" manifest:media-type="image/png"/>
  <manifest:file-entry manifest:full-path="Pictures/10000201000000A90000001CDB65C34355004FF6.png" manifest:media-type="image/png"/>
  <manifest:file-entry manifest:full-path="Pictures/10000201000001190000003CFD804B26EEE1D891.png" manifest:media-type="image/png"/>
  <manifest:file-entry manifest:full-path="Pictures/1000020100000117000000A1A8AAD6772955E99F.png" manifest:media-type="image/png"/>
  <manifest:file-entry manifest:full-path="Pictures/10000201000000D90000007B9F7ADBAB7506AAA8.png" manifest:media-type="image/png"/>
  <manifest:file-entry manifest:full-path="Pictures/10000201000000D7000000DA4BE6B96691D0FB65.png" manifest:media-type="image/png"/>
  <manifest:file-entry manifest:full-path="Pictures/100002010000011F0000004397AA88135CBDC9D6.png" manifest:media-type="image/png"/>
  <manifest:file-entry manifest:full-path="Pictures/10000201000001180000006BAEFA22DEF4E52C3A.png" manifest:media-type="image/png"/>
  <manifest:file-entry manifest:full-path="Pictures/10000201000000DA000000226E9D8EFA64577283.png" manifest:media-type="image/png"/>
  <manifest:file-entry manifest:full-path="Pictures/100002010000011800000068E6CBB9DA0BF117E9.png" manifest:media-type="image/png"/>
  <manifest:file-entry manifest:full-path="Pictures/100002010000011A0000007F96A8CB6FC8A56D37.png" manifest:media-type="image/png"/>
  <manifest:file-entry manifest:full-path="Pictures/100002010000011E00000084045FC2CF90526E28.png" manifest:media-type="image/png"/>
  <manifest:file-entry manifest:full-path="Pictures/10000201000000820000006742BA5E16B9637E8C.png" manifest:media-type="image/png"/>
  <manifest:file-entry manifest:full-path="Pictures/100002010000007F000000677C113EB9B2EA78B1.png" manifest:media-type="image/png"/>
  <manifest:file-entry manifest:full-path="Pictures/1000000000000102000000FD75AA4E10074E2C1A.png" manifest:media-type="image/png"/>
  <manifest:file-entry manifest:full-path="Pictures/100002010000011B000000AF5ADD64F832F33D83.png" manifest:media-type="image/png"/>
  <manifest:file-entry manifest:full-path="Pictures/10000201000000E5000000E6A01FBF08DB7DBD7D.png" manifest:media-type="image/png"/>
  <manifest:file-entry manifest:full-path="Pictures/10000201000000E2000000E4DDDE202807F58182.png" manifest:media-type="image/png"/>
  <manifest:file-entry manifest:full-path="Pictures/10000201000000F7000000EF9C587DCCBECA92F0.png" manifest:media-type="image/png"/>
  <manifest:file-entry manifest:full-path="Pictures/10000201000000E2000000EEA23271E0ACAAFB9E.png" manifest:media-type="image/png"/>
  <manifest:file-entry manifest:full-path="Pictures/10000201000000E7000000F9728B08D268FF0761.png" manifest:media-type="image/png"/>
  <manifest:file-entry manifest:full-path="Pictures/1000020100000119000000E434B676FAC3F95610.png" manifest:media-type="image/png"/>
  <manifest:file-entry manifest:full-path="Pictures/100002010000011D0000003C61494FE0490BD136.png" manifest:media-type="image/png"/>
  <manifest:file-entry manifest:full-path="Pictures/100002010000011A0000006A66AD533F1E451651.png" manifest:media-type="image/png"/>
  <manifest:file-entry manifest:full-path="Pictures/100002010000007F00000082936DC46185730FAF.png" manifest:media-type="image/png"/>
  <manifest:file-entry manifest:full-path="Pictures/10000201000000AF000001400B52F76AD2CAD235.png" manifest:media-type="image/png"/>
  <manifest:file-entry manifest:full-path="Pictures/10000201000000AF000000AAD2C61B8668B08A4C.png" manifest:media-type="image/png"/>
  <manifest:file-entry manifest:full-path="Pictures/10000201000000A7000000AEDA4AF93DED8FEF28.png" manifest:media-type="image/png"/>
  <manifest:file-entry manifest:full-path="Pictures/100002010000011A0000003CD1CE354216941ECD.png" manifest:media-type="image/png"/>
  <manifest:file-entry manifest:full-path="Pictures/10000201000000B9000000B4093FBE8B459FEA8C.png" manifest:media-type="image/png"/>
  <manifest:file-entry manifest:full-path="Pictures/10000201000000C5000000D5D3FD7A395087EB73.png" manifest:media-type="image/png"/>
  <manifest:file-entry manifest:full-path="Pictures/10000201000000DA0000005D4C2C750BE4590B7C.png" manifest:media-type="image/png"/>
  <manifest:file-entry manifest:full-path="Pictures/10000201000000C5000000C793C0A65482DAD60E.png" manifest:media-type="image/png"/>
  <manifest:file-entry manifest:full-path="Pictures/100002010000011A0000003EE3623BDDE5E75396.png" manifest:media-type="image/png"/>
  <manifest:file-entry manifest:full-path="Pictures/10000201000001AD0000006425A375D2E8EB95F3.png" manifest:media-type="image/png"/>
  <manifest:file-entry manifest:full-path="Pictures/10000201000001200000007FEE9F4600573B0444.png" manifest:media-type="image/png"/>
  <manifest:file-entry manifest:full-path="Pictures/10000201000000A90000014C3466C66EA42A4937.png" manifest:media-type="image/png"/>
  <manifest:file-entry manifest:full-path="Pictures/100002010000011D000000438A0EED2182720530.png" manifest:media-type="image/png"/>
  <manifest:file-entry manifest:full-path="Pictures/10000201000000F2000000CCE14F5D3B50250AA0.png" manifest:media-type="image/png"/>
  <manifest:file-entry manifest:full-path="Pictures/100002010000012300000046FAA0152F9BAA0D75.png" manifest:media-type="image/png"/>
  <manifest:file-entry manifest:full-path="Pictures/100002010000011A00000054B30D30E233834F4F.png" manifest:media-type="image/png"/>
  <manifest:file-entry manifest:full-path="Pictures/100002010000011C00000057F1F35159D9071115.png" manifest:media-type="image/png"/>
  <manifest:file-entry manifest:full-path="Pictures/10000201000000AC0000018FE4BCCEA0CBB3EA74.png" manifest:media-type="image/png"/>
  <manifest:file-entry manifest:full-path="Pictures/10000201000000D7000000E6AE4ED76FE45854B2.png" manifest:media-type="image/png"/>
  <manifest:file-entry manifest:full-path="Pictures/100002010000011900000054893B7B65AE5480C6.png" manifest:media-type="image/png"/>
  <manifest:file-entry manifest:full-path="Pictures/100002010000009C0000017512AC133F24AF563F.png" manifest:media-type="image/png"/>
  <manifest:file-entry manifest:full-path="Pictures/100002010000011B000000542E0E2E8925324170.png" manifest:media-type="image/png"/>
  <manifest:file-entry manifest:full-path="Pictures/10000201000000AD0000010E8F925B4AABC55B20.png" manifest:media-type="image/png"/>
  <manifest:file-entry manifest:full-path="Pictures/100002010000026E000000D914B5F30E893BBB26.png" manifest:media-type="image/png"/>
  <manifest:file-entry manifest:full-path="Pictures/10000201000000AE0000012D0F777BDFC68000E0.png" manifest:media-type="image/png"/>
  <manifest:file-entry manifest:full-path="Pictures/100002010000011A00000080EB9240E7DFB649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1e83ec" officeooo:paragraph-rsid="0249c9ec"/>
    </style:style>
    <style:style style:name="P3" style:family="paragraph" style:parent-style-name="Standard">
      <style:text-properties officeooo:rsid="025d86ae" officeooo:paragraph-rsid="0327e960"/>
    </style:style>
    <style:style style:name="P4" style:family="paragraph" style:parent-style-name="Standard">
      <style:text-properties officeooo:rsid="0329ae71" officeooo:paragraph-rsid="0327e960"/>
    </style:style>
    <style:style style:name="P5" style:family="paragraph" style:parent-style-name="Standard">
      <style:text-properties officeooo:rsid="0327e960" officeooo:paragraph-rsid="0327e960"/>
    </style:style>
    <style:style style:name="P6" style:family="paragraph" style:parent-style-name="Standard">
      <style:text-properties officeooo:paragraph-rsid="03304be7"/>
    </style:style>
    <style:style style:name="P7"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8"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9"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0"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13"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14"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17"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18" style:family="paragraph" style:parent-style-name="Standard">
      <style:text-properties officeooo:paragraph-rsid="03466f35"/>
    </style:style>
    <style:style style:name="P19" style:family="paragraph" style:parent-style-name="Standard">
      <style:text-properties officeooo:paragraph-rsid="0347c6b3"/>
    </style:style>
    <style:style style:name="P20" style:family="paragraph" style:parent-style-name="Standard">
      <style:text-properties officeooo:paragraph-rsid="03488bfa"/>
    </style:style>
    <style:style style:name="P21" style:family="paragraph" style:parent-style-name="Standard">
      <style:text-properties officeooo:paragraph-rsid="034f40f9"/>
    </style:style>
    <style:style style:name="P22" style:family="paragraph" style:parent-style-name="Standard">
      <style:text-properties officeooo:paragraph-rsid="0352921c"/>
    </style:style>
    <style:style style:name="P23" style:family="paragraph" style:parent-style-name="Standard">
      <style:text-properties officeooo:paragraph-rsid="00cc09a6"/>
    </style:style>
    <style:style style:name="P24" style:family="paragraph" style:parent-style-name="Standard">
      <style:text-properties officeooo:paragraph-rsid="035815a5"/>
    </style:style>
    <style:style style:name="P25" style:family="paragraph" style:parent-style-name="Standard">
      <style:text-properties officeooo:paragraph-rsid="0371e507"/>
    </style:style>
    <style:style style:name="P26" style:family="paragraph" style:parent-style-name="Footer">
      <style:paragraph-properties fo:text-align="center" style:justify-single-word="false"/>
    </style:style>
    <style:style style:name="P27" style:family="paragraph" style:parent-style-name="Text_20_body">
      <style:text-properties officeooo:rsid="025aa38b" officeooo:paragraph-rsid="032e89db"/>
    </style:style>
    <style:style style:name="P28" style:family="paragraph" style:parent-style-name="Text_20_body">
      <style:text-properties officeooo:rsid="0329ae71" officeooo:paragraph-rsid="0329ae71"/>
    </style:style>
    <style:style style:name="P29" style:family="paragraph" style:parent-style-name="Text_20_body">
      <style:text-properties officeooo:rsid="0329ae71" officeooo:paragraph-rsid="033226f3"/>
    </style:style>
    <style:style style:name="P30" style:family="paragraph" style:parent-style-name="Text_20_body">
      <style:text-properties officeooo:rsid="0329ae71" officeooo:paragraph-rsid="03461230"/>
    </style:style>
    <style:style style:name="P31" style:family="paragraph" style:parent-style-name="Text_20_body">
      <style:text-properties officeooo:rsid="0329ae71" officeooo:paragraph-rsid="0347c6b3"/>
    </style:style>
    <style:style style:name="P32" style:family="paragraph" style:parent-style-name="Text_20_body">
      <style:text-properties officeooo:rsid="0329ae71" officeooo:paragraph-rsid="03488bfa"/>
    </style:style>
    <style:style style:name="P33" style:family="paragraph" style:parent-style-name="Text_20_body">
      <style:text-properties officeooo:rsid="0329ae71" officeooo:paragraph-rsid="034a45ed"/>
    </style:style>
    <style:style style:name="P34" style:family="paragraph" style:parent-style-name="Text_20_body">
      <style:text-properties officeooo:rsid="0329ae71" officeooo:paragraph-rsid="034f40f9"/>
    </style:style>
    <style:style style:name="P35" style:family="paragraph" style:parent-style-name="Text_20_body">
      <style:text-properties officeooo:rsid="0329ae71" officeooo:paragraph-rsid="035108df"/>
    </style:style>
    <style:style style:name="P36" style:family="paragraph" style:parent-style-name="Text_20_body">
      <style:text-properties officeooo:rsid="0329ae71" officeooo:paragraph-rsid="0352921c"/>
    </style:style>
    <style:style style:name="P37" style:family="paragraph" style:parent-style-name="Text_20_body">
      <style:text-properties officeooo:rsid="0329ae71" officeooo:paragraph-rsid="035815a5"/>
    </style:style>
    <style:style style:name="P38" style:family="paragraph" style:parent-style-name="Text_20_body">
      <style:text-properties officeooo:rsid="0329ae71" officeooo:paragraph-rsid="036172a0"/>
    </style:style>
    <style:style style:name="P39" style:family="paragraph" style:parent-style-name="Text_20_body">
      <style:text-properties officeooo:rsid="0257dac3" officeooo:paragraph-rsid="032e89db"/>
    </style:style>
    <style:style style:name="P40" style:family="paragraph" style:parent-style-name="Text_20_body">
      <style:text-properties officeooo:rsid="0257dac3" officeooo:paragraph-rsid="032e8ea3"/>
    </style:style>
    <style:style style:name="P41" style:family="paragraph" style:parent-style-name="Text_20_body">
      <style:text-properties officeooo:rsid="0257dac3" officeooo:paragraph-rsid="034f40f9"/>
    </style:style>
    <style:style style:name="P42" style:family="paragraph" style:parent-style-name="Text_20_body">
      <style:text-properties officeooo:rsid="0257dac3" officeooo:paragraph-rsid="035108df"/>
    </style:style>
    <style:style style:name="P43" style:family="paragraph" style:parent-style-name="Text_20_body">
      <style:text-properties officeooo:rsid="0257dac3" officeooo:paragraph-rsid="0352921c"/>
    </style:style>
    <style:style style:name="P44" style:family="paragraph" style:parent-style-name="Text_20_body">
      <style:text-properties officeooo:rsid="0259a637" officeooo:paragraph-rsid="032e89db"/>
    </style:style>
    <style:style style:name="P45" style:family="paragraph" style:parent-style-name="Text_20_body">
      <style:text-properties officeooo:rsid="0259a637" officeooo:paragraph-rsid="032e8ea3"/>
    </style:style>
    <style:style style:name="P46" style:family="paragraph" style:parent-style-name="Text_20_body">
      <style:text-properties officeooo:rsid="0259a637" officeooo:paragraph-rsid="032eb13f"/>
    </style:style>
    <style:style style:name="P47" style:family="paragraph" style:parent-style-name="Text_20_body">
      <style:text-properties officeooo:rsid="0259a637" officeooo:paragraph-rsid="034f40f9"/>
    </style:style>
    <style:style style:name="P48" style:family="paragraph" style:parent-style-name="Text_20_body">
      <style:text-properties officeooo:rsid="0259a637" officeooo:paragraph-rsid="0352921c"/>
    </style:style>
    <style:style style:name="P49" style:family="paragraph" style:parent-style-name="Text_20_body">
      <style:text-properties officeooo:paragraph-rsid="032e89db"/>
    </style:style>
    <style:style style:name="P50" style:family="paragraph" style:parent-style-name="Text_20_body">
      <style:text-properties officeooo:rsid="0256b2b0" officeooo:paragraph-rsid="032e8ea3"/>
    </style:style>
    <style:style style:name="P51" style:family="paragraph" style:parent-style-name="Text_20_body">
      <style:text-properties officeooo:rsid="0256b2b0" officeooo:paragraph-rsid="032eb13f"/>
    </style:style>
    <style:style style:name="P52" style:family="paragraph" style:parent-style-name="Text_20_body">
      <style:text-properties officeooo:rsid="0256b2b0" officeooo:paragraph-rsid="034f40f9"/>
    </style:style>
    <style:style style:name="P53" style:family="paragraph" style:parent-style-name="Text_20_body">
      <style:text-properties officeooo:rsid="0256b2b0" officeooo:paragraph-rsid="035108df"/>
    </style:style>
    <style:style style:name="P54" style:family="paragraph" style:parent-style-name="Text_20_body">
      <style:text-properties officeooo:paragraph-rsid="032e8ea3"/>
    </style:style>
    <style:style style:name="P55" style:family="paragraph" style:parent-style-name="Text_20_body">
      <style:text-properties officeooo:rsid="03335c0f" officeooo:paragraph-rsid="03335c0f"/>
    </style:style>
    <style:style style:name="P56" style:family="paragraph" style:parent-style-name="Text_20_body">
      <style:text-properties officeooo:rsid="03335c0f" officeooo:paragraph-rsid="03461230"/>
    </style:style>
    <style:style style:name="P57" style:family="paragraph" style:parent-style-name="Text_20_body">
      <style:text-properties officeooo:rsid="03335c0f" officeooo:paragraph-rsid="0347c6b3"/>
    </style:style>
    <style:style style:name="P58" style:family="paragraph" style:parent-style-name="Text_20_body">
      <style:text-properties officeooo:rsid="03335c0f" officeooo:paragraph-rsid="034a45ed"/>
    </style:style>
    <style:style style:name="P59" style:family="paragraph" style:parent-style-name="Text_20_body">
      <style:text-properties officeooo:rsid="03335c0f" officeooo:paragraph-rsid="034bf843"/>
    </style:style>
    <style:style style:name="P60" style:family="paragraph" style:parent-style-name="Text_20_body">
      <style:text-properties officeooo:rsid="03335c0f" officeooo:paragraph-rsid="035108df"/>
    </style:style>
    <style:style style:name="P61" style:family="paragraph" style:parent-style-name="Text_20_body">
      <style:text-properties officeooo:rsid="0334d3dd" officeooo:paragraph-rsid="0334d3dd"/>
    </style:style>
    <style:style style:name="P62" style:family="paragraph" style:parent-style-name="Text_20_body">
      <style:text-properties officeooo:rsid="0334d3dd" officeooo:paragraph-rsid="03461230"/>
    </style:style>
    <style:style style:name="P63" style:family="paragraph" style:parent-style-name="Text_20_body">
      <style:text-properties officeooo:rsid="0334d3dd" officeooo:paragraph-rsid="03466f35"/>
    </style:style>
    <style:style style:name="P64" style:family="paragraph" style:parent-style-name="Text_20_body">
      <style:text-properties officeooo:rsid="0334d3dd" officeooo:paragraph-rsid="0347c6b3"/>
    </style:style>
    <style:style style:name="P65" style:family="paragraph" style:parent-style-name="Text_20_body">
      <style:text-properties officeooo:rsid="0334d3dd" officeooo:paragraph-rsid="03488bfa"/>
    </style:style>
    <style:style style:name="P66" style:family="paragraph" style:parent-style-name="Text_20_body">
      <style:text-properties officeooo:rsid="0334d3dd" officeooo:paragraph-rsid="034f40f9"/>
    </style:style>
    <style:style style:name="P67" style:family="paragraph" style:parent-style-name="Text_20_body">
      <style:text-properties officeooo:paragraph-rsid="03363cbb"/>
    </style:style>
    <style:style style:name="P68" style:family="paragraph" style:parent-style-name="Text_20_body">
      <style:text-properties officeooo:rsid="03363cbb" officeooo:paragraph-rsid="03363cbb"/>
    </style:style>
    <style:style style:name="P69" style:family="paragraph" style:parent-style-name="Text_20_body">
      <style:text-properties officeooo:rsid="03363cbb" officeooo:paragraph-rsid="03466f35"/>
    </style:style>
    <style:style style:name="P70" style:family="paragraph" style:parent-style-name="Text_20_body">
      <style:text-properties officeooo:rsid="03363cbb" officeooo:paragraph-rsid="0347c6b3"/>
    </style:style>
    <style:style style:name="P71" style:family="paragraph" style:parent-style-name="Text_20_body">
      <style:text-properties style:font-name="Liberation Serif" fo:font-size="12pt" officeooo:rsid="0338428d" officeooo:paragraph-rsid="0338428d" style:font-size-asian="12pt" style:font-size-complex="12pt"/>
    </style:style>
    <style:style style:name="P72" style:family="paragraph" style:parent-style-name="Text_20_body">
      <style:text-properties officeooo:rsid="0338428d" officeooo:paragraph-rsid="0338428d"/>
    </style:style>
    <style:style style:name="P73" style:family="paragraph" style:parent-style-name="Text_20_body">
      <style:text-properties officeooo:paragraph-rsid="0338428d"/>
    </style:style>
    <style:style style:name="P74" style:family="paragraph" style:parent-style-name="Text_20_body">
      <style:text-properties officeooo:paragraph-rsid="0339ab43"/>
    </style:style>
    <style:style style:name="P75" style:family="paragraph" style:parent-style-name="Text_20_body">
      <style:text-properties officeooo:rsid="0339ab43" officeooo:paragraph-rsid="0339ab43"/>
    </style:style>
    <style:style style:name="P76" style:family="paragraph" style:parent-style-name="Text_20_body">
      <style:text-properties officeooo:rsid="033a6775" officeooo:paragraph-rsid="033a6775"/>
    </style:style>
    <style:style style:name="P77" style:family="paragraph" style:parent-style-name="Text_20_body">
      <style:text-properties officeooo:rsid="033a6775" officeooo:paragraph-rsid="033d7950"/>
    </style:style>
    <style:style style:name="P78" style:family="paragraph" style:parent-style-name="Text_20_body">
      <style:text-properties officeooo:paragraph-rsid="033a6775"/>
    </style:style>
    <style:style style:name="P79" style:family="paragraph" style:parent-style-name="Text_20_body">
      <style:text-properties officeooo:rsid="033d7950" officeooo:paragraph-rsid="033d7950"/>
    </style:style>
    <style:style style:name="P80" style:family="paragraph" style:parent-style-name="Text_20_body">
      <style:text-properties officeooo:rsid="033d7950" officeooo:paragraph-rsid="03405e9f"/>
    </style:style>
    <style:style style:name="P81" style:family="paragraph" style:parent-style-name="Text_20_body">
      <style:text-properties officeooo:paragraph-rsid="033f3949"/>
    </style:style>
    <style:style style:name="P82"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83"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84" style:family="paragraph" style:parent-style-name="Text_20_body">
      <style:text-properties officeooo:rsid="03405e9f" officeooo:paragraph-rsid="03405e9f"/>
    </style:style>
    <style:style style:name="P85" style:family="paragraph" style:parent-style-name="Text_20_body">
      <style:text-properties officeooo:rsid="0341e823" officeooo:paragraph-rsid="0341e823"/>
    </style:style>
    <style:style style:name="P86" style:family="paragraph" style:parent-style-name="Text_20_body">
      <style:text-properties officeooo:rsid="0341e823" officeooo:paragraph-rsid="03466f35"/>
    </style:style>
    <style:style style:name="P87" style:family="paragraph" style:parent-style-name="Text_20_body">
      <style:text-properties officeooo:rsid="0341e823" officeooo:paragraph-rsid="0347c6b3"/>
    </style:style>
    <style:style style:name="P88" style:family="paragraph" style:parent-style-name="Text_20_body">
      <style:text-properties officeooo:rsid="0341e823" officeooo:paragraph-rsid="034d8ad5"/>
    </style:style>
    <style:style style:name="P89" style:family="paragraph" style:parent-style-name="Text_20_body">
      <style:text-properties officeooo:rsid="0341e823" officeooo:paragraph-rsid="0352d048"/>
    </style:style>
    <style:style style:name="P90" style:family="paragraph" style:parent-style-name="Text_20_body">
      <style:text-properties officeooo:rsid="0341e823" officeooo:paragraph-rsid="035815a5"/>
    </style:style>
    <style:style style:name="P91"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92"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93"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94"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95"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96"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97"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98"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99"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100"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01"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102"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103"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104"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105"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106"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107"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108"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109"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110"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111"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112"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113" style:family="paragraph" style:parent-style-name="Text_20_body">
      <style:text-properties officeooo:paragraph-rsid="03466f35"/>
    </style:style>
    <style:style style:name="P114" style:family="paragraph" style:parent-style-name="Text_20_body">
      <style:text-properties officeooo:rsid="03466f35" officeooo:paragraph-rsid="03466f35"/>
    </style:style>
    <style:style style:name="P115" style:family="paragraph" style:parent-style-name="Text_20_body">
      <style:text-properties officeooo:paragraph-rsid="0347c6b3"/>
    </style:style>
    <style:style style:name="P116" style:family="paragraph" style:parent-style-name="Text_20_body">
      <style:text-properties officeooo:rsid="0347c6b3" officeooo:paragraph-rsid="0347c6b3"/>
    </style:style>
    <style:style style:name="P117" style:family="paragraph" style:parent-style-name="Text_20_body">
      <style:text-properties officeooo:rsid="034d8ad5" officeooo:paragraph-rsid="034d8ad5"/>
    </style:style>
    <style:style style:name="P118" style:family="paragraph" style:parent-style-name="Text_20_body">
      <style:text-properties officeooo:paragraph-rsid="034d8ad5"/>
    </style:style>
    <style:style style:name="P119" style:family="paragraph" style:parent-style-name="Text_20_body">
      <style:text-properties officeooo:paragraph-rsid="034f40f9"/>
    </style:style>
    <style:style style:name="P120" style:family="paragraph" style:parent-style-name="Text_20_body">
      <style:text-properties officeooo:paragraph-rsid="035108df"/>
    </style:style>
    <style:style style:name="P121" style:family="paragraph" style:parent-style-name="Text_20_body">
      <style:text-properties officeooo:rsid="035108df" officeooo:paragraph-rsid="035108df"/>
    </style:style>
    <style:style style:name="P122" style:family="paragraph" style:parent-style-name="Text_20_body">
      <style:text-properties officeooo:rsid="0352921c" officeooo:paragraph-rsid="0352921c"/>
    </style:style>
    <style:style style:name="P123" style:family="paragraph" style:parent-style-name="Text_20_body">
      <style:text-properties officeooo:rsid="0358a875" officeooo:paragraph-rsid="0358a875"/>
    </style:style>
    <style:style style:name="P124" style:family="paragraph" style:parent-style-name="Text_20_body">
      <style:text-properties officeooo:rsid="035ff028" officeooo:paragraph-rsid="035ff028"/>
    </style:style>
    <style:style style:name="P125" style:family="paragraph" style:parent-style-name="Text_20_body">
      <style:text-properties officeooo:rsid="0364e728" officeooo:paragraph-rsid="0364e728"/>
    </style:style>
    <style:style style:name="P126" style:family="paragraph" style:parent-style-name="Text_20_body">
      <style:text-properties officeooo:rsid="0364e728" officeooo:paragraph-rsid="036a5d8e"/>
    </style:style>
    <style:style style:name="P127" style:family="paragraph" style:parent-style-name="Text_20_body">
      <style:text-properties officeooo:rsid="0364e728" officeooo:paragraph-rsid="036aeb67"/>
    </style:style>
    <style:style style:name="P128" style:family="paragraph" style:parent-style-name="Text_20_body">
      <style:text-properties officeooo:rsid="0364e728" officeooo:paragraph-rsid="036ccae3"/>
    </style:style>
    <style:style style:name="P129" style:family="paragraph" style:parent-style-name="Text_20_body">
      <style:text-properties officeooo:paragraph-rsid="036a5d8e"/>
    </style:style>
    <style:style style:name="P130" style:family="paragraph" style:parent-style-name="Text_20_body">
      <style:text-properties officeooo:paragraph-rsid="036aeb67"/>
    </style:style>
    <style:style style:name="P131" style:family="paragraph" style:parent-style-name="Text_20_body">
      <style:text-properties officeooo:paragraph-rsid="036ccae3"/>
    </style:style>
    <style:style style:name="P132" style:family="paragraph" style:parent-style-name="Standard">
      <style:paragraph-properties fo:break-before="page"/>
      <style:text-properties officeooo:rsid="024b9c8f" officeooo:paragraph-rsid="0327e960"/>
    </style:style>
    <style:style style:name="P133" style:family="paragraph" style:parent-style-name="Heading_20_4">
      <style:text-properties officeooo:paragraph-rsid="032e8ea3"/>
    </style:style>
    <style:style style:name="P134" style:family="paragraph" style:parent-style-name="Heading_20_4">
      <style:text-properties officeooo:paragraph-rsid="0334d3dd"/>
    </style:style>
    <style:style style:name="P135" style:family="paragraph" style:parent-style-name="Heading_20_4">
      <style:text-properties officeooo:paragraph-rsid="0338428d"/>
    </style:style>
    <style:style style:name="P13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Heading_20_4">
      <style:text-properties fo:font-size="13.3000001907349pt" style:font-size-asian="13.3000001907349pt" style:font-size-complex="13.3000001907349pt"/>
    </style:style>
    <style:style style:name="P141" style:family="paragraph" style:parent-style-name="Heading_20_4">
      <style:text-properties officeooo:paragraph-rsid="03405e9f"/>
    </style:style>
    <style:style style:name="P142" style:family="paragraph" style:parent-style-name="Heading_20_4">
      <style:text-properties officeooo:paragraph-rsid="03461230"/>
    </style:style>
    <style:style style:name="P143" style:family="paragraph" style:parent-style-name="Heading_20_4">
      <style:text-properties officeooo:paragraph-rsid="03466f35"/>
    </style:style>
    <style:style style:name="P144" style:family="paragraph" style:parent-style-name="Heading_20_4">
      <style:text-properties officeooo:paragraph-rsid="0347c6b3"/>
    </style:style>
    <style:style style:name="P145" style:family="paragraph" style:parent-style-name="Heading_20_4">
      <style:text-properties officeooo:paragraph-rsid="03488bfa"/>
    </style:style>
    <style:style style:name="P146" style:family="paragraph" style:parent-style-name="Heading_20_4">
      <style:text-properties officeooo:paragraph-rsid="034a45ed"/>
    </style:style>
    <style:style style:name="P147" style:family="paragraph" style:parent-style-name="Heading_20_4">
      <style:text-properties officeooo:paragraph-rsid="034d8ad5"/>
    </style:style>
    <style:style style:name="P148" style:family="paragraph" style:parent-style-name="Heading_20_4">
      <style:text-properties officeooo:paragraph-rsid="034f40f9"/>
    </style:style>
    <style:style style:name="P149" style:family="paragraph" style:parent-style-name="Heading_20_4">
      <style:text-properties officeooo:paragraph-rsid="0352921c"/>
    </style:style>
    <style:style style:name="P150" style:family="paragraph" style:parent-style-name="Horizontal_20_Line">
      <style:text-properties officeooo:rsid="025aa38b" officeooo:paragraph-rsid="032e8ea3"/>
    </style:style>
    <style:style style:name="P151" style:family="paragraph" style:parent-style-name="Horizontal_20_Line">
      <style:text-properties officeooo:rsid="025aa38b" officeooo:paragraph-rsid="034f40f9"/>
    </style:style>
    <style:style style:name="P152" style:family="paragraph" style:parent-style-name="Horizontal_20_Line">
      <style:text-properties officeooo:rsid="025aa38b" officeooo:paragraph-rsid="035108df"/>
    </style:style>
    <style:style style:name="P153" style:family="paragraph" style:parent-style-name="Horizontal_20_Line">
      <style:text-properties officeooo:paragraph-rsid="032e89db"/>
    </style:style>
    <style:style style:name="P154" style:family="paragraph" style:parent-style-name="Horizontal_20_Line">
      <style:text-properties officeooo:paragraph-rsid="032e8ea3"/>
    </style:style>
    <style:style style:name="P155" style:family="paragraph" style:parent-style-name="Horizontal_20_Line">
      <style:text-properties officeooo:rsid="0341e823"/>
    </style:style>
    <style:style style:name="P156" style:family="paragraph" style:parent-style-name="Horizontal_20_Line">
      <style:text-properties officeooo:rsid="0341e823" officeooo:paragraph-rsid="0352921c"/>
    </style:style>
    <style:style style:name="P15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158"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159" style:family="paragraph" style:parent-style-name="Horizontal_20_Line">
      <style:text-properties officeooo:paragraph-rsid="03461230"/>
    </style:style>
    <style:style style:name="P160" style:family="paragraph" style:parent-style-name="Horizontal_20_Line">
      <style:text-properties officeooo:paragraph-rsid="03466f35"/>
    </style:style>
    <style:style style:name="P161" style:family="paragraph" style:parent-style-name="Horizontal_20_Line">
      <style:text-properties officeooo:paragraph-rsid="0347c6b3"/>
    </style:style>
    <style:style style:name="P162" style:family="paragraph" style:parent-style-name="Horizontal_20_Line">
      <style:text-properties officeooo:paragraph-rsid="034f40f9"/>
    </style:style>
    <style:style style:name="P163" style:family="paragraph" style:parent-style-name="Horizontal_20_Line">
      <style:text-properties officeooo:rsid="035108df" officeooo:paragraph-rsid="035108df"/>
    </style:style>
    <style:style style:name="P164" style:family="paragraph" style:parent-style-name="Contents_20_1">
      <style:paragraph-properties>
        <style:tab-stops>
          <style:tab-stop style:position="19.001cm" style:type="right" style:leader-style="dotted" style:leader-text="."/>
        </style:tab-stops>
      </style:paragraph-properties>
    </style:style>
    <style:style style:name="P165" style:family="paragraph" style:parent-style-name="Contents_20_2">
      <style:paragraph-properties>
        <style:tab-stops>
          <style:tab-stop style:position="19.001cm" style:type="right" style:leader-style="dotted" style:leader-text="."/>
        </style:tab-stops>
      </style:paragraph-properties>
    </style:style>
    <style:style style:name="P166" style:family="paragraph" style:parent-style-name="Contents_20_3">
      <style:paragraph-properties>
        <style:tab-stops>
          <style:tab-stop style:position="19.001cm" style:type="right" style:leader-style="dotted" style:leader-text="."/>
        </style:tab-stops>
      </style:paragraph-properties>
    </style:style>
    <style:style style:name="P167" style:family="paragraph" style:parent-style-name="Contents_20_4">
      <style:paragraph-properties>
        <style:tab-stops>
          <style:tab-stop style:position="19.001cm" style:type="right" style:leader-style="dotted" style:leader-text="."/>
        </style:tab-stops>
      </style:paragraph-properties>
    </style:style>
    <style:style style:name="P168" style:family="paragraph" style:parent-style-name="Contents_20_5">
      <style:paragraph-properties>
        <style:tab-stops>
          <style:tab-stop style:position="19.001cm" style:type="right" style:leader-style="dotted" style:leader-text="."/>
        </style:tab-stops>
      </style:paragraph-properties>
    </style:style>
    <style:style style:name="P169"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70" style:family="paragraph" style:parent-style-name="Text_20_body">
      <style:paragraph-properties fo:margin-top="0cm" fo:margin-bottom="0cm" style:contextual-spacing="false"/>
      <style:text-properties officeooo:paragraph-rsid="0371e507"/>
    </style:style>
    <style:style style:name="P171" style:family="paragraph" style:parent-style-name="Contents_20_1">
      <style:paragraph-properties>
        <style:tab-stops>
          <style:tab-stop style:position="19.001cm" style:type="right" style:leader-style="dotted" style:leader-text="."/>
        </style:tab-stops>
      </style:paragraph-properties>
    </style:style>
    <style:style style:name="P172" style:family="paragraph" style:parent-style-name="Contents_20_2">
      <style:paragraph-properties>
        <style:tab-stops>
          <style:tab-stop style:position="19.001cm" style:type="right" style:leader-style="dotted" style:leader-text="."/>
        </style:tab-stops>
      </style:paragraph-properties>
    </style:style>
    <style:style style:name="P173" style:family="paragraph" style:parent-style-name="Contents_20_3">
      <style:paragraph-properties>
        <style:tab-stops>
          <style:tab-stop style:position="19.001cm" style:type="right" style:leader-style="dotted" style:leader-text="."/>
        </style:tab-stops>
      </style:paragraph-properties>
    </style:style>
    <style:style style:name="P174" style:family="paragraph" style:parent-style-name="Contents_20_4">
      <style:paragraph-properties>
        <style:tab-stops>
          <style:tab-stop style:position="19.001cm" style:type="right" style:leader-style="dotted" style:leader-text="."/>
        </style:tab-stops>
      </style:paragraph-properties>
    </style:style>
    <style:style style:name="P175" style:family="paragraph" style:parent-style-name="Contents_20_5">
      <style:paragraph-properties>
        <style:tab-stops>
          <style:tab-stop style:position="19.001cm" style:type="right" style:leader-style="dotted" style:leader-text="."/>
        </style:tab-stops>
      </style:paragraph-properties>
    </style:style>
    <style:style style:name="P176" style:family="paragraph" style:parent-style-name="Heading_20_1">
      <style:paragraph-properties fo:margin-top="0cm" fo:margin-bottom="0cm" style:contextual-spacing="false"/>
    </style:style>
    <style:style style:name="P177" style:family="paragraph" style:parent-style-name="Heading_20_1">
      <style:paragraph-properties fo:margin-top="0cm" fo:margin-bottom="0cm" style:contextual-spacing="false"/>
      <style:text-properties officeooo:rsid="0256b2b0" officeooo:paragraph-rsid="0327e960"/>
    </style:style>
    <style:style style:name="P178" style:family="paragraph" style:parent-style-name="Heading_20_1">
      <style:paragraph-properties fo:margin-top="0cm" fo:margin-bottom="0cm" style:contextual-spacing="false"/>
      <style:text-properties officeooo:rsid="0256b2b0" officeooo:paragraph-rsid="0256b2b0"/>
    </style:style>
    <style:style style:name="P179" style:family="paragraph" style:parent-style-name="Heading_20_1">
      <style:paragraph-properties fo:margin-top="0cm" fo:margin-bottom="0cm"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80"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81" style:family="paragraph" style:parent-style-name="Heading_20_1">
      <style:paragraph-properties fo:margin-top="0cm" fo:margin-bottom="0cm" style:contextual-spacing="false"/>
      <style:text-properties officeooo:paragraph-rsid="0347c6b3"/>
    </style:style>
    <style:style style:name="P182" style:family="paragraph" style:parent-style-name="Heading_20_1">
      <style:paragraph-properties fo:margin-top="0cm" fo:margin-bottom="0cm" style:contextual-spacing="false"/>
      <style:text-properties officeooo:paragraph-rsid="03488bfa"/>
    </style:style>
    <style:style style:name="P183" style:family="paragraph" style:parent-style-name="Heading_20_1">
      <style:paragraph-properties fo:margin-top="0cm" fo:margin-bottom="0cm" style:contextual-spacing="false"/>
      <style:text-properties officeooo:paragraph-rsid="036172a0"/>
    </style:style>
    <style:style style:name="P184" style:family="paragraph" style:parent-style-name="Heading_20_1">
      <style:paragraph-properties fo:margin-top="0cm" fo:margin-bottom="0cm" style:contextual-spacing="false"/>
      <style:text-properties officeooo:paragraph-rsid="034a45ed"/>
    </style:style>
    <style:style style:name="P185" style:family="paragraph" style:parent-style-name="Heading_20_1">
      <style:paragraph-properties fo:margin-top="0cm" fo:margin-bottom="0cm" style:contextual-spacing="false"/>
      <style:text-properties officeooo:paragraph-rsid="034f40f9"/>
    </style:style>
    <style:style style:name="P186" style:family="paragraph" style:parent-style-name="Heading_20_1">
      <style:paragraph-properties fo:margin-top="0cm" fo:margin-bottom="0cm" style:contextual-spacing="false"/>
      <style:text-properties officeooo:paragraph-rsid="035108df"/>
    </style:style>
    <style:style style:name="P187" style:family="paragraph" style:parent-style-name="Heading_20_1">
      <style:paragraph-properties fo:margin-top="0cm" fo:margin-bottom="0cm" style:contextual-spacing="false"/>
      <style:text-properties officeooo:paragraph-rsid="0352921c"/>
    </style:style>
    <style:style style:name="P188" style:family="paragraph" style:parent-style-name="Heading_20_1">
      <style:paragraph-properties fo:margin-top="0cm" fo:margin-bottom="0cm" style:contextual-spacing="false"/>
      <style:text-properties officeooo:paragraph-rsid="035815a5"/>
    </style:style>
    <style:style style:name="P189" style:family="paragraph" style:parent-style-name="Heading_20_2">
      <style:text-properties officeooo:paragraph-rsid="032e89db"/>
    </style:style>
    <style:style style:name="P190" style:family="paragraph" style:parent-style-name="Heading_20_2">
      <style:text-properties officeooo:paragraph-rsid="032e8ea3"/>
    </style:style>
    <style:style style:name="P191" style:family="paragraph" style:parent-style-name="Heading_20_2">
      <style:text-properties officeooo:paragraph-rsid="032eb13f"/>
    </style:style>
    <style:style style:name="P192" style:family="paragraph" style:parent-style-name="Heading_20_2">
      <style:text-properties officeooo:paragraph-rsid="036a5d8e"/>
    </style:style>
    <style:style style:name="P193" style:family="paragraph" style:parent-style-name="Heading_20_2">
      <style:text-properties officeooo:paragraph-rsid="033226f3"/>
    </style:style>
    <style:style style:name="P194" style:family="paragraph" style:parent-style-name="Heading_20_2">
      <style:text-properties officeooo:paragraph-rsid="036aeb67"/>
    </style:style>
    <style:style style:name="P195" style:family="paragraph" style:parent-style-name="Heading_20_2">
      <style:text-properties officeooo:paragraph-rsid="03461230"/>
    </style:style>
    <style:style style:name="P196" style:family="paragraph" style:parent-style-name="Heading_20_2">
      <style:text-properties officeooo:paragraph-rsid="03466f35"/>
    </style:style>
    <style:style style:name="P197" style:family="paragraph" style:parent-style-name="Heading_20_2">
      <style:text-properties officeooo:paragraph-rsid="0347c6b3"/>
    </style:style>
    <style:style style:name="P198" style:family="paragraph" style:parent-style-name="Heading_20_2">
      <style:text-properties officeooo:paragraph-rsid="03488bfa"/>
    </style:style>
    <style:style style:name="P199" style:family="paragraph" style:parent-style-name="Heading_20_2">
      <style:text-properties officeooo:paragraph-rsid="036172a0"/>
    </style:style>
    <style:style style:name="P200"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01"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02"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03"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04" style:family="paragraph" style:parent-style-name="Heading_20_2">
      <style:text-properties officeooo:paragraph-rsid="034a45ed"/>
    </style:style>
    <style:style style:name="P205" style:family="paragraph" style:parent-style-name="Heading_20_2">
      <style:text-properties officeooo:paragraph-rsid="034d8ad5"/>
    </style:style>
    <style:style style:name="P206" style:family="paragraph" style:parent-style-name="Heading_20_2">
      <style:text-properties officeooo:paragraph-rsid="034f40f9"/>
    </style:style>
    <style:style style:name="P207" style:family="paragraph" style:parent-style-name="Heading_20_2">
      <style:text-properties officeooo:paragraph-rsid="036ccae3"/>
    </style:style>
    <style:style style:name="P208" style:family="paragraph" style:parent-style-name="Heading_20_2">
      <style:text-properties officeooo:paragraph-rsid="035108df"/>
    </style:style>
    <style:style style:name="P209"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10" style:family="paragraph" style:parent-style-name="Heading_20_2">
      <style:text-properties officeooo:paragraph-rsid="0352921c"/>
    </style:style>
    <style:style style:name="P211" style:family="paragraph" style:parent-style-name="Heading_20_2">
      <style:text-properties officeooo:paragraph-rsid="035815a5"/>
    </style:style>
    <style:style style:name="P212" style:family="paragraph" style:parent-style-name="Heading_20_2">
      <style:text-properties officeooo:paragraph-rsid="037398a2"/>
    </style:style>
    <style:style style:name="P213" style:family="paragraph" style:parent-style-name="Heading_20_2">
      <style:text-properties officeooo:paragraph-rsid="037521f8"/>
    </style:style>
    <style:style style:name="P214" style:family="paragraph" style:parent-style-name="Heading_20_3">
      <style:text-properties officeooo:paragraph-rsid="032e89db"/>
    </style:style>
    <style:style style:name="P215"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16" style:family="paragraph" style:parent-style-name="Heading_20_3">
      <style:text-properties officeooo:paragraph-rsid="032e8ea3"/>
    </style:style>
    <style:style style:name="P217" style:family="paragraph" style:parent-style-name="Heading_20_3">
      <style:text-properties officeooo:paragraph-rsid="036a5d8e"/>
    </style:style>
    <style:style style:name="P218" style:family="paragraph" style:parent-style-name="Heading_20_3">
      <style:text-properties officeooo:paragraph-rsid="0334d3dd"/>
    </style:style>
    <style:style style:name="P219" style:family="paragraph" style:parent-style-name="Heading_20_3">
      <style:text-properties officeooo:paragraph-rsid="0338428d"/>
    </style:style>
    <style:style style:name="P220" style:family="paragraph" style:parent-style-name="Heading_20_3">
      <style:text-properties officeooo:paragraph-rsid="0339ab43"/>
    </style:style>
    <style:style style:name="P221" style:family="paragraph" style:parent-style-name="Heading_20_3">
      <style:text-properties officeooo:paragraph-rsid="033a6775"/>
    </style:style>
    <style:style style:name="P222" style:family="paragraph" style:parent-style-name="Heading_20_3">
      <style:text-properties officeooo:paragraph-rsid="033d7950"/>
    </style:style>
    <style:style style:name="P223" style:family="paragraph" style:parent-style-name="Heading_20_3">
      <style:text-properties officeooo:paragraph-rsid="03405e9f"/>
    </style:style>
    <style:style style:name="P224" style:family="paragraph" style:parent-style-name="Heading_20_3">
      <style:text-properties officeooo:paragraph-rsid="036aeb67"/>
    </style:style>
    <style:style style:name="P225" style:family="paragraph" style:parent-style-name="Heading_20_3">
      <style:text-properties officeooo:paragraph-rsid="03461230"/>
    </style:style>
    <style:style style:name="P226" style:family="paragraph" style:parent-style-name="Heading_20_3">
      <style:text-properties officeooo:paragraph-rsid="03466f35"/>
    </style:style>
    <style:style style:name="P227" style:family="paragraph" style:parent-style-name="Heading_20_3">
      <style:text-properties officeooo:paragraph-rsid="0347c6b3"/>
    </style:style>
    <style:style style:name="P228" style:family="paragraph" style:parent-style-name="Heading_20_3">
      <style:text-properties officeooo:paragraph-rsid="03488bfa"/>
    </style:style>
    <style:style style:name="P229" style:family="paragraph" style:parent-style-name="Heading_20_3">
      <style:text-properties officeooo:paragraph-rsid="034a45ed"/>
    </style:style>
    <style:style style:name="P230" style:family="paragraph" style:parent-style-name="Heading_20_3">
      <style:text-properties officeooo:paragraph-rsid="034bf843"/>
    </style:style>
    <style:style style:name="P231" style:family="paragraph" style:parent-style-name="Heading_20_3">
      <style:text-properties officeooo:paragraph-rsid="034d8ad5"/>
    </style:style>
    <style:style style:name="P232" style:family="paragraph" style:parent-style-name="Heading_20_3">
      <style:text-properties officeooo:paragraph-rsid="034f40f9"/>
    </style:style>
    <style:style style:name="P233" style:family="paragraph" style:parent-style-name="Heading_20_3">
      <style:text-properties officeooo:paragraph-rsid="035108df"/>
    </style:style>
    <style:style style:name="P234" style:family="paragraph" style:parent-style-name="Heading_20_3">
      <style:text-properties officeooo:paragraph-rsid="036ccae3"/>
    </style:style>
    <style:style style:name="P235" style:family="paragraph" style:parent-style-name="Heading_20_3">
      <style:text-properties fo:font-size="14.1000003814697pt" style:font-size-asian="14.1000003814697pt" style:font-size-complex="14.1000003814697pt"/>
    </style:style>
    <style:style style:name="P236" style:family="paragraph" style:parent-style-name="Heading_20_3">
      <style:text-properties officeooo:paragraph-rsid="0352921c"/>
    </style:style>
    <style:style style:name="P237" style:family="paragraph" style:parent-style-name="Heading_20_5">
      <style:text-properties officeooo:paragraph-rsid="032e8ea3"/>
    </style:style>
    <style:style style:name="P238"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39"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40"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41"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242" style:family="paragraph" style:parent-style-name="Standard">
      <style:text-properties officeooo:paragraph-rsid="0347c6b3"/>
    </style:style>
    <style:style style:name="P243" style:family="paragraph" style:parent-style-name="Text_20_body">
      <style:text-properties officeooo:paragraph-rsid="036910a1"/>
    </style:style>
    <style:style style:name="P244" style:family="paragraph" style:parent-style-name="Text_20_body">
      <style:text-properties officeooo:rsid="005d124e" officeooo:paragraph-rsid="037398a2"/>
    </style:style>
    <style:style style:name="P245" style:family="paragraph" style:parent-style-name="Text_20_body">
      <style:text-properties officeooo:rsid="03363cbb"/>
    </style:style>
    <style:style style:name="P246" style:family="paragraph" style:parent-style-name="Text_20_body">
      <style:text-properties officeooo:rsid="03363cbb" officeooo:paragraph-rsid="036a5d8e"/>
    </style:style>
    <style:style style:name="P247" style:family="paragraph" style:parent-style-name="Text_20_body">
      <style:text-properties officeooo:paragraph-rsid="0338428d"/>
    </style:style>
    <style:style style:name="P248" style:family="paragraph" style:parent-style-name="Text_20_body">
      <style:text-properties officeooo:paragraph-rsid="03405e9f"/>
    </style:style>
    <style:style style:name="P249"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250"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251"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252"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253"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254"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255"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256" style:family="paragraph" style:parent-style-name="Text_20_body">
      <style:text-properties officeooo:paragraph-rsid="036aeb67"/>
    </style:style>
    <style:style style:name="P257" style:family="paragraph" style:parent-style-name="Text_20_body">
      <style:text-properties officeooo:rsid="0339ab43" officeooo:paragraph-rsid="0339ab43"/>
    </style:style>
    <style:style style:name="T1" style:family="text">
      <style:text-properties fo:font-size="10pt" officeooo:rsid="001a177c" style:font-size-asian="10pt" style:font-size-complex="10pt"/>
    </style:style>
    <style:style style:name="T2" style:family="text">
      <style:text-properties fo:font-size="10pt" officeooo:rsid="035578a7" style:font-size-asian="10pt" style:font-size-complex="10pt"/>
    </style:style>
    <style:style style:name="T3" style:family="text">
      <style:text-properties fo:font-size="10pt" officeooo:rsid="0371e507" style:font-size-asian="10pt" style:font-size-complex="10pt"/>
    </style:style>
    <style:style style:name="T4" style:family="text">
      <style:text-properties fo:font-size="10pt" officeooo:rsid="0326bd4d" style:font-size-asian="10pt" style:font-size-complex="10pt"/>
    </style:style>
    <style:style style:name="T5" style:family="text">
      <style:text-properties officeooo:rsid="0257dac3"/>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officeooo:rsid="0259a637"/>
    </style:style>
    <style:style style:name="T8"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weight="bold" style:font-name-asian="Microsoft YaHei" style:font-weight-asian="bold" style:font-name-complex="Mangal" style:font-weight-complex="bold"/>
    </style:style>
    <style:style style:name="T19" style:family="text">
      <style:text-properties style:font-name="Albany" fo:font-weight="bold" officeooo:rsid="0339ab43" style:font-name-asian="Microsoft YaHei" style:font-weight-asian="bold" style:font-name-complex="Mangal" style:font-weight-complex="bold"/>
    </style:style>
    <style:style style:name="T20" style:family="text">
      <style:text-properties style:font-name="Albany" fo:font-weight="bold" officeooo:rsid="035108df" style:font-name-asian="Microsoft YaHei" style:font-weight-asian="bold" style:font-name-complex="Mangal" style:font-weight-complex="bold"/>
    </style:style>
    <style:style style:name="T21"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2" style:family="text">
      <style:text-properties officeooo:rsid="032e89db"/>
    </style:style>
    <style:style style:name="T33" style:family="text">
      <style:text-properties officeooo:rsid="032e8ea3"/>
    </style:style>
    <style:style style:name="T34" style:family="text">
      <style:text-properties officeooo:rsid="032eb13f"/>
    </style:style>
    <style:style style:name="T35" style:family="text">
      <style:text-properties officeooo:rsid="03304be7"/>
    </style:style>
    <style:style style:name="T36" style:family="text">
      <style:text-properties officeooo:rsid="0334d3dd"/>
    </style:style>
    <style:style style:name="T37" style:family="text">
      <style:text-properties officeooo:rsid="03363cbb"/>
    </style:style>
    <style:style style:name="T38" style:family="text">
      <style:text-properties officeooo:rsid="0336b883"/>
    </style:style>
    <style:style style:name="T39" style:family="text">
      <style:text-properties officeooo:rsid="0338428d"/>
    </style:style>
    <style:style style:name="T40" style:family="text">
      <style:text-properties officeooo:rsid="0339ab43"/>
    </style:style>
    <style:style style:name="T41" style:family="text">
      <style:text-properties officeooo:rsid="033d7950"/>
    </style:style>
    <style:style style:name="T42" style:family="text">
      <style:text-properties officeooo:rsid="03405e9f"/>
    </style:style>
    <style:style style:name="T43" style:family="text">
      <style:text-properties style:font-name="LiberationSans-Bold"/>
    </style:style>
    <style:style style:name="T44" style:family="text">
      <style:text-properties fo:color="#000000" loext:opacity="100%" style:font-name="LiberationSans-Bold" fo:font-size="16pt" fo:font-style="normal" fo:font-weight="bold" style:font-size-asian="16pt" style:font-style-asian="normal" style:font-weight-asian="bold"/>
    </style:style>
    <style:style style:name="T45" style:family="text">
      <style:text-properties fo:color="#000000" loext:opacity="100%" style:font-name="LiberationSerif" fo:font-size="12pt" fo:font-style="normal" fo:font-weight="normal" style:font-size-asian="12pt" style:font-style-asian="normal" style:font-weight-asian="normal"/>
    </style:style>
    <style:style style:name="T46" style:family="text">
      <style:text-properties fo:color="#000000" loext:opacity="100%" style:font-name="LiberationSerif" fo:font-size="12pt" fo:font-style="normal" fo:font-weight="normal" officeooo:rsid="0341e823" style:font-size-asian="12pt" style:font-style-asian="normal" style:font-weight-asian="normal"/>
    </style:style>
    <style:style style:name="T47" style:family="text">
      <style:text-properties fo:color="#000000" loext:opacity="100%" style:font-name="LiberationSerif" fo:font-size="12pt" fo:font-style="normal" fo:font-weight="normal" officeooo:rsid="0334d3dd" style:font-size-asian="12pt" style:font-style-asian="normal" style:font-weight-asian="normal"/>
    </style:style>
    <style:style style:name="T48" style:family="text">
      <style:text-properties fo:color="#000000" loext:opacity="100%" style:font-name="LiberationSerif" fo:font-size="12pt" fo:font-style="normal" fo:font-weight="normal" officeooo:rsid="03488bfa" style:font-size-asian="12pt" style:font-style-asian="normal" style:font-weight-asian="normal"/>
    </style:style>
    <style:style style:name="T49" style:family="text">
      <style:text-properties fo:color="#000000" loext:opacity="100%" style:font-name="LiberationSerif" fo:font-size="12pt" fo:font-style="normal" fo:font-weight="normal" officeooo:rsid="03461230" style:font-size-asian="12pt" style:font-style-asian="normal" style:font-weight-asian="normal"/>
    </style:style>
    <style:style style:name="T50" style:family="text">
      <style:text-properties fo:color="#000000" loext:opacity="100%" style:font-name="LiberationSerif" fo:font-size="12pt" fo:font-style="normal" fo:font-weight="normal" officeooo:rsid="034f40f9" style:font-size-asian="12pt" style:font-style-asian="normal" style:font-weight-asian="normal"/>
    </style:style>
    <style:style style:name="T51" style:family="text">
      <style:text-properties fo:color="#000000" loext:opacity="100%" style:font-name="LiberationSerif" fo:font-size="12pt" fo:font-style="normal" fo:font-weight="normal" officeooo:rsid="0352921c" style:font-size-asian="12pt" style:font-style-asian="normal" style:font-weight-asian="normal"/>
    </style:style>
    <style:style style:name="T52" style:family="text">
      <style:text-properties fo:color="#000000" loext:opacity="100%" style:font-name="LiberationSerif" fo:font-size="12pt" fo:font-style="normal" fo:font-weight="normal" officeooo:rsid="036910a1" style:font-size-asian="12pt" style:font-style-asian="normal" style:font-weight-asian="normal"/>
    </style:style>
    <style:style style:name="T53" style:family="text">
      <style:text-properties fo:color="#000000" loext:opacity="100%" style:font-name="LiberationSerif" fo:font-size="12pt" fo:font-style="normal" fo:font-weight="normal" officeooo:rsid="005d124e"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able:table table:name="Tabelle12" table:style-name="Tabelle12">
        <table:table-column table:style-name="Tabelle12.A"/>
        <table:table-column table:style-name="Tabelle12.B"/>
        <table:table-row table:style-name="Tabelle12.1">
          <table:table-cell table:style-name="Tabelle12.A1" office:value-type="string">
            <text:p text:style-name="P170"><draw:frame draw:style-name="fr5" draw:name="Bild72" text:anchor-type="char" svg:width="0.831cm" svg:height="0.831cm" draw:z-index="108"><draw:image xlink:href="Pictures/1000020100000080000000800F3254CFE33124B2.png" xlink:type="simple" xlink:show="embed" xlink:actuate="onLoad" draw:mime-type="image/png"/></draw:frame></text:p>
          </table:table-cell>
          <table:table-cell table:style-name="Tabelle12.B1" office:value-type="string">
            <text:p text:style-name="P169"><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4"><text:a xlink:type="simple" xlink:href="#__RefHeading___Toc9768_728628141" text:style-name="Index_20_Link" text:visited-style-name="Index_20_Link">Detailed Table of content<text:tab/>3</text:a></text:p>
          <text:p text:style-name="P164"><text:a xlink:type="simple" xlink:href="#__RefHeading___Toc1073_2074365274" text:style-name="Index_20_Link" text:visited-style-name="Index_20_Link">Select menu<text:tab/>10</text:a></text:p>
          <text:p text:style-name="P164"><text:a xlink:type="simple" xlink:href="#__RefHeading___Toc3406_3569538659" text:style-name="Index_20_Link" text:visited-style-name="Index_20_Link">Object Mode - Select menu<text:tab/>10</text:a></text:p>
          <text:p text:style-name="P165"><text:a xlink:type="simple" xlink:href="#__RefHeading___Toc4512_2050212898" text:style-name="Index_20_Link" text:visited-style-name="Index_20_Link">Legacy<text:tab/>10</text:a></text:p>
          <text:p text:style-name="P165"><text:a xlink:type="simple" xlink:href="#__RefHeading___Toc8782_3269378711" text:style-name="Index_20_Link" text:visited-style-name="Index_20_Link">Lasso Select<text:tab/>10</text:a></text:p>
          <text:p text:style-name="P165"><text:a xlink:type="simple" xlink:href="#__RefHeading___Toc1075_2074365274" text:style-name="Index_20_Link" text:visited-style-name="Index_20_Link">All<text:tab/>10</text:a></text:p>
          <text:p text:style-name="P165"><text:a xlink:type="simple" xlink:href="#__RefHeading___Toc1077_2074365274" text:style-name="Index_20_Link" text:visited-style-name="Index_20_Link">None<text:tab/>11</text:a></text:p>
          <text:p text:style-name="P165"><text:a xlink:type="simple" xlink:href="#__RefHeading___Toc1079_2074365274" text:style-name="Index_20_Link" text:visited-style-name="Index_20_Link">Inverse<text:tab/>11</text:a></text:p>
          <text:p text:style-name="P165"><text:a xlink:type="simple" xlink:href="#__RefHeading___Toc2138_2074365274" text:style-name="Index_20_Link" text:visited-style-name="Index_20_Link">Grouped<text:tab/>11</text:a></text:p>
          <text:p text:style-name="P165"><text:a xlink:type="simple" xlink:href="#__RefHeading___Toc2942_7082876531" text:style-name="Index_20_Link" text:visited-style-name="Index_20_Link">Linked<text:tab/>11</text:a></text:p>
          <text:p text:style-name="P165"><text:a xlink:type="simple" xlink:href="#__RefHeading___Toc2930_7082876531" text:style-name="Index_20_Link" text:visited-style-name="Index_20_Link">All by Type<text:tab/>12</text:a></text:p>
          <text:p text:style-name="P165"><text:a xlink:type="simple" xlink:href="#__RefHeading___Toc2185_2074365274" text:style-name="Index_20_Link" text:visited-style-name="Index_20_Link">Random<text:tab/>12</text:a></text:p>
          <text:p text:style-name="P165"><text:a xlink:type="simple" xlink:href="#__RefHeading___Toc2187_2074365274" text:style-name="Index_20_Link" text:visited-style-name="Index_20_Link">Mirror Selection<text:tab/>13</text:a></text:p>
          <text:p text:style-name="P165"><text:a xlink:type="simple" xlink:href="#__RefHeading___Toc2189_2074365274" text:style-name="Index_20_Link" text:visited-style-name="Index_20_Link">By Pattern<text:tab/>13</text:a></text:p>
          <text:p text:style-name="P165"><text:a xlink:type="simple" xlink:href="#__RefHeading___Toc2210_2074365274" text:style-name="Index_20_Link" text:visited-style-name="Index_20_Link">Active Camera<text:tab/>13</text:a></text:p>
          <text:p text:style-name="P165"><text:a xlink:type="simple" xlink:href="#__RefHeading___Toc2212_2074365274" text:style-name="Index_20_Link" text:visited-style-name="Index_20_Link">More/ Less<text:tab/>14</text:a></text:p>
          <text:p text:style-name="P164"><text:a xlink:type="simple" xlink:href="#__RefHeading___Toc2226_2074365274" text:style-name="Index_20_Link" text:visited-style-name="Index_20_Link">Edit Mode - Mesh Menu<text:tab/>15</text:a></text:p>
          <text:p text:style-name="P165"><text:a xlink:type="simple" xlink:href="#__RefHeading___Toc4837_1514497418" text:style-name="Index_20_Link" text:visited-style-name="Index_20_Link">Legacy<text:tab/>15</text:a></text:p>
          <text:p text:style-name="P165"><text:a xlink:type="simple" xlink:href="#__RefHeading___Toc8784_3269378711" text:style-name="Index_20_Link" text:visited-style-name="Index_20_Link">Lasso Select<text:tab/>15</text:a></text:p>
          <text:p text:style-name="P165"><text:a xlink:type="simple" xlink:href="#__RefHeading___Toc1075_20743652741" text:style-name="Index_20_Link" text:visited-style-name="Index_20_Link">All<text:tab/>16</text:a></text:p>
          <text:p text:style-name="P165"><text:a xlink:type="simple" xlink:href="#__RefHeading___Toc1077_20743652741" text:style-name="Index_20_Link" text:visited-style-name="Index_20_Link">None<text:tab/>16</text:a></text:p>
          <text:p text:style-name="P165"><text:a xlink:type="simple" xlink:href="#__RefHeading___Toc1079_20743652741" text:style-name="Index_20_Link" text:visited-style-name="Index_20_Link">Inverse<text:tab/>16</text:a></text:p>
          <text:p text:style-name="P165"><text:a xlink:type="simple" xlink:href="#__RefHeading___Toc1855_3676376814" text:style-name="Index_20_Link" text:visited-style-name="Index_20_Link">Linked<text:tab/>16</text:a></text:p>
          <text:p text:style-name="P165"><text:a xlink:type="simple" xlink:href="#__RefHeading___Toc1861_3676376814" text:style-name="Index_20_Link" text:visited-style-name="Index_20_Link">Linked Flat Faces<text:tab/>16</text:a></text:p>
          <text:p text:style-name="P165"><text:a xlink:type="simple" xlink:href="#__RefHeading___Toc1865_3676376814" text:style-name="Index_20_Link" text:visited-style-name="Index_20_Link">Linked Pick Select<text:tab/>16</text:a></text:p>
          <text:p text:style-name="P165"><text:a xlink:type="simple" xlink:href="#__RefHeading___Toc1867_3676376814" text:style-name="Index_20_Link" text:visited-style-name="Index_20_Link">Linked Pick Deselect<text:tab/>16</text:a></text:p>
          <text:p text:style-name="P165"><text:a xlink:type="simple" xlink:href="#__RefHeading___Toc2322_773123159" text:style-name="Index_20_Link" text:visited-style-name="Index_20_Link">Similar<text:tab/>17</text:a></text:p>
          <text:p text:style-name="P165"><text:a xlink:type="simple" xlink:href="#__RefHeading___Toc2332_773123159" text:style-name="Index_20_Link" text:visited-style-name="Index_20_Link">Random<text:tab/>17</text:a></text:p>
          <text:p text:style-name="P165"><text:a xlink:type="simple" xlink:href="#__RefHeading___Toc2342_773123159" text:style-name="Index_20_Link" text:visited-style-name="Index_20_Link">Checker Deselect<text:tab/>18</text:a></text:p>
          <text:p text:style-name="P165"><text:a xlink:type="simple" xlink:href="#__RefHeading___Toc4900_1514497418" text:style-name="Index_20_Link" text:visited-style-name="Index_20_Link">Mirror selection<text:tab/>18</text:a></text:p>
          <text:p text:style-name="P165"><text:a xlink:type="simple" xlink:href="#__RefHeading___Toc2358_773123159" text:style-name="Index_20_Link" text:visited-style-name="Index_20_Link">Side of Active<text:tab/>18</text:a></text:p>
          <text:p text:style-name="P165"><text:a xlink:type="simple" xlink:href="#__RefHeading___Toc2370_773123159" text:style-name="Index_20_Link" text:visited-style-name="Index_20_Link">Shortest Path<text:tab/>19</text:a></text:p>
          <text:p text:style-name="P165"><text:a xlink:type="simple" xlink:href="#__RefHeading___Toc2388_773123159" text:style-name="Index_20_Link" text:visited-style-name="Index_20_Link">Sharp Edges<text:tab/>20</text:a></text:p>
          <text:p text:style-name="P165"><text:a xlink:type="simple" xlink:href="#__RefHeading___Toc2394_773123159" text:style-name="Index_20_Link" text:visited-style-name="Index_20_Link">Loose Geometry<text:tab/>20</text:a></text:p>
          <text:p text:style-name="P165"><text:a xlink:type="simple" xlink:href="#__RefHeading___Toc2400_773123159" text:style-name="Index_20_Link" text:visited-style-name="Index_20_Link">Interior Faces<text:tab/>20</text:a></text:p>
          <text:p text:style-name="P165"><text:a xlink:type="simple" xlink:href="#__RefHeading___Toc2402_773123159" text:style-name="Index_20_Link" text:visited-style-name="Index_20_Link">Faces by Sides<text:tab/>20</text:a></text:p>
          <text:p text:style-name="P165"><text:a xlink:type="simple" xlink:href="#__RefHeading___Toc2793_3712393275" text:style-name="Index_20_Link" text:visited-style-name="Index_20_Link">Edge Loop<text:tab/>21</text:a></text:p>
          <text:p text:style-name="P165"><text:a xlink:type="simple" xlink:href="#__RefHeading___Toc2799_3712393275" text:style-name="Index_20_Link" text:visited-style-name="Index_20_Link">Edge Ring<text:tab/>21</text:a></text:p>
          <text:p text:style-name="P165"><text:a xlink:type="simple" xlink:href="#__RefHeading___Toc2805_3712393275" text:style-name="Index_20_Link" text:visited-style-name="Index_20_Link">Loop Inner-Region<text:tab/>21</text:a></text:p>
          <text:p text:style-name="P165"><text:a xlink:type="simple" xlink:href="#__RefHeading___Toc2811_3712393275" text:style-name="Index_20_Link" text:visited-style-name="Index_20_Link">Boundary Loop<text:tab/>22</text:a></text:p>
          <text:p text:style-name="P165"><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65"><text:a xlink:type="simple" xlink:href="#__RefHeading___Toc2819_3712393275" text:style-name="Index_20_Link" text:visited-style-name="Index_20_Link">More / Less<text:tab/>22</text:a></text:p>
          <text:p text:style-name="P164"><text:a xlink:type="simple" xlink:href="#__RefHeading___Toc2897_1733223745" text:style-name="Index_20_Link" text:visited-style-name="Index_20_Link">Curve Object - Edit Mode<text:tab/>23</text:a></text:p>
          <text:p text:style-name="P165"><text:a xlink:type="simple" xlink:href="#__RefHeading___Toc4839_1514497418" text:style-name="Index_20_Link" text:visited-style-name="Index_20_Link">Legacy<text:tab/>23</text:a></text:p>
          <text:p text:style-name="P165"><text:a xlink:type="simple" xlink:href="#__RefHeading___Toc8786_3269378711" text:style-name="Index_20_Link" text:visited-style-name="Index_20_Link">Lasso Select<text:tab/>23</text:a></text:p>
          <text:p text:style-name="P165"><text:a xlink:type="simple" xlink:href="#__RefHeading___Toc5775_3997339420" text:style-name="Index_20_Link" text:visited-style-name="Index_20_Link">All<text:tab/>23</text:a></text:p>
          <text:p text:style-name="P165"><text:a xlink:type="simple" xlink:href="#__RefHeading___Toc1077_207436527411" text:style-name="Index_20_Link" text:visited-style-name="Index_20_Link">None<text:tab/>23</text:a></text:p>
          <text:p text:style-name="P165"><text:soft-page-break/><text:a xlink:type="simple" xlink:href="#__RefHeading___Toc1079_207436527411" text:style-name="Index_20_Link" text:visited-style-name="Index_20_Link">Inverse<text:tab/>23</text:a></text:p>
          <text:p text:style-name="P165"><text:a xlink:type="simple" xlink:href="#__RefHeading___Toc5777_3997339420" text:style-name="Index_20_Link" text:visited-style-name="Index_20_Link">Linked<text:tab/>24</text:a></text:p>
          <text:p text:style-name="P165"><text:a xlink:type="simple" xlink:href="#__RefHeading___Toc1865_36763768141" text:style-name="Index_20_Link" text:visited-style-name="Index_20_Link">Linked Pick Select<text:tab/>24</text:a></text:p>
          <text:p text:style-name="P165"><text:a xlink:type="simple" xlink:href="#__RefHeading___Toc1867_36763768141" text:style-name="Index_20_Link" text:visited-style-name="Index_20_Link">Linked Pick Deselect<text:tab/>24</text:a></text:p>
          <text:p text:style-name="P165"><text:a xlink:type="simple" xlink:href="#__RefHeading___Toc5779_3997339420" text:style-name="Index_20_Link" text:visited-style-name="Index_20_Link">Similar<text:tab/>24</text:a></text:p>
          <text:p text:style-name="P165"><text:a xlink:type="simple" xlink:href="#__RefHeading___Toc2332_7731231591" text:style-name="Index_20_Link" text:visited-style-name="Index_20_Link">Random<text:tab/>25</text:a></text:p>
          <text:p text:style-name="P165"><text:a xlink:type="simple" xlink:href="#__RefHeading___Toc2342_7731231591" text:style-name="Index_20_Link" text:visited-style-name="Index_20_Link">Checker Deselect<text:tab/>25</text:a></text:p>
          <text:p text:style-name="P165"><text:a xlink:type="simple" xlink:href="#__RefHeading___Toc5783_3997339420" text:style-name="Index_20_Link" text:visited-style-name="Index_20_Link">De/Select First<text:tab/>25</text:a></text:p>
          <text:p text:style-name="P165"><text:a xlink:type="simple" xlink:href="#__RefHeading___Toc5785_3997339420" text:style-name="Index_20_Link" text:visited-style-name="Index_20_Link">De/Select Last<text:tab/>25</text:a></text:p>
          <text:p text:style-name="P165"><text:a xlink:type="simple" xlink:href="#__RefHeading___Toc5787_3997339420" text:style-name="Index_20_Link" text:visited-style-name="Index_20_Link">Next Active<text:tab/>26</text:a></text:p>
          <text:p text:style-name="P165"><text:a xlink:type="simple" xlink:href="#__RefHeading___Toc5789_3997339420" text:style-name="Index_20_Link" text:visited-style-name="Index_20_Link">Previous Active<text:tab/>26</text:a></text:p>
          <text:p text:style-name="P165"><text:a xlink:type="simple" xlink:href="#__RefHeading___Toc5791_3997339420" text:style-name="Index_20_Link" text:visited-style-name="Index_20_Link">More<text:tab/>26</text:a></text:p>
          <text:p text:style-name="P165"><text:a xlink:type="simple" xlink:href="#__RefHeading___Toc5793_3997339420" text:style-name="Index_20_Link" text:visited-style-name="Index_20_Link">Less<text:tab/>26</text:a></text:p>
          <text:p text:style-name="P164"><text:a xlink:type="simple" xlink:href="#__RefHeading___Toc5795_3997339420" text:style-name="Index_20_Link" text:visited-style-name="Index_20_Link">Surface Object - Edit Mode<text:tab/>26</text:a></text:p>
          <text:p text:style-name="P165"><text:a xlink:type="simple" xlink:href="#__RefHeading___Toc4841_1514497418" text:style-name="Index_20_Link" text:visited-style-name="Index_20_Link">Legacy<text:tab/>26</text:a></text:p>
          <text:p text:style-name="P165"><text:a xlink:type="simple" xlink:href="#__RefHeading___Toc8788_3269378711" text:style-name="Index_20_Link" text:visited-style-name="Index_20_Link">Lasso Select<text:tab/>27</text:a></text:p>
          <text:p text:style-name="P165"><text:a xlink:type="simple" xlink:href="#__RefHeading___Toc5797_3997339420" text:style-name="Index_20_Link" text:visited-style-name="Index_20_Link">All<text:tab/>27</text:a></text:p>
          <text:p text:style-name="P165"><text:a xlink:type="simple" xlink:href="#__RefHeading___Toc1077_207436527412" text:style-name="Index_20_Link" text:visited-style-name="Index_20_Link">None<text:tab/>27</text:a></text:p>
          <text:p text:style-name="P165"><text:a xlink:type="simple" xlink:href="#__RefHeading___Toc1079_207436527412" text:style-name="Index_20_Link" text:visited-style-name="Index_20_Link">Inverse<text:tab/>27</text:a></text:p>
          <text:p text:style-name="P165"><text:a xlink:type="simple" xlink:href="#__RefHeading___Toc5799_3997339420" text:style-name="Index_20_Link" text:visited-style-name="Index_20_Link">Linked<text:tab/>27</text:a></text:p>
          <text:p text:style-name="P165"><text:a xlink:type="simple" xlink:href="#__RefHeading___Toc5801_3997339420" text:style-name="Index_20_Link" text:visited-style-name="Index_20_Link">Similar<text:tab/>27</text:a></text:p>
          <text:p text:style-name="P165"><text:a xlink:type="simple" xlink:href="#__RefHeading___Toc2332_77312315911" text:style-name="Index_20_Link" text:visited-style-name="Index_20_Link">Random<text:tab/>28</text:a></text:p>
          <text:p text:style-name="P165"><text:a xlink:type="simple" xlink:href="#__RefHeading___Toc2342_77312315911" text:style-name="Index_20_Link" text:visited-style-name="Index_20_Link">Checker Deselect<text:tab/>28</text:a></text:p>
          <text:p text:style-name="P165"><text:a xlink:type="simple" xlink:href="#__RefHeading___Toc5805_3997339420" text:style-name="Index_20_Link" text:visited-style-name="Index_20_Link">Control Point Row<text:tab/>28</text:a></text:p>
          <text:p text:style-name="P165"><text:a xlink:type="simple" xlink:href="#__RefHeading___Toc5807_3997339420" text:style-name="Index_20_Link" text:visited-style-name="Index_20_Link">More<text:tab/>28</text:a></text:p>
          <text:p text:style-name="P165"><text:a xlink:type="simple" xlink:href="#__RefHeading___Toc5809_3997339420" text:style-name="Index_20_Link" text:visited-style-name="Index_20_Link">Less<text:tab/>28</text:a></text:p>
          <text:p text:style-name="P164"><text:a xlink:type="simple" xlink:href="#__RefHeading___Toc5811_3997339420" text:style-name="Index_20_Link" text:visited-style-name="Index_20_Link">Metaball Object - Edit Mode<text:tab/>29</text:a></text:p>
          <text:p text:style-name="P165"><text:a xlink:type="simple" xlink:href="#__RefHeading___Toc4843_1514497418" text:style-name="Index_20_Link" text:visited-style-name="Index_20_Link">Legacy<text:tab/>29</text:a></text:p>
          <text:p text:style-name="P165"><text:a xlink:type="simple" xlink:href="#__RefHeading___Toc8790_3269378711" text:style-name="Index_20_Link" text:visited-style-name="Index_20_Link">Lasso Select<text:tab/>29</text:a></text:p>
          <text:p text:style-name="P165"><text:a xlink:type="simple" xlink:href="#__RefHeading___Toc5813_3997339420" text:style-name="Index_20_Link" text:visited-style-name="Index_20_Link">All<text:tab/>29</text:a></text:p>
          <text:p text:style-name="P165"><text:a xlink:type="simple" xlink:href="#__RefHeading___Toc1077_2074365274111" text:style-name="Index_20_Link" text:visited-style-name="Index_20_Link">None<text:tab/>29</text:a></text:p>
          <text:p text:style-name="P165"><text:a xlink:type="simple" xlink:href="#__RefHeading___Toc1079_2074365274111" text:style-name="Index_20_Link" text:visited-style-name="Index_20_Link">Inverse<text:tab/>29</text:a></text:p>
          <text:p text:style-name="P165"><text:a xlink:type="simple" xlink:href="#__RefHeading___Toc5815_3997339420" text:style-name="Index_20_Link" text:visited-style-name="Index_20_Link">Similar<text:tab/>29</text:a></text:p>
          <text:p text:style-name="P165"><text:a xlink:type="simple" xlink:href="#__RefHeading___Toc5819_3997339420" text:style-name="Index_20_Link" text:visited-style-name="Index_20_Link">Random<text:tab/>30</text:a></text:p>
          <text:p text:style-name="P164"><text:a xlink:type="simple" xlink:href="#__RefHeading___Toc5811_39973394201" text:style-name="Index_20_Link" text:visited-style-name="Index_20_Link">Text Object - Edit Mode<text:tab/>30</text:a></text:p>
          <text:p text:style-name="P165"><text:a xlink:type="simple" xlink:href="#__RefHeading___Toc5813_39973394201" text:style-name="Index_20_Link" text:visited-style-name="Index_20_Link">All<text:tab/>30</text:a></text:p>
          <text:p text:style-name="P165"><text:a xlink:type="simple" xlink:href="#__RefHeading___Toc1077_20743652741111" text:style-name="Index_20_Link" text:visited-style-name="Index_20_Link">Line End, Line Begin, etc.<text:tab/>30</text:a></text:p>
          <text:p text:style-name="P164"><text:a xlink:type="simple" xlink:href="#__RefHeading___Toc5821_3997339420" text:style-name="Index_20_Link" text:visited-style-name="Index_20_Link">Grease Pencil Object - Edit Mode, Sculpt Mode<text:tab/>31</text:a></text:p>
          <text:p text:style-name="P165"><text:a xlink:type="simple" xlink:href="#__RefHeading___Toc4845_1514497418" text:style-name="Index_20_Link" text:visited-style-name="Index_20_Link">Legacy<text:tab/>31</text:a></text:p>
          <text:p text:style-name="P165"><text:a xlink:type="simple" xlink:href="#__RefHeading___Toc8792_3269378711" text:style-name="Index_20_Link" text:visited-style-name="Index_20_Link">Lasso Select<text:tab/>31</text:a></text:p>
          <text:p text:style-name="P165"><text:a xlink:type="simple" xlink:href="#__RefHeading___Toc5823_3997339420" text:style-name="Index_20_Link" text:visited-style-name="Index_20_Link">All<text:tab/>31</text:a></text:p>
          <text:p text:style-name="P165"><text:a xlink:type="simple" xlink:href="#__RefHeading___Toc1077_2074365274112" text:style-name="Index_20_Link" text:visited-style-name="Index_20_Link">None<text:tab/>31</text:a></text:p>
          <text:p text:style-name="P165"><text:a xlink:type="simple" xlink:href="#__RefHeading___Toc1079_2074365274112" text:style-name="Index_20_Link" text:visited-style-name="Index_20_Link">Inverse<text:tab/>31</text:a></text:p>
          <text:p text:style-name="P165"><text:a xlink:type="simple" xlink:href="#__RefHeading___Toc5825_3997339420" text:style-name="Index_20_Link" text:visited-style-name="Index_20_Link">Linked<text:tab/>32</text:a></text:p>
          <text:p text:style-name="P165"><text:a xlink:type="simple" xlink:href="#__RefHeading___Toc5827_3997339420" text:style-name="Index_20_Link" text:visited-style-name="Index_20_Link">Alternated<text:tab/>32</text:a></text:p>
          <text:p text:style-name="P165"><text:a xlink:type="simple" xlink:href="#__RefHeading___Toc5829_3997339420" text:style-name="Index_20_Link" text:visited-style-name="Index_20_Link">Grouped<text:tab/>32</text:a></text:p>
          <text:p text:style-name="P165"><text:a xlink:type="simple" xlink:href="#__RefHeading___Toc5831_3997339420" text:style-name="Index_20_Link" text:visited-style-name="Index_20_Link">First<text:tab/>32</text:a></text:p>
          <text:p text:style-name="P165"><text:a xlink:type="simple" xlink:href="#__RefHeading___Toc5839_3997339420" text:style-name="Index_20_Link" text:visited-style-name="Index_20_Link">Last<text:tab/>33</text:a></text:p>
          <text:p text:style-name="P165"><text:a xlink:type="simple" xlink:href="#__RefHeading___Toc5847_3997339420" text:style-name="Index_20_Link" text:visited-style-name="Index_20_Link">More<text:tab/>33</text:a></text:p>
          <text:p text:style-name="P165"><text:a xlink:type="simple" xlink:href="#__RefHeading___Toc5849_3997339420" text:style-name="Index_20_Link" text:visited-style-name="Index_20_Link">Less<text:tab/>33</text:a></text:p>
          <text:p text:style-name="P164"><text:a xlink:type="simple" xlink:href="#__RefHeading___Toc9027_3997339420" text:style-name="Index_20_Link" text:visited-style-name="Index_20_Link">Armature Object - Edit Mode<text:tab/>33</text:a></text:p>
          <text:p text:style-name="P165"><text:a xlink:type="simple" xlink:href="#__RefHeading___Toc4847_1514497418" text:style-name="Index_20_Link" text:visited-style-name="Index_20_Link">Legacy<text:tab/>33</text:a></text:p>
          <text:p text:style-name="P165"><text:a xlink:type="simple" xlink:href="#__RefHeading___Toc8794_3269378711" text:style-name="Index_20_Link" text:visited-style-name="Index_20_Link">Lasso Select<text:tab/>34</text:a></text:p>
          <text:p text:style-name="P165"><text:soft-page-break/><text:a xlink:type="simple" xlink:href="#__RefHeading___Toc8890_3997339420" text:style-name="Index_20_Link" text:visited-style-name="Index_20_Link">All<text:tab/>34</text:a></text:p>
          <text:p text:style-name="P165"><text:a xlink:type="simple" xlink:href="#__RefHeading___Toc1077_20743652741121" text:style-name="Index_20_Link" text:visited-style-name="Index_20_Link">None<text:tab/>34</text:a></text:p>
          <text:p text:style-name="P165"><text:a xlink:type="simple" xlink:href="#__RefHeading___Toc1079_20743652741121" text:style-name="Index_20_Link" text:visited-style-name="Index_20_Link">Inverse<text:tab/>34</text:a></text:p>
          <text:p text:style-name="P165"><text:a xlink:type="simple" xlink:href="#__RefHeading___Toc9029_3997339420" text:style-name="Index_20_Link" text:visited-style-name="Index_20_Link">Similar<text:tab/>34</text:a></text:p>
          <text:p text:style-name="P165"><text:a xlink:type="simple" xlink:href="#__RefHeading___Toc2187_20743652741" text:style-name="Index_20_Link" text:visited-style-name="Index_20_Link">Mirror Selection<text:tab/>35</text:a></text:p>
          <text:p text:style-name="P165"><text:a xlink:type="simple" xlink:href="#__RefHeading___Toc2189_20743652741" text:style-name="Index_20_Link" text:visited-style-name="Index_20_Link">By Pattern<text:tab/>35</text:a></text:p>
          <text:p text:style-name="P164"><text:a xlink:type="simple" xlink:href="#__RefHeading___Toc9031_3997339420" text:style-name="Index_20_Link" text:visited-style-name="Index_20_Link">Armature Object - Pose Mode<text:tab/>36</text:a></text:p>
          <text:p text:style-name="P165"><text:a xlink:type="simple" xlink:href="#__RefHeading___Toc4849_1514497418" text:style-name="Index_20_Link" text:visited-style-name="Index_20_Link">Legacy<text:tab/>36</text:a></text:p>
          <text:p text:style-name="P165"><text:a xlink:type="simple" xlink:href="#__RefHeading___Toc8796_3269378711" text:style-name="Index_20_Link" text:visited-style-name="Index_20_Link">Lasso Select<text:tab/>37</text:a></text:p>
          <text:p text:style-name="P165"><text:a xlink:type="simple" xlink:href="#__RefHeading___Toc8890_39973394201" text:style-name="Index_20_Link" text:visited-style-name="Index_20_Link">All<text:tab/>37</text:a></text:p>
          <text:p text:style-name="P165"><text:a xlink:type="simple" xlink:href="#__RefHeading___Toc1077_207436527411211" text:style-name="Index_20_Link" text:visited-style-name="Index_20_Link">None<text:tab/>37</text:a></text:p>
          <text:p text:style-name="P165"><text:a xlink:type="simple" xlink:href="#__RefHeading___Toc1079_207436527411211" text:style-name="Index_20_Link" text:visited-style-name="Index_20_Link">Inverse<text:tab/>37</text:a></text:p>
          <text:p text:style-name="P165"><text:a xlink:type="simple" xlink:href="#__RefHeading___Toc9033_3997339420" text:style-name="Index_20_Link" text:visited-style-name="Index_20_Link">Grouped<text:tab/>37</text:a></text:p>
          <text:p text:style-name="P165"><text:a xlink:type="simple" xlink:href="#__RefHeading___Toc9035_3997339420" text:style-name="Index_20_Link" text:visited-style-name="Index_20_Link">Constraint Targets<text:tab/>37</text:a></text:p>
          <text:p text:style-name="P165"><text:a xlink:type="simple" xlink:href="#__RefHeading___Toc2189_207436527411" text:style-name="Index_20_Link" text:visited-style-name="Index_20_Link">By Pattern<text:tab/>37</text:a></text:p>
          <text:p text:style-name="P165"><text:a xlink:type="simple" xlink:href="#__RefHeading___Toc9037_3997339420" text:style-name="Index_20_Link" text:visited-style-name="Index_20_Link">Flip Active<text:tab/>38</text:a></text:p>
          <text:p text:style-name="P164"><text:a xlink:type="simple" xlink:href="#__RefHeading___Toc9031_39973394201" text:style-name="Index_20_Link" text:visited-style-name="Index_20_Link">Lattice Object - Edit Mode<text:tab/>39</text:a></text:p>
          <text:p text:style-name="P165"><text:a xlink:type="simple" xlink:href="#__RefHeading___Toc4851_1514497418" text:style-name="Index_20_Link" text:visited-style-name="Index_20_Link">Legacy<text:tab/>39</text:a></text:p>
          <text:p text:style-name="P165"><text:a xlink:type="simple" xlink:href="#__RefHeading___Toc8798_3269378711" text:style-name="Index_20_Link" text:visited-style-name="Index_20_Link">Lasso Select<text:tab/>39</text:a></text:p>
          <text:p text:style-name="P165"><text:a xlink:type="simple" xlink:href="#__RefHeading___Toc8890_399733942011" text:style-name="Index_20_Link" text:visited-style-name="Index_20_Link">All<text:tab/>39</text:a></text:p>
          <text:p text:style-name="P165"><text:a xlink:type="simple" xlink:href="#__RefHeading___Toc1077_2074365274112111" text:style-name="Index_20_Link" text:visited-style-name="Index_20_Link">None<text:tab/>40</text:a></text:p>
          <text:p text:style-name="P165"><text:a xlink:type="simple" xlink:href="#__RefHeading___Toc1079_2074365274112111" text:style-name="Index_20_Link" text:visited-style-name="Index_20_Link">Inverse<text:tab/>40</text:a></text:p>
          <text:p text:style-name="P165"><text:a xlink:type="simple" xlink:href="#__RefHeading___Toc9201_3997339420" text:style-name="Index_20_Link" text:visited-style-name="Index_20_Link">Mirror<text:tab/>40</text:a></text:p>
          <text:p text:style-name="P16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0</text:a></text:p>
          <text:p text:style-name="P165"><text:a xlink:type="simple" xlink:href="#__RefHeading___Toc9203_3997339420" text:style-name="Index_20_Link" text:visited-style-name="Index_20_Link">More<text:tab/>40</text:a></text:p>
          <text:p text:style-name="P165"><text:a xlink:type="simple" xlink:href="#__RefHeading___Toc2823_37123932751" text:style-name="Index_20_Link" text:visited-style-name="Index_20_Link">Less<text:tab/>40</text:a></text:p>
          <text:p text:style-name="P164"><text:a xlink:type="simple" xlink:href="#__RefHeading___Toc4972_1561880822" text:style-name="Index_20_Link" text:visited-style-name="Index_20_Link">Particles - Particle Mode<text:tab/>41</text:a></text:p>
          <text:p text:style-name="P165"><text:a xlink:type="simple" xlink:href="#__RefHeading___Toc4853_1514497418" text:style-name="Index_20_Link" text:visited-style-name="Index_20_Link">Legacy<text:tab/>41</text:a></text:p>
          <text:p text:style-name="P165"><text:a xlink:type="simple" xlink:href="#__RefHeading___Toc8800_3269378711" text:style-name="Index_20_Link" text:visited-style-name="Index_20_Link">Lasso Select<text:tab/>41</text:a></text:p>
          <text:p text:style-name="P165"><text:a xlink:type="simple" xlink:href="#__RefHeading___Toc4974_1561880822" text:style-name="Index_20_Link" text:visited-style-name="Index_20_Link">All<text:tab/>41</text:a></text:p>
          <text:p text:style-name="P165"><text:a xlink:type="simple" xlink:href="#__RefHeading___Toc1077_20743652741121111" text:style-name="Index_20_Link" text:visited-style-name="Index_20_Link">None<text:tab/>41</text:a></text:p>
          <text:p text:style-name="P165"><text:a xlink:type="simple" xlink:href="#__RefHeading___Toc1079_20743652741121111" text:style-name="Index_20_Link" text:visited-style-name="Index_20_Link">Inverse<text:tab/>41</text:a></text:p>
          <text:p text:style-name="P165"><text:a xlink:type="simple" xlink:href="#__RefHeading___Toc4976_1561880822" text:style-name="Index_20_Link" text:visited-style-name="Index_20_Link">More<text:tab/>42</text:a></text:p>
          <text:p text:style-name="P165"><text:a xlink:type="simple" xlink:href="#__RefHeading___Toc2823_371239327511" text:style-name="Index_20_Link" text:visited-style-name="Index_20_Link">Less<text:tab/>42</text:a></text:p>
          <text:p text:style-name="P165"><text:a xlink:type="simple" xlink:href="#__RefHeading___Toc4462_4119522622" text:style-name="Index_20_Link" text:visited-style-name="Index_20_Link">Linked<text:tab/>42</text:a></text:p>
          <text:p text:style-name="P165"><text:a xlink:type="simple" xlink:href="#__RefHeading___Toc4978_1561880822" text:style-name="Index_20_Link" text:visited-style-name="Index_20_Link">Random<text:tab/>42</text:a></text:p>
        </text:index-body>
      </text:table-of-content>
      <text:p text:style-name="P25"/>
      <table:table table:name="Tabelle18" table:style-name="Tabelle18">
        <table:table-column table:style-name="Tabelle18.A"/>
        <table:table-row table:style-name="TableLine2964512340128">
          <table:table-cell table:style-name="Tabelle18.A1" office:value-type="string">
            <text:h text:style-name="P176" text:outline-level="1"><text:bookmark-start text:name="__RefHeading___Toc9768_728628141"/>Detailed Table of content<text:bookmark-end text:name="__RefHeading___Toc9768_728628141"/></text:h>
          </table:table-cell>
        </table:table-row>
      </table:table>
      <text:p text:style-name="P2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64"><text:a xlink:type="simple" xlink:href="#__RefHeading___Toc9768_728628141" text:style-name="Index_20_Link" text:visited-style-name="Index_20_Link">Detailed Table of content<text:tab/>3</text:a></text:p>
          <text:p text:style-name="P164"><text:a xlink:type="simple" xlink:href="#__RefHeading___Toc1073_2074365274" text:style-name="Index_20_Link" text:visited-style-name="Index_20_Link">Select menu<text:tab/>10</text:a></text:p>
          <text:p text:style-name="P164"><text:a xlink:type="simple" xlink:href="#__RefHeading___Toc3406_3569538659" text:style-name="Index_20_Link" text:visited-style-name="Index_20_Link">Object Mode - Select menu<text:tab/>10</text:a></text:p>
          <text:p text:style-name="P165"><text:a xlink:type="simple" xlink:href="#__RefHeading___Toc4512_2050212898" text:style-name="Index_20_Link" text:visited-style-name="Index_20_Link">Legacy<text:tab/>10</text:a></text:p>
          <text:p text:style-name="P166"><text:a xlink:type="simple" xlink:href="#__RefHeading___Toc4855_1514497418" text:style-name="Index_20_Link" text:visited-style-name="Index_20_Link">Box select<text:tab/>10</text:a></text:p>
          <text:p text:style-name="P166"><text:a xlink:type="simple" xlink:href="#__RefHeading___Toc4857_1514497418" text:style-name="Index_20_Link" text:visited-style-name="Index_20_Link">Circle select<text:tab/>10</text:a></text:p>
          <text:p text:style-name="P165"><text:a xlink:type="simple" xlink:href="#__RefHeading___Toc8782_3269378711" text:style-name="Index_20_Link" text:visited-style-name="Index_20_Link">Lasso Select<text:tab/>10</text:a></text:p>
          <text:p text:style-name="P165"><text:a xlink:type="simple" xlink:href="#__RefHeading___Toc1075_2074365274" text:style-name="Index_20_Link" text:visited-style-name="Index_20_Link">All<text:tab/>10</text:a></text:p>
          <text:p text:style-name="P165"><text:a xlink:type="simple" xlink:href="#__RefHeading___Toc1077_2074365274" text:style-name="Index_20_Link" text:visited-style-name="Index_20_Link">None<text:tab/>11</text:a></text:p>
          <text:p text:style-name="P165"><text:a xlink:type="simple" xlink:href="#__RefHeading___Toc1079_2074365274" text:style-name="Index_20_Link" text:visited-style-name="Index_20_Link">Inverse<text:tab/>11</text:a></text:p>
          <text:p text:style-name="P165"><text:soft-page-break/><text:a xlink:type="simple" xlink:href="#__RefHeading___Toc2138_2074365274" text:style-name="Index_20_Link" text:visited-style-name="Index_20_Link">Grouped<text:tab/>11</text:a></text:p>
          <text:p text:style-name="P166"><text:a xlink:type="simple" xlink:href="#__RefHeading___Toc3267_7896498341" text:style-name="Index_20_Link" text:visited-style-name="Index_20_Link">Last Operator Select Grouped<text:tab/>11</text:a></text:p>
          <text:p text:style-name="P167"><text:a xlink:type="simple" xlink:href="#__RefHeading___Toc3269_7896498341" text:style-name="Index_20_Link" text:visited-style-name="Index_20_Link">Extend<text:tab/>11</text:a></text:p>
          <text:p text:style-name="P167"><text:a xlink:type="simple" xlink:href="#__RefHeading___Toc3271_7896498341" text:style-name="Index_20_Link" text:visited-style-name="Index_20_Link">Type<text:tab/>11</text:a></text:p>
          <text:p text:style-name="P165"><text:a xlink:type="simple" xlink:href="#__RefHeading___Toc2942_7082876531" text:style-name="Index_20_Link" text:visited-style-name="Index_20_Link">Linked<text:tab/>11</text:a></text:p>
          <text:p text:style-name="P166"><text:a xlink:type="simple" xlink:href="#__RefHeading___Toc3236_7896498341" text:style-name="Index_20_Link" text:visited-style-name="Index_20_Link">Object Data<text:tab/>11</text:a></text:p>
          <text:p text:style-name="P166"><text:a xlink:type="simple" xlink:href="#__RefHeading___Toc3238_7896498341" text:style-name="Index_20_Link" text:visited-style-name="Index_20_Link">Material<text:tab/>11</text:a></text:p>
          <text:p text:style-name="P166"><text:a xlink:type="simple" xlink:href="#__RefHeading___Toc3240_7896498341" text:style-name="Index_20_Link" text:visited-style-name="Index_20_Link">Instanced Collection<text:tab/>11</text:a></text:p>
          <text:p text:style-name="P166"><text:a xlink:type="simple" xlink:href="#__RefHeading___Toc3244_7896498341" text:style-name="Index_20_Link" text:visited-style-name="Index_20_Link">Particle System<text:tab/>11</text:a></text:p>
          <text:p text:style-name="P166"><text:a xlink:type="simple" xlink:href="#__RefHeading___Toc3246_7896498341" text:style-name="Index_20_Link" text:visited-style-name="Index_20_Link">Library<text:tab/>12</text:a></text:p>
          <text:p text:style-name="P166"><text:a xlink:type="simple" xlink:href="#__RefHeading___Toc3248_7896498341" text:style-name="Index_20_Link" text:visited-style-name="Index_20_Link">Library (Object Data)<text:tab/>12</text:a></text:p>
          <text:p text:style-name="P165"><text:a xlink:type="simple" xlink:href="#__RefHeading___Toc2930_7082876531" text:style-name="Index_20_Link" text:visited-style-name="Index_20_Link">All by Type<text:tab/>12</text:a></text:p>
          <text:p text:style-name="P166"><text:a xlink:type="simple" xlink:href="#__RefHeading___Toc2932_7082876531" text:style-name="Index_20_Link" text:visited-style-name="Index_20_Link">Last Operator Select By Type<text:tab/>12</text:a></text:p>
          <text:p text:style-name="P167"><text:a xlink:type="simple" xlink:href="#__RefHeading___Toc2934_7082876531" text:style-name="Index_20_Link" text:visited-style-name="Index_20_Link">Extend<text:tab/>12</text:a></text:p>
          <text:p text:style-name="P167"><text:a xlink:type="simple" xlink:href="#__RefHeading___Toc2936_7082876531" text:style-name="Index_20_Link" text:visited-style-name="Index_20_Link">Type<text:tab/>12</text:a></text:p>
          <text:p text:style-name="P165"><text:a xlink:type="simple" xlink:href="#__RefHeading___Toc2185_2074365274" text:style-name="Index_20_Link" text:visited-style-name="Index_20_Link">Random<text:tab/>12</text:a></text:p>
          <text:p text:style-name="P166"><text:a xlink:type="simple" xlink:href="#__RefHeading___Toc3281_7896498341" text:style-name="Index_20_Link" text:visited-style-name="Index_20_Link">Last Operator Select Random<text:tab/>12</text:a></text:p>
          <text:p text:style-name="P167"><text:a xlink:type="simple" xlink:href="#__RefHeading___Toc3283_7896498341" text:style-name="Index_20_Link" text:visited-style-name="Index_20_Link">Percent<text:tab/>12</text:a></text:p>
          <text:p text:style-name="P167"><text:a xlink:type="simple" xlink:href="#__RefHeading___Toc3285_7896498341" text:style-name="Index_20_Link" text:visited-style-name="Index_20_Link">Random Seed<text:tab/>12</text:a></text:p>
          <text:p text:style-name="P167"><text:a xlink:type="simple" xlink:href="#__RefHeading___Toc3287_7896498341" text:style-name="Index_20_Link" text:visited-style-name="Index_20_Link">Action<text:tab/>12</text:a></text:p>
          <text:p text:style-name="P165"><text:a xlink:type="simple" xlink:href="#__RefHeading___Toc2187_2074365274" text:style-name="Index_20_Link" text:visited-style-name="Index_20_Link">Mirror Selection<text:tab/>13</text:a></text:p>
          <text:p text:style-name="P166"><text:a xlink:type="simple" xlink:href="#__RefHeading___Toc3277_7896498341" text:style-name="Index_20_Link" text:visited-style-name="Index_20_Link">Last Operator Select Mirror<text:tab/>13</text:a></text:p>
          <text:p text:style-name="P167"><text:a xlink:type="simple" xlink:href="#__RefHeading___Toc3279_7896498341" text:style-name="Index_20_Link" text:visited-style-name="Index_20_Link">Extend<text:tab/>13</text:a></text:p>
          <text:p text:style-name="P165"><text:a xlink:type="simple" xlink:href="#__RefHeading___Toc2189_2074365274" text:style-name="Index_20_Link" text:visited-style-name="Index_20_Link">By Pattern<text:tab/>13</text:a></text:p>
          <text:p text:style-name="P167"><text:a xlink:type="simple" xlink:href="#__RefHeading___Toc3222_7896498341" text:style-name="Index_20_Link" text:visited-style-name="Index_20_Link">Pattern<text:tab/>13</text:a></text:p>
          <text:p text:style-name="P167"><text:a xlink:type="simple" xlink:href="#__RefHeading___Toc3224_7896498341" text:style-name="Index_20_Link" text:visited-style-name="Index_20_Link">Case Sensitive<text:tab/>13</text:a></text:p>
          <text:p text:style-name="P167"><text:a xlink:type="simple" xlink:href="#__RefHeading___Toc3226_7896498341" text:style-name="Index_20_Link" text:visited-style-name="Index_20_Link">Extend<text:tab/>13</text:a></text:p>
          <text:p text:style-name="P168"><text:a xlink:type="simple" xlink:href="#__RefHeading___Toc3228_7896498341" text:style-name="Index_20_Link" text:visited-style-name="Index_20_Link">Last Operator Select Pattern<text:tab/>13</text:a></text:p>
          <text:p text:style-name="P165"><text:a xlink:type="simple" xlink:href="#__RefHeading___Toc2210_2074365274" text:style-name="Index_20_Link" text:visited-style-name="Index_20_Link">Active Camera<text:tab/>13</text:a></text:p>
          <text:p text:style-name="P165"><text:a xlink:type="simple" xlink:href="#__RefHeading___Toc2212_2074365274" text:style-name="Index_20_Link" text:visited-style-name="Index_20_Link">More/ Less<text:tab/>14</text:a></text:p>
          <text:p text:style-name="P166"><text:a xlink:type="simple" xlink:href="#__RefHeading___Toc2214_2074365274" text:style-name="Index_20_Link" text:visited-style-name="Index_20_Link">More<text:tab/>14</text:a></text:p>
          <text:p text:style-name="P166"><text:a xlink:type="simple" xlink:href="#__RefHeading___Toc2216_2074365274" text:style-name="Index_20_Link" text:visited-style-name="Index_20_Link">Less<text:tab/>14</text:a></text:p>
          <text:p text:style-name="P166"><text:a xlink:type="simple" xlink:href="#__RefHeading___Toc2218_2074365274" text:style-name="Index_20_Link" text:visited-style-name="Index_20_Link">Parent<text:tab/>14</text:a></text:p>
          <text:p text:style-name="P166"><text:a xlink:type="simple" xlink:href="#__RefHeading___Toc2220_2074365274" text:style-name="Index_20_Link" text:visited-style-name="Index_20_Link">Child<text:tab/>14</text:a></text:p>
          <text:p text:style-name="P166"><text:a xlink:type="simple" xlink:href="#__RefHeading___Toc2222_2074365274" text:style-name="Index_20_Link" text:visited-style-name="Index_20_Link">Parent extended<text:tab/>14</text:a></text:p>
          <text:p text:style-name="P166"><text:a xlink:type="simple" xlink:href="#__RefHeading___Toc2224_2074365274" text:style-name="Index_20_Link" text:visited-style-name="Index_20_Link">Child Extended<text:tab/>14</text:a></text:p>
          <text:p text:style-name="P164"><text:a xlink:type="simple" xlink:href="#__RefHeading___Toc2226_2074365274" text:style-name="Index_20_Link" text:visited-style-name="Index_20_Link">Edit Mode - Mesh Menu<text:tab/>15</text:a></text:p>
          <text:p text:style-name="P165"><text:a xlink:type="simple" xlink:href="#__RefHeading___Toc4837_1514497418" text:style-name="Index_20_Link" text:visited-style-name="Index_20_Link">Legacy<text:tab/>15</text:a></text:p>
          <text:p text:style-name="P166"><text:a xlink:type="simple" xlink:href="#__RefHeading___Toc4859_1514497418" text:style-name="Index_20_Link" text:visited-style-name="Index_20_Link">Box select<text:tab/>15</text:a></text:p>
          <text:p text:style-name="P166"><text:a xlink:type="simple" xlink:href="#__RefHeading___Toc4861_1514497418" text:style-name="Index_20_Link" text:visited-style-name="Index_20_Link">Circle select<text:tab/>15</text:a></text:p>
          <text:p text:style-name="P165"><text:a xlink:type="simple" xlink:href="#__RefHeading___Toc8784_3269378711" text:style-name="Index_20_Link" text:visited-style-name="Index_20_Link">Lasso Select<text:tab/>15</text:a></text:p>
          <text:p text:style-name="P165"><text:a xlink:type="simple" xlink:href="#__RefHeading___Toc1075_20743652741" text:style-name="Index_20_Link" text:visited-style-name="Index_20_Link">All<text:tab/>16</text:a></text:p>
          <text:p text:style-name="P165"><text:a xlink:type="simple" xlink:href="#__RefHeading___Toc1077_20743652741" text:style-name="Index_20_Link" text:visited-style-name="Index_20_Link">None<text:tab/>16</text:a></text:p>
          <text:p text:style-name="P165"><text:a xlink:type="simple" xlink:href="#__RefHeading___Toc1079_20743652741" text:style-name="Index_20_Link" text:visited-style-name="Index_20_Link">Inverse<text:tab/>16</text:a></text:p>
          <text:p text:style-name="P165"><text:a xlink:type="simple" xlink:href="#__RefHeading___Toc1855_3676376814" text:style-name="Index_20_Link" text:visited-style-name="Index_20_Link">Linked<text:tab/>16</text:a></text:p>
          <text:p text:style-name="P166"><text:a xlink:type="simple" xlink:href="#__RefHeading___Toc1857_3676376814" text:style-name="Index_20_Link" text:visited-style-name="Index_20_Link">Last Operator Select Linked All<text:tab/>16</text:a></text:p>
          <text:p text:style-name="P167"><text:a xlink:type="simple" xlink:href="#__RefHeading___Toc1859_3676376814" text:style-name="Index_20_Link" text:visited-style-name="Index_20_Link">Delimit<text:tab/>16</text:a></text:p>
          <text:p text:style-name="P165"><text:a xlink:type="simple" xlink:href="#__RefHeading___Toc1861_3676376814" text:style-name="Index_20_Link" text:visited-style-name="Index_20_Link">Linked Flat Faces<text:tab/>16</text:a></text:p>
          <text:p text:style-name="P166"><text:a xlink:type="simple" xlink:href="#__RefHeading___Toc1863_3676376814" text:style-name="Index_20_Link" text:visited-style-name="Index_20_Link">Last Operator Select Linked Flat Faces<text:tab/>16</text:a></text:p>
          <text:p text:style-name="P165"><text:a xlink:type="simple" xlink:href="#__RefHeading___Toc1865_3676376814" text:style-name="Index_20_Link" text:visited-style-name="Index_20_Link">Linked Pick Select<text:tab/>16</text:a></text:p>
          <text:p text:style-name="P165"><text:a xlink:type="simple" xlink:href="#__RefHeading___Toc1867_3676376814" text:style-name="Index_20_Link" text:visited-style-name="Index_20_Link">Linked Pick Deselect<text:tab/>16</text:a></text:p>
          <text:p text:style-name="P166"><text:a xlink:type="simple" xlink:href="#__RefHeading___Toc1869_3676376814" text:style-name="Index_20_Link" text:visited-style-name="Index_20_Link">Last Operator Select Linked<text:tab/>17</text:a></text:p>
          <text:p text:style-name="P167"><text:a xlink:type="simple" xlink:href="#__RefHeading___Toc1871_3676376814" text:style-name="Index_20_Link" text:visited-style-name="Index_20_Link">Deselect<text:tab/>17</text:a></text:p>
          <text:p text:style-name="P167"><text:soft-page-break/><text:a xlink:type="simple" xlink:href="#__RefHeading___Toc1873_3676376814" text:style-name="Index_20_Link" text:visited-style-name="Index_20_Link">Delimit<text:tab/>17</text:a></text:p>
          <text:p text:style-name="P165"><text:a xlink:type="simple" xlink:href="#__RefHeading___Toc2322_773123159" text:style-name="Index_20_Link" text:visited-style-name="Index_20_Link">Similar<text:tab/>17</text:a></text:p>
          <text:p text:style-name="P166"><text:a xlink:type="simple" xlink:href="#__RefHeading___Toc2324_773123159" text:style-name="Index_20_Link" text:visited-style-name="Index_20_Link">Last Operator Select Similar<text:tab/>17</text:a></text:p>
          <text:p text:style-name="P167"><text:a xlink:type="simple" xlink:href="#__RefHeading___Toc2326_773123159" text:style-name="Index_20_Link" text:visited-style-name="Index_20_Link">Type<text:tab/>17</text:a></text:p>
          <text:p text:style-name="P167"><text:a xlink:type="simple" xlink:href="#__RefHeading___Toc2328_773123159" text:style-name="Index_20_Link" text:visited-style-name="Index_20_Link">Compare<text:tab/>17</text:a></text:p>
          <text:p text:style-name="P167"><text:a xlink:type="simple" xlink:href="#__RefHeading___Toc2330_773123159" text:style-name="Index_20_Link" text:visited-style-name="Index_20_Link">Threshold<text:tab/>17</text:a></text:p>
          <text:p text:style-name="P165"><text:a xlink:type="simple" xlink:href="#__RefHeading___Toc2332_773123159" text:style-name="Index_20_Link" text:visited-style-name="Index_20_Link">Random<text:tab/>17</text:a></text:p>
          <text:p text:style-name="P166"><text:a xlink:type="simple" xlink:href="#__RefHeading___Toc2334_773123159" text:style-name="Index_20_Link" text:visited-style-name="Index_20_Link">Last Operator Select Random<text:tab/>17</text:a></text:p>
          <text:p text:style-name="P167"><text:a xlink:type="simple" xlink:href="#__RefHeading___Toc2336_773123159" text:style-name="Index_20_Link" text:visited-style-name="Index_20_Link">Percent<text:tab/>17</text:a></text:p>
          <text:p text:style-name="P167"><text:a xlink:type="simple" xlink:href="#__RefHeading___Toc2338_773123159" text:style-name="Index_20_Link" text:visited-style-name="Index_20_Link">Random Seed<text:tab/>17</text:a></text:p>
          <text:p text:style-name="P167"><text:a xlink:type="simple" xlink:href="#__RefHeading___Toc2340_773123159" text:style-name="Index_20_Link" text:visited-style-name="Index_20_Link">Action<text:tab/>18</text:a></text:p>
          <text:p text:style-name="P165"><text:a xlink:type="simple" xlink:href="#__RefHeading___Toc2342_773123159" text:style-name="Index_20_Link" text:visited-style-name="Index_20_Link">Checker Deselect<text:tab/>18</text:a></text:p>
          <text:p text:style-name="P166"><text:a xlink:type="simple" xlink:href="#__RefHeading___Toc2344_773123159" text:style-name="Index_20_Link" text:visited-style-name="Index_20_Link">Last Operator Checker Deselect<text:tab/>18</text:a></text:p>
          <text:p text:style-name="P167"><text:a xlink:type="simple" xlink:href="#__RefHeading___Toc2346_773123159" text:style-name="Index_20_Link" text:visited-style-name="Index_20_Link">Nth Element<text:tab/>18</text:a></text:p>
          <text:p text:style-name="P167"><text:a xlink:type="simple" xlink:href="#__RefHeading___Toc2348_773123159" text:style-name="Index_20_Link" text:visited-style-name="Index_20_Link">Skip<text:tab/>18</text:a></text:p>
          <text:p text:style-name="P167"><text:a xlink:type="simple" xlink:href="#__RefHeading___Toc2350_773123159" text:style-name="Index_20_Link" text:visited-style-name="Index_20_Link">Offset<text:tab/>18</text:a></text:p>
          <text:p text:style-name="P165"><text:a xlink:type="simple" xlink:href="#__RefHeading___Toc4900_1514497418" text:style-name="Index_20_Link" text:visited-style-name="Index_20_Link">Mirror selection<text:tab/>18</text:a></text:p>
          <text:p text:style-name="P166"><text:a xlink:type="simple" xlink:href="#__RefHeading___Toc2352_773123159" text:style-name="Index_20_Link" text:visited-style-name="Index_20_Link">Last Operator Select Mirror<text:tab/>18</text:a></text:p>
          <text:p text:style-name="P167"><text:a xlink:type="simple" xlink:href="#__RefHeading___Toc2354_773123159" text:style-name="Index_20_Link" text:visited-style-name="Index_20_Link">Axis<text:tab/>18</text:a></text:p>
          <text:p text:style-name="P167"><text:a xlink:type="simple" xlink:href="#__RefHeading___Toc2356_773123159" text:style-name="Index_20_Link" text:visited-style-name="Index_20_Link">Extend<text:tab/>18</text:a></text:p>
          <text:p text:style-name="P165"><text:a xlink:type="simple" xlink:href="#__RefHeading___Toc2358_773123159" text:style-name="Index_20_Link" text:visited-style-name="Index_20_Link">Side of Active<text:tab/>18</text:a></text:p>
          <text:p text:style-name="P166"><text:a xlink:type="simple" xlink:href="#__RefHeading___Toc2360_773123159" text:style-name="Index_20_Link" text:visited-style-name="Index_20_Link">Last Operator Side of Active<text:tab/>18</text:a></text:p>
          <text:p text:style-name="P167"><text:a xlink:type="simple" xlink:href="#__RefHeading___Toc2362_773123159" text:style-name="Index_20_Link" text:visited-style-name="Index_20_Link">Axis mode<text:tab/>19</text:a></text:p>
          <text:p text:style-name="P167"><text:a xlink:type="simple" xlink:href="#__RefHeading___Toc2364_773123159" text:style-name="Index_20_Link" text:visited-style-name="Index_20_Link">Axis Sign<text:tab/>19</text:a></text:p>
          <text:p text:style-name="P167"><text:a xlink:type="simple" xlink:href="#__RefHeading___Toc2366_773123159" text:style-name="Index_20_Link" text:visited-style-name="Index_20_Link">Axis<text:tab/>19</text:a></text:p>
          <text:p text:style-name="P167"><text:a xlink:type="simple" xlink:href="#__RefHeading___Toc2368_773123159" text:style-name="Index_20_Link" text:visited-style-name="Index_20_Link">Threshold<text:tab/>19</text:a></text:p>
          <text:p text:style-name="P165"><text:a xlink:type="simple" xlink:href="#__RefHeading___Toc2370_773123159" text:style-name="Index_20_Link" text:visited-style-name="Index_20_Link">Shortest Path<text:tab/>19</text:a></text:p>
          <text:p text:style-name="P166"><text:a xlink:type="simple" xlink:href="#__RefHeading___Toc2372_773123159" text:style-name="Index_20_Link" text:visited-style-name="Index_20_Link">Last Operator Select shortest path<text:tab/>19</text:a></text:p>
          <text:p text:style-name="P167"><text:a xlink:type="simple" xlink:href="#__RefHeading___Toc2376_773123159" text:style-name="Index_20_Link" text:visited-style-name="Index_20_Link">Face Stepping<text:tab/>19</text:a></text:p>
          <text:p text:style-name="P167"><text:a xlink:type="simple" xlink:href="#__RefHeading___Toc2378_773123159" text:style-name="Index_20_Link" text:visited-style-name="Index_20_Link">Topology Distance<text:tab/>19</text:a></text:p>
          <text:p text:style-name="P167"><text:a xlink:type="simple" xlink:href="#__RefHeading___Toc2380_773123159" text:style-name="Index_20_Link" text:visited-style-name="Index_20_Link">Fill Region<text:tab/>19</text:a></text:p>
          <text:p text:style-name="P167"><text:a xlink:type="simple" xlink:href="#__RefHeading___Toc2382_773123159" text:style-name="Index_20_Link" text:visited-style-name="Index_20_Link">Nth Element<text:tab/>20</text:a></text:p>
          <text:p text:style-name="P167"><text:a xlink:type="simple" xlink:href="#__RefHeading___Toc2384_773123159" text:style-name="Index_20_Link" text:visited-style-name="Index_20_Link">Skip<text:tab/>20</text:a></text:p>
          <text:p text:style-name="P167"><text:a xlink:type="simple" xlink:href="#__RefHeading___Toc2386_773123159" text:style-name="Index_20_Link" text:visited-style-name="Index_20_Link">Offset<text:tab/>20</text:a></text:p>
          <text:p text:style-name="P165"><text:a xlink:type="simple" xlink:href="#__RefHeading___Toc2388_773123159" text:style-name="Index_20_Link" text:visited-style-name="Index_20_Link">Sharp Edges<text:tab/>20</text:a></text:p>
          <text:p text:style-name="P166"><text:a xlink:type="simple" xlink:href="#__RefHeading___Toc2390_773123159" text:style-name="Index_20_Link" text:visited-style-name="Index_20_Link">Last Operator Select Sharp Edges<text:tab/>20</text:a></text:p>
          <text:p text:style-name="P167"><text:a xlink:type="simple" xlink:href="#__RefHeading___Toc2392_773123159" text:style-name="Index_20_Link" text:visited-style-name="Index_20_Link">Sharpness<text:tab/>20</text:a></text:p>
          <text:p text:style-name="P165"><text:a xlink:type="simple" xlink:href="#__RefHeading___Toc2394_773123159" text:style-name="Index_20_Link" text:visited-style-name="Index_20_Link">Loose Geometry<text:tab/>20</text:a></text:p>
          <text:p text:style-name="P166"><text:a xlink:type="simple" xlink:href="#__RefHeading___Toc2396_773123159" text:style-name="Index_20_Link" text:visited-style-name="Index_20_Link">Last Operator Select Loose Geometry<text:tab/>20</text:a></text:p>
          <text:p text:style-name="P167"><text:a xlink:type="simple" xlink:href="#__RefHeading___Toc2398_773123159" text:style-name="Index_20_Link" text:visited-style-name="Index_20_Link">Extend<text:tab/>20</text:a></text:p>
          <text:p text:style-name="P165"><text:a xlink:type="simple" xlink:href="#__RefHeading___Toc2400_773123159" text:style-name="Index_20_Link" text:visited-style-name="Index_20_Link">Interior Faces<text:tab/>20</text:a></text:p>
          <text:p text:style-name="P165"><text:a xlink:type="simple" xlink:href="#__RefHeading___Toc2402_773123159" text:style-name="Index_20_Link" text:visited-style-name="Index_20_Link">Faces by Sides<text:tab/>20</text:a></text:p>
          <text:p text:style-name="P166"><text:a xlink:type="simple" xlink:href="#__RefHeading___Toc2404_773123159" text:style-name="Index_20_Link" text:visited-style-name="Index_20_Link">Last Operator Select Faces by Side<text:tab/>21</text:a></text:p>
          <text:p text:style-name="P167"><text:a xlink:type="simple" xlink:href="#__RefHeading___Toc2406_773123159" text:style-name="Index_20_Link" text:visited-style-name="Index_20_Link">Sharpness<text:tab/>21</text:a></text:p>
          <text:p text:style-name="P167"><text:a xlink:type="simple" xlink:href="#__RefHeading___Toc2408_773123159" text:style-name="Index_20_Link" text:visited-style-name="Index_20_Link">Number of vertices<text:tab/>21</text:a></text:p>
          <text:p text:style-name="P167"><text:a xlink:type="simple" xlink:href="#__RefHeading___Toc2410_773123159" text:style-name="Index_20_Link" text:visited-style-name="Index_20_Link">Type<text:tab/>21</text:a></text:p>
          <text:p text:style-name="P167"><text:a xlink:type="simple" xlink:href="#__RefHeading___Toc2412_773123159" text:style-name="Index_20_Link" text:visited-style-name="Index_20_Link">Extend<text:tab/>21</text:a></text:p>
          <text:p text:style-name="P165"><text:a xlink:type="simple" xlink:href="#__RefHeading___Toc2793_3712393275" text:style-name="Index_20_Link" text:visited-style-name="Index_20_Link">Edge Loop<text:tab/>21</text:a></text:p>
          <text:p text:style-name="P166"><text:a xlink:type="simple" xlink:href="#__RefHeading___Toc2795_3712393275" text:style-name="Index_20_Link" text:visited-style-name="Index_20_Link">Last Operator Multi Select Loops<text:tab/>21</text:a></text:p>
          <text:p text:style-name="P167"><text:a xlink:type="simple" xlink:href="#__RefHeading___Toc2797_3712393275" text:style-name="Index_20_Link" text:visited-style-name="Index_20_Link">Ring<text:tab/>21</text:a></text:p>
          <text:p text:style-name="P165"><text:a xlink:type="simple" xlink:href="#__RefHeading___Toc2799_3712393275" text:style-name="Index_20_Link" text:visited-style-name="Index_20_Link">Edge Ring<text:tab/>21</text:a></text:p>
          <text:p text:style-name="P166"><text:a xlink:type="simple" xlink:href="#__RefHeading___Toc2801_3712393275" text:style-name="Index_20_Link" text:visited-style-name="Index_20_Link">Last Operator Multi Select Loops<text:tab/>21</text:a></text:p>
          <text:p text:style-name="P167"><text:a xlink:type="simple" xlink:href="#__RefHeading___Toc2803_3712393275" text:style-name="Index_20_Link" text:visited-style-name="Index_20_Link">Ring<text:tab/>21</text:a></text:p>
          <text:p text:style-name="P165"><text:soft-page-break/><text:a xlink:type="simple" xlink:href="#__RefHeading___Toc2805_3712393275" text:style-name="Index_20_Link" text:visited-style-name="Index_20_Link">Loop Inner-Region<text:tab/>21</text:a></text:p>
          <text:p text:style-name="P166"><text:a xlink:type="simple" xlink:href="#__RefHeading___Toc2807_3712393275" text:style-name="Index_20_Link" text:visited-style-name="Index_20_Link">Last Operator Select Loop Inner-Region<text:tab/>22</text:a></text:p>
          <text:p text:style-name="P167"><text:a xlink:type="simple" xlink:href="#__RefHeading___Toc2809_3712393275" text:style-name="Index_20_Link" text:visited-style-name="Index_20_Link">Select Bigger<text:tab/>22</text:a></text:p>
          <text:p text:style-name="P165"><text:a xlink:type="simple" xlink:href="#__RefHeading___Toc2811_3712393275" text:style-name="Index_20_Link" text:visited-style-name="Index_20_Link">Boundary Loop<text:tab/>22</text:a></text:p>
          <text:p text:style-name="P165"><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66"><text:a xlink:type="simple" xlink:href="#__RefHeading___Toc2815_3712393275" text:style-name="Index_20_Link" text:visited-style-name="Index_20_Link">Last Operator Select Ungrouped<text:tab/>22</text:a></text:p>
          <text:p text:style-name="P167"><text:a xlink:type="simple" xlink:href="#__RefHeading___Toc2817_3712393275" text:style-name="Index_20_Link" text:visited-style-name="Index_20_Link">Extend<text:tab/>22</text:a></text:p>
          <text:p text:style-name="P165"><text:a xlink:type="simple" xlink:href="#__RefHeading___Toc2819_3712393275" text:style-name="Index_20_Link" text:visited-style-name="Index_20_Link">More / Less<text:tab/>22</text:a></text:p>
          <text:p text:style-name="P166"><text:a xlink:type="simple" xlink:href="#__RefHeading___Toc2821_3712393275" text:style-name="Index_20_Link" text:visited-style-name="Index_20_Link">More<text:tab/>22</text:a></text:p>
          <text:p text:style-name="P166"><text:a xlink:type="simple" xlink:href="#__RefHeading___Toc2823_3712393275" text:style-name="Index_20_Link" text:visited-style-name="Index_20_Link">Less<text:tab/>22</text:a></text:p>
          <text:p text:style-name="P166"><text:a xlink:type="simple" xlink:href="#__RefHeading___Toc2825_3712393275" text:style-name="Index_20_Link" text:visited-style-name="Index_20_Link">Next Active<text:tab/>22</text:a></text:p>
          <text:p text:style-name="P166"><text:a xlink:type="simple" xlink:href="#__RefHeading___Toc2827_3712393275" text:style-name="Index_20_Link" text:visited-style-name="Index_20_Link">Previous Active<text:tab/>22</text:a></text:p>
          <text:p text:style-name="P164"><text:a xlink:type="simple" xlink:href="#__RefHeading___Toc2897_1733223745" text:style-name="Index_20_Link" text:visited-style-name="Index_20_Link">Curve Object - Edit Mode<text:tab/>23</text:a></text:p>
          <text:p text:style-name="P165"><text:a xlink:type="simple" xlink:href="#__RefHeading___Toc4839_1514497418" text:style-name="Index_20_Link" text:visited-style-name="Index_20_Link">Legacy<text:tab/>23</text:a></text:p>
          <text:p text:style-name="P166"><text:a xlink:type="simple" xlink:href="#__RefHeading___Toc4863_1514497418" text:style-name="Index_20_Link" text:visited-style-name="Index_20_Link">Box select<text:tab/>23</text:a></text:p>
          <text:p text:style-name="P166"><text:a xlink:type="simple" xlink:href="#__RefHeading___Toc4865_1514497418" text:style-name="Index_20_Link" text:visited-style-name="Index_20_Link">Circle select<text:tab/>23</text:a></text:p>
          <text:p text:style-name="P165"><text:a xlink:type="simple" xlink:href="#__RefHeading___Toc8786_3269378711" text:style-name="Index_20_Link" text:visited-style-name="Index_20_Link">Lasso Select<text:tab/>23</text:a></text:p>
          <text:p text:style-name="P165"><text:a xlink:type="simple" xlink:href="#__RefHeading___Toc5775_3997339420" text:style-name="Index_20_Link" text:visited-style-name="Index_20_Link">All<text:tab/>23</text:a></text:p>
          <text:p text:style-name="P165"><text:a xlink:type="simple" xlink:href="#__RefHeading___Toc1077_207436527411" text:style-name="Index_20_Link" text:visited-style-name="Index_20_Link">None<text:tab/>23</text:a></text:p>
          <text:p text:style-name="P165"><text:a xlink:type="simple" xlink:href="#__RefHeading___Toc1079_207436527411" text:style-name="Index_20_Link" text:visited-style-name="Index_20_Link">Inverse<text:tab/>23</text:a></text:p>
          <text:p text:style-name="P165"><text:a xlink:type="simple" xlink:href="#__RefHeading___Toc5777_3997339420" text:style-name="Index_20_Link" text:visited-style-name="Index_20_Link">Linked<text:tab/>24</text:a></text:p>
          <text:p text:style-name="P166"><text:a xlink:type="simple" xlink:href="#__RefHeading___Toc1857_36763768141" text:style-name="Index_20_Link" text:visited-style-name="Index_20_Link">Last Operator Select Linked All<text:tab/>24</text:a></text:p>
          <text:p text:style-name="P167"><text:a xlink:type="simple" xlink:href="#__RefHeading___Toc1859_36763768141" text:style-name="Index_20_Link" text:visited-style-name="Index_20_Link">Delimit<text:tab/>24</text:a></text:p>
          <text:p text:style-name="P165"><text:a xlink:type="simple" xlink:href="#__RefHeading___Toc1865_36763768141" text:style-name="Index_20_Link" text:visited-style-name="Index_20_Link">Linked Pick Select<text:tab/>24</text:a></text:p>
          <text:p text:style-name="P165"><text:a xlink:type="simple" xlink:href="#__RefHeading___Toc1867_36763768141" text:style-name="Index_20_Link" text:visited-style-name="Index_20_Link">Linked Pick Deselect<text:tab/>24</text:a></text:p>
          <text:p text:style-name="P166"><text:a xlink:type="simple" xlink:href="#__RefHeading___Toc1869_36763768141" text:style-name="Index_20_Link" text:visited-style-name="Index_20_Link">Last Operator Select Linked<text:tab/>24</text:a></text:p>
          <text:p text:style-name="P167"><text:a xlink:type="simple" xlink:href="#__RefHeading___Toc1871_36763768141" text:style-name="Index_20_Link" text:visited-style-name="Index_20_Link">Deselect<text:tab/>24</text:a></text:p>
          <text:p text:style-name="P167"><text:a xlink:type="simple" xlink:href="#__RefHeading___Toc1873_36763768141" text:style-name="Index_20_Link" text:visited-style-name="Index_20_Link">Delimit<text:tab/>24</text:a></text:p>
          <text:p text:style-name="P165"><text:a xlink:type="simple" xlink:href="#__RefHeading___Toc5779_3997339420" text:style-name="Index_20_Link" text:visited-style-name="Index_20_Link">Similar<text:tab/>24</text:a></text:p>
          <text:p text:style-name="P166"><text:a xlink:type="simple" xlink:href="#__RefHeading___Toc5781_3997339420" text:style-name="Index_20_Link" text:visited-style-name="Index_20_Link">Last Operator Select Similar<text:tab/>24</text:a></text:p>
          <text:p text:style-name="P167"><text:a xlink:type="simple" xlink:href="#__RefHeading___Toc2326_7731231591" text:style-name="Index_20_Link" text:visited-style-name="Index_20_Link">Type<text:tab/>24</text:a></text:p>
          <text:p text:style-name="P167"><text:a xlink:type="simple" xlink:href="#__RefHeading___Toc2328_7731231591" text:style-name="Index_20_Link" text:visited-style-name="Index_20_Link">Compare<text:tab/>24</text:a></text:p>
          <text:p text:style-name="P167"><text:a xlink:type="simple" xlink:href="#__RefHeading___Toc2330_7731231591" text:style-name="Index_20_Link" text:visited-style-name="Index_20_Link">Threshold<text:tab/>25</text:a></text:p>
          <text:p text:style-name="P165"><text:a xlink:type="simple" xlink:href="#__RefHeading___Toc2332_7731231591" text:style-name="Index_20_Link" text:visited-style-name="Index_20_Link">Random<text:tab/>25</text:a></text:p>
          <text:p text:style-name="P166"><text:a xlink:type="simple" xlink:href="#__RefHeading___Toc2334_7731231591" text:style-name="Index_20_Link" text:visited-style-name="Index_20_Link">Last Operator Select Random<text:tab/>25</text:a></text:p>
          <text:p text:style-name="P167"><text:a xlink:type="simple" xlink:href="#__RefHeading___Toc2336_7731231591" text:style-name="Index_20_Link" text:visited-style-name="Index_20_Link">Percent<text:tab/>25</text:a></text:p>
          <text:p text:style-name="P167"><text:a xlink:type="simple" xlink:href="#__RefHeading___Toc2338_7731231591" text:style-name="Index_20_Link" text:visited-style-name="Index_20_Link">Random Seed<text:tab/>25</text:a></text:p>
          <text:p text:style-name="P167"><text:a xlink:type="simple" xlink:href="#__RefHeading___Toc2340_7731231591" text:style-name="Index_20_Link" text:visited-style-name="Index_20_Link">Action<text:tab/>25</text:a></text:p>
          <text:p text:style-name="P165"><text:a xlink:type="simple" xlink:href="#__RefHeading___Toc2342_7731231591" text:style-name="Index_20_Link" text:visited-style-name="Index_20_Link">Checker Deselect<text:tab/>25</text:a></text:p>
          <text:p text:style-name="P166"><text:a xlink:type="simple" xlink:href="#__RefHeading___Toc2344_7731231591" text:style-name="Index_20_Link" text:visited-style-name="Index_20_Link">Last Operator Checker Deselect<text:tab/>25</text:a></text:p>
          <text:p text:style-name="P167"><text:a xlink:type="simple" xlink:href="#__RefHeading___Toc2346_7731231591" text:style-name="Index_20_Link" text:visited-style-name="Index_20_Link">Nth Element<text:tab/>25</text:a></text:p>
          <text:p text:style-name="P167"><text:a xlink:type="simple" xlink:href="#__RefHeading___Toc2348_7731231591" text:style-name="Index_20_Link" text:visited-style-name="Index_20_Link">Skip<text:tab/>25</text:a></text:p>
          <text:p text:style-name="P167"><text:a xlink:type="simple" xlink:href="#__RefHeading___Toc2350_7731231591" text:style-name="Index_20_Link" text:visited-style-name="Index_20_Link">Offset<text:tab/>25</text:a></text:p>
          <text:p text:style-name="P165"><text:a xlink:type="simple" xlink:href="#__RefHeading___Toc5783_3997339420" text:style-name="Index_20_Link" text:visited-style-name="Index_20_Link">De/Select First<text:tab/>25</text:a></text:p>
          <text:p text:style-name="P165"><text:a xlink:type="simple" xlink:href="#__RefHeading___Toc5785_3997339420" text:style-name="Index_20_Link" text:visited-style-name="Index_20_Link">De/Select Last<text:tab/>25</text:a></text:p>
          <text:p text:style-name="P165"><text:a xlink:type="simple" xlink:href="#__RefHeading___Toc5787_3997339420" text:style-name="Index_20_Link" text:visited-style-name="Index_20_Link">Next Active<text:tab/>26</text:a></text:p>
          <text:p text:style-name="P165"><text:a xlink:type="simple" xlink:href="#__RefHeading___Toc5789_3997339420" text:style-name="Index_20_Link" text:visited-style-name="Index_20_Link">Previous Active<text:tab/>26</text:a></text:p>
          <text:p text:style-name="P165"><text:a xlink:type="simple" xlink:href="#__RefHeading___Toc5791_3997339420" text:style-name="Index_20_Link" text:visited-style-name="Index_20_Link">More<text:tab/>26</text:a></text:p>
          <text:p text:style-name="P165"><text:a xlink:type="simple" xlink:href="#__RefHeading___Toc5793_3997339420" text:style-name="Index_20_Link" text:visited-style-name="Index_20_Link">Less<text:tab/>26</text:a></text:p>
          <text:p text:style-name="P164"><text:a xlink:type="simple" xlink:href="#__RefHeading___Toc5795_3997339420" text:style-name="Index_20_Link" text:visited-style-name="Index_20_Link">Surface Object - Edit Mode<text:tab/>26</text:a></text:p>
          <text:p text:style-name="P165"><text:a xlink:type="simple" xlink:href="#__RefHeading___Toc4841_1514497418" text:style-name="Index_20_Link" text:visited-style-name="Index_20_Link">Legacy<text:tab/>26</text:a></text:p>
          <text:p text:style-name="P166"><text:a xlink:type="simple" xlink:href="#__RefHeading___Toc4867_1514497418" text:style-name="Index_20_Link" text:visited-style-name="Index_20_Link">Box select<text:tab/>26</text:a></text:p>
          <text:p text:style-name="P166"><text:a xlink:type="simple" xlink:href="#__RefHeading___Toc4869_1514497418" text:style-name="Index_20_Link" text:visited-style-name="Index_20_Link">Circle select<text:tab/>26</text:a></text:p>
          <text:p text:style-name="P165"><text:soft-page-break/><text:a xlink:type="simple" xlink:href="#__RefHeading___Toc8788_3269378711" text:style-name="Index_20_Link" text:visited-style-name="Index_20_Link">Lasso Select<text:tab/>27</text:a></text:p>
          <text:p text:style-name="P165"><text:a xlink:type="simple" xlink:href="#__RefHeading___Toc5797_3997339420" text:style-name="Index_20_Link" text:visited-style-name="Index_20_Link">All<text:tab/>27</text:a></text:p>
          <text:p text:style-name="P165"><text:a xlink:type="simple" xlink:href="#__RefHeading___Toc1077_207436527412" text:style-name="Index_20_Link" text:visited-style-name="Index_20_Link">None<text:tab/>27</text:a></text:p>
          <text:p text:style-name="P165"><text:a xlink:type="simple" xlink:href="#__RefHeading___Toc1079_207436527412" text:style-name="Index_20_Link" text:visited-style-name="Index_20_Link">Inverse<text:tab/>27</text:a></text:p>
          <text:p text:style-name="P165"><text:a xlink:type="simple" xlink:href="#__RefHeading___Toc5799_3997339420" text:style-name="Index_20_Link" text:visited-style-name="Index_20_Link">Linked<text:tab/>27</text:a></text:p>
          <text:p text:style-name="P166"><text:a xlink:type="simple" xlink:href="#__RefHeading___Toc1857_367637681411" text:style-name="Index_20_Link" text:visited-style-name="Index_20_Link">Last Operator Select Linked All<text:tab/>27</text:a></text:p>
          <text:p text:style-name="P167"><text:a xlink:type="simple" xlink:href="#__RefHeading___Toc1859_367637681411" text:style-name="Index_20_Link" text:visited-style-name="Index_20_Link">Delimit<text:tab/>27</text:a></text:p>
          <text:p text:style-name="P165"><text:a xlink:type="simple" xlink:href="#__RefHeading___Toc5801_3997339420" text:style-name="Index_20_Link" text:visited-style-name="Index_20_Link">Similar<text:tab/>27</text:a></text:p>
          <text:p text:style-name="P166"><text:a xlink:type="simple" xlink:href="#__RefHeading___Toc5803_3997339420" text:style-name="Index_20_Link" text:visited-style-name="Index_20_Link">Last Operator Select Similar<text:tab/>27</text:a></text:p>
          <text:p text:style-name="P167"><text:a xlink:type="simple" xlink:href="#__RefHeading___Toc2326_77312315911" text:style-name="Index_20_Link" text:visited-style-name="Index_20_Link">Type<text:tab/>27</text:a></text:p>
          <text:p text:style-name="P167"><text:a xlink:type="simple" xlink:href="#__RefHeading___Toc2328_77312315911" text:style-name="Index_20_Link" text:visited-style-name="Index_20_Link">Compare<text:tab/>27</text:a></text:p>
          <text:p text:style-name="P167"><text:a xlink:type="simple" xlink:href="#__RefHeading___Toc2330_77312315911" text:style-name="Index_20_Link" text:visited-style-name="Index_20_Link">Threshold<text:tab/>27</text:a></text:p>
          <text:p text:style-name="P165"><text:a xlink:type="simple" xlink:href="#__RefHeading___Toc2332_77312315911" text:style-name="Index_20_Link" text:visited-style-name="Index_20_Link">Random<text:tab/>28</text:a></text:p>
          <text:p text:style-name="P166"><text:a xlink:type="simple" xlink:href="#__RefHeading___Toc2334_77312315911" text:style-name="Index_20_Link" text:visited-style-name="Index_20_Link">Last Operator Select Random<text:tab/>28</text:a></text:p>
          <text:p text:style-name="P167"><text:a xlink:type="simple" xlink:href="#__RefHeading___Toc2336_77312315911" text:style-name="Index_20_Link" text:visited-style-name="Index_20_Link">Percent<text:tab/>28</text:a></text:p>
          <text:p text:style-name="P167"><text:a xlink:type="simple" xlink:href="#__RefHeading___Toc2338_77312315911" text:style-name="Index_20_Link" text:visited-style-name="Index_20_Link">Random Seed<text:tab/>28</text:a></text:p>
          <text:p text:style-name="P167"><text:a xlink:type="simple" xlink:href="#__RefHeading___Toc2340_77312315911" text:style-name="Index_20_Link" text:visited-style-name="Index_20_Link">Action<text:tab/>28</text:a></text:p>
          <text:p text:style-name="P165"><text:a xlink:type="simple" xlink:href="#__RefHeading___Toc2342_77312315911" text:style-name="Index_20_Link" text:visited-style-name="Index_20_Link">Checker Deselect<text:tab/>28</text:a></text:p>
          <text:p text:style-name="P166"><text:a xlink:type="simple" xlink:href="#__RefHeading___Toc2344_77312315911" text:style-name="Index_20_Link" text:visited-style-name="Index_20_Link">Last Operator Checker Deselect<text:tab/>28</text:a></text:p>
          <text:p text:style-name="P167"><text:a xlink:type="simple" xlink:href="#__RefHeading___Toc2346_77312315911" text:style-name="Index_20_Link" text:visited-style-name="Index_20_Link">Nth Element<text:tab/>28</text:a></text:p>
          <text:p text:style-name="P167"><text:a xlink:type="simple" xlink:href="#__RefHeading___Toc2348_77312315911" text:style-name="Index_20_Link" text:visited-style-name="Index_20_Link">Skip<text:tab/>28</text:a></text:p>
          <text:p text:style-name="P167"><text:a xlink:type="simple" xlink:href="#__RefHeading___Toc2350_77312315911" text:style-name="Index_20_Link" text:visited-style-name="Index_20_Link">Offset<text:tab/>28</text:a></text:p>
          <text:p text:style-name="P165"><text:a xlink:type="simple" xlink:href="#__RefHeading___Toc5805_3997339420" text:style-name="Index_20_Link" text:visited-style-name="Index_20_Link">Control Point Row<text:tab/>28</text:a></text:p>
          <text:p text:style-name="P165"><text:a xlink:type="simple" xlink:href="#__RefHeading___Toc5807_3997339420" text:style-name="Index_20_Link" text:visited-style-name="Index_20_Link">More<text:tab/>28</text:a></text:p>
          <text:p text:style-name="P165"><text:a xlink:type="simple" xlink:href="#__RefHeading___Toc5809_3997339420" text:style-name="Index_20_Link" text:visited-style-name="Index_20_Link">Less<text:tab/>28</text:a></text:p>
          <text:p text:style-name="P164"><text:a xlink:type="simple" xlink:href="#__RefHeading___Toc5811_3997339420" text:style-name="Index_20_Link" text:visited-style-name="Index_20_Link">Metaball Object - Edit Mode<text:tab/>29</text:a></text:p>
          <text:p text:style-name="P165"><text:a xlink:type="simple" xlink:href="#__RefHeading___Toc4843_1514497418" text:style-name="Index_20_Link" text:visited-style-name="Index_20_Link">Legacy<text:tab/>29</text:a></text:p>
          <text:p text:style-name="P166"><text:a xlink:type="simple" xlink:href="#__RefHeading___Toc4871_1514497418" text:style-name="Index_20_Link" text:visited-style-name="Index_20_Link">Box select<text:tab/>29</text:a></text:p>
          <text:p text:style-name="P166"><text:a xlink:type="simple" xlink:href="#__RefHeading___Toc4873_1514497418" text:style-name="Index_20_Link" text:visited-style-name="Index_20_Link">Circle select<text:tab/>29</text:a></text:p>
          <text:p text:style-name="P165"><text:a xlink:type="simple" xlink:href="#__RefHeading___Toc8790_3269378711" text:style-name="Index_20_Link" text:visited-style-name="Index_20_Link">Lasso Select<text:tab/>29</text:a></text:p>
          <text:p text:style-name="P165"><text:a xlink:type="simple" xlink:href="#__RefHeading___Toc5813_3997339420" text:style-name="Index_20_Link" text:visited-style-name="Index_20_Link">All<text:tab/>29</text:a></text:p>
          <text:p text:style-name="P165"><text:a xlink:type="simple" xlink:href="#__RefHeading___Toc1077_2074365274111" text:style-name="Index_20_Link" text:visited-style-name="Index_20_Link">None<text:tab/>29</text:a></text:p>
          <text:p text:style-name="P165"><text:a xlink:type="simple" xlink:href="#__RefHeading___Toc1079_2074365274111" text:style-name="Index_20_Link" text:visited-style-name="Index_20_Link">Inverse<text:tab/>29</text:a></text:p>
          <text:p text:style-name="P165"><text:a xlink:type="simple" xlink:href="#__RefHeading___Toc5815_3997339420" text:style-name="Index_20_Link" text:visited-style-name="Index_20_Link">Similar<text:tab/>29</text:a></text:p>
          <text:p text:style-name="P166"><text:a xlink:type="simple" xlink:href="#__RefHeading___Toc5817_3997339420" text:style-name="Index_20_Link" text:visited-style-name="Index_20_Link">Last Operator Select Similar<text:tab/>30</text:a></text:p>
          <text:p text:style-name="P167"><text:a xlink:type="simple" xlink:href="#__RefHeading___Toc2326_77312315912" text:style-name="Index_20_Link" text:visited-style-name="Index_20_Link">Type<text:tab/>30</text:a></text:p>
          <text:p text:style-name="P167"><text:a xlink:type="simple" xlink:href="#__RefHeading___Toc2328_77312315912" text:style-name="Index_20_Link" text:visited-style-name="Index_20_Link">Compare<text:tab/>30</text:a></text:p>
          <text:p text:style-name="P167"><text:a xlink:type="simple" xlink:href="#__RefHeading___Toc2330_77312315912" text:style-name="Index_20_Link" text:visited-style-name="Index_20_Link">Threshold<text:tab/>30</text:a></text:p>
          <text:p text:style-name="P165"><text:a xlink:type="simple" xlink:href="#__RefHeading___Toc5819_3997339420" text:style-name="Index_20_Link" text:visited-style-name="Index_20_Link">Random<text:tab/>30</text:a></text:p>
          <text:p text:style-name="P166"><text:a xlink:type="simple" xlink:href="#__RefHeading___Toc2334_77312315912" text:style-name="Index_20_Link" text:visited-style-name="Index_20_Link">Last Operator Select Random<text:tab/>30</text:a></text:p>
          <text:p text:style-name="P167"><text:a xlink:type="simple" xlink:href="#__RefHeading___Toc2336_77312315912" text:style-name="Index_20_Link" text:visited-style-name="Index_20_Link">Percent<text:tab/>30</text:a></text:p>
          <text:p text:style-name="P167"><text:a xlink:type="simple" xlink:href="#__RefHeading___Toc2338_77312315912" text:style-name="Index_20_Link" text:visited-style-name="Index_20_Link">Random Seed<text:tab/>30</text:a></text:p>
          <text:p text:style-name="P167"><text:a xlink:type="simple" xlink:href="#__RefHeading___Toc2340_77312315912" text:style-name="Index_20_Link" text:visited-style-name="Index_20_Link">Action<text:tab/>30</text:a></text:p>
          <text:p text:style-name="P164"><text:a xlink:type="simple" xlink:href="#__RefHeading___Toc5811_39973394201" text:style-name="Index_20_Link" text:visited-style-name="Index_20_Link">Text Object - Edit Mode<text:tab/>30</text:a></text:p>
          <text:p text:style-name="P165"><text:a xlink:type="simple" xlink:href="#__RefHeading___Toc5813_39973394201" text:style-name="Index_20_Link" text:visited-style-name="Index_20_Link">All<text:tab/>30</text:a></text:p>
          <text:p text:style-name="P165"><text:a xlink:type="simple" xlink:href="#__RefHeading___Toc1077_20743652741111" text:style-name="Index_20_Link" text:visited-style-name="Index_20_Link">Line End, Line Begin, etc.<text:tab/>30</text:a></text:p>
          <text:p text:style-name="P164"><text:a xlink:type="simple" xlink:href="#__RefHeading___Toc5821_3997339420" text:style-name="Index_20_Link" text:visited-style-name="Index_20_Link">Grease Pencil Object - Edit Mode, Sculpt Mode<text:tab/>31</text:a></text:p>
          <text:p text:style-name="P165"><text:a xlink:type="simple" xlink:href="#__RefHeading___Toc4845_1514497418" text:style-name="Index_20_Link" text:visited-style-name="Index_20_Link">Legacy<text:tab/>31</text:a></text:p>
          <text:p text:style-name="P166"><text:a xlink:type="simple" xlink:href="#__RefHeading___Toc4875_1514497418" text:style-name="Index_20_Link" text:visited-style-name="Index_20_Link">Box select<text:tab/>31</text:a></text:p>
          <text:p text:style-name="P166"><text:a xlink:type="simple" xlink:href="#__RefHeading___Toc4877_1514497418" text:style-name="Index_20_Link" text:visited-style-name="Index_20_Link">Circle select<text:tab/>31</text:a></text:p>
          <text:p text:style-name="P165"><text:a xlink:type="simple" xlink:href="#__RefHeading___Toc8792_3269378711" text:style-name="Index_20_Link" text:visited-style-name="Index_20_Link">Lasso Select<text:tab/>31</text:a></text:p>
          <text:p text:style-name="P165"><text:a xlink:type="simple" xlink:href="#__RefHeading___Toc5823_3997339420" text:style-name="Index_20_Link" text:visited-style-name="Index_20_Link">All<text:tab/>31</text:a></text:p>
          <text:p text:style-name="P165"><text:a xlink:type="simple" xlink:href="#__RefHeading___Toc1077_2074365274112" text:style-name="Index_20_Link" text:visited-style-name="Index_20_Link">None<text:tab/>31</text:a></text:p>
          <text:p text:style-name="P165"><text:soft-page-break/><text:a xlink:type="simple" xlink:href="#__RefHeading___Toc1079_2074365274112" text:style-name="Index_20_Link" text:visited-style-name="Index_20_Link">Inverse<text:tab/>31</text:a></text:p>
          <text:p text:style-name="P165"><text:a xlink:type="simple" xlink:href="#__RefHeading___Toc5825_3997339420" text:style-name="Index_20_Link" text:visited-style-name="Index_20_Link">Linked<text:tab/>32</text:a></text:p>
          <text:p text:style-name="P166"><text:a xlink:type="simple" xlink:href="#__RefHeading___Toc1857_367637681412" text:style-name="Index_20_Link" text:visited-style-name="Index_20_Link">Last Operator Select Linked All<text:tab/>32</text:a></text:p>
          <text:p text:style-name="P167"><text:a xlink:type="simple" xlink:href="#__RefHeading___Toc1859_367637681412" text:style-name="Index_20_Link" text:visited-style-name="Index_20_Link">Delimit<text:tab/>32</text:a></text:p>
          <text:p text:style-name="P165"><text:a xlink:type="simple" xlink:href="#__RefHeading___Toc5827_3997339420" text:style-name="Index_20_Link" text:visited-style-name="Index_20_Link">Alternated<text:tab/>32</text:a></text:p>
          <text:p text:style-name="P166"><text:a xlink:type="simple" xlink:href="#__RefHeading___Toc1857_3676376814121" text:style-name="Index_20_Link" text:visited-style-name="Index_20_Link">Last Operator Alternated<text:tab/>32</text:a></text:p>
          <text:p text:style-name="P167"><text:a xlink:type="simple" xlink:href="#__RefHeading___Toc1859_3676376814121" text:style-name="Index_20_Link" text:visited-style-name="Index_20_Link">Unselect Ends<text:tab/>32</text:a></text:p>
          <text:p text:style-name="P165"><text:a xlink:type="simple" xlink:href="#__RefHeading___Toc5829_3997339420" text:style-name="Index_20_Link" text:visited-style-name="Index_20_Link">Grouped<text:tab/>32</text:a></text:p>
          <text:p text:style-name="P166"><text:a xlink:type="simple" xlink:href="#__RefHeading___Toc1857_36763768141211" text:style-name="Index_20_Link" text:visited-style-name="Index_20_Link">Last Operator Select Grouped<text:tab/>32</text:a></text:p>
          <text:p text:style-name="P167"><text:a xlink:type="simple" xlink:href="#__RefHeading___Toc1859_36763768141211" text:style-name="Index_20_Link" text:visited-style-name="Index_20_Link">Type<text:tab/>32</text:a></text:p>
          <text:p text:style-name="P165"><text:a xlink:type="simple" xlink:href="#__RefHeading___Toc5831_3997339420" text:style-name="Index_20_Link" text:visited-style-name="Index_20_Link">First<text:tab/>32</text:a></text:p>
          <text:p text:style-name="P166"><text:a xlink:type="simple" xlink:href="#__RefHeading___Toc5833_3997339420" text:style-name="Index_20_Link" text:visited-style-name="Index_20_Link">Last Operator Select First<text:tab/>32</text:a></text:p>
          <text:p text:style-name="P167"><text:a xlink:type="simple" xlink:href="#__RefHeading___Toc5835_3997339420" text:style-name="Index_20_Link" text:visited-style-name="Index_20_Link">Selected Strokes only<text:tab/>32</text:a></text:p>
          <text:p text:style-name="P167"><text:a xlink:type="simple" xlink:href="#__RefHeading___Toc5837_3997339420" text:style-name="Index_20_Link" text:visited-style-name="Index_20_Link">Extend<text:tab/>32</text:a></text:p>
          <text:p text:style-name="P165"><text:a xlink:type="simple" xlink:href="#__RefHeading___Toc5839_3997339420" text:style-name="Index_20_Link" text:visited-style-name="Index_20_Link">Last<text:tab/>33</text:a></text:p>
          <text:p text:style-name="P166"><text:a xlink:type="simple" xlink:href="#__RefHeading___Toc5841_3997339420" text:style-name="Index_20_Link" text:visited-style-name="Index_20_Link">Last Operator Select Last<text:tab/>33</text:a></text:p>
          <text:p text:style-name="P167"><text:a xlink:type="simple" xlink:href="#__RefHeading___Toc5843_3997339420" text:style-name="Index_20_Link" text:visited-style-name="Index_20_Link">Selected Strokes only<text:tab/>33</text:a></text:p>
          <text:p text:style-name="P167"><text:a xlink:type="simple" xlink:href="#__RefHeading___Toc5845_3997339420" text:style-name="Index_20_Link" text:visited-style-name="Index_20_Link">Extend<text:tab/>33</text:a></text:p>
          <text:p text:style-name="P165"><text:a xlink:type="simple" xlink:href="#__RefHeading___Toc5847_3997339420" text:style-name="Index_20_Link" text:visited-style-name="Index_20_Link">More<text:tab/>33</text:a></text:p>
          <text:p text:style-name="P165"><text:a xlink:type="simple" xlink:href="#__RefHeading___Toc5849_3997339420" text:style-name="Index_20_Link" text:visited-style-name="Index_20_Link">Less<text:tab/>33</text:a></text:p>
          <text:p text:style-name="P164"><text:a xlink:type="simple" xlink:href="#__RefHeading___Toc9027_3997339420" text:style-name="Index_20_Link" text:visited-style-name="Index_20_Link">Armature Object - Edit Mode<text:tab/>33</text:a></text:p>
          <text:p text:style-name="P165"><text:a xlink:type="simple" xlink:href="#__RefHeading___Toc4847_1514497418" text:style-name="Index_20_Link" text:visited-style-name="Index_20_Link">Legacy<text:tab/>33</text:a></text:p>
          <text:p text:style-name="P166"><text:a xlink:type="simple" xlink:href="#__RefHeading___Toc4879_1514497418" text:style-name="Index_20_Link" text:visited-style-name="Index_20_Link">Box select<text:tab/>33</text:a></text:p>
          <text:p text:style-name="P166"><text:a xlink:type="simple" xlink:href="#__RefHeading___Toc4881_1514497418" text:style-name="Index_20_Link" text:visited-style-name="Index_20_Link">Circle select<text:tab/>34</text:a></text:p>
          <text:p text:style-name="P165"><text:a xlink:type="simple" xlink:href="#__RefHeading___Toc8794_3269378711" text:style-name="Index_20_Link" text:visited-style-name="Index_20_Link">Lasso Select<text:tab/>34</text:a></text:p>
          <text:p text:style-name="P165"><text:a xlink:type="simple" xlink:href="#__RefHeading___Toc8890_3997339420" text:style-name="Index_20_Link" text:visited-style-name="Index_20_Link">All<text:tab/>34</text:a></text:p>
          <text:p text:style-name="P165"><text:a xlink:type="simple" xlink:href="#__RefHeading___Toc1077_20743652741121" text:style-name="Index_20_Link" text:visited-style-name="Index_20_Link">None<text:tab/>34</text:a></text:p>
          <text:p text:style-name="P165"><text:a xlink:type="simple" xlink:href="#__RefHeading___Toc1079_20743652741121" text:style-name="Index_20_Link" text:visited-style-name="Index_20_Link">Inverse<text:tab/>34</text:a></text:p>
          <text:p text:style-name="P165"><text:a xlink:type="simple" xlink:href="#__RefHeading___Toc9029_3997339420" text:style-name="Index_20_Link" text:visited-style-name="Index_20_Link">Similar<text:tab/>34</text:a></text:p>
          <text:p text:style-name="P166"><text:a xlink:type="simple" xlink:href="#__RefHeading___Toc8884_3997339420" text:style-name="Index_20_Link" text:visited-style-name="Index_20_Link">Last Operator Select Similar<text:tab/>34</text:a></text:p>
          <text:p text:style-name="P167"><text:a xlink:type="simple" xlink:href="#__RefHeading___Toc2326_773123159121" text:style-name="Index_20_Link" text:visited-style-name="Index_20_Link">Type<text:tab/>34</text:a></text:p>
          <text:p text:style-name="P167"><text:a xlink:type="simple" xlink:href="#__RefHeading___Toc2328_773123159121" text:style-name="Index_20_Link" text:visited-style-name="Index_20_Link">Compare<text:tab/>34</text:a></text:p>
          <text:p text:style-name="P167"><text:a xlink:type="simple" xlink:href="#__RefHeading___Toc2330_773123159121" text:style-name="Index_20_Link" text:visited-style-name="Index_20_Link">Threshold<text:tab/>34</text:a></text:p>
          <text:p text:style-name="P165"><text:a xlink:type="simple" xlink:href="#__RefHeading___Toc2187_20743652741" text:style-name="Index_20_Link" text:visited-style-name="Index_20_Link">Mirror Selection<text:tab/>35</text:a></text:p>
          <text:p text:style-name="P166"><text:a xlink:type="simple" xlink:href="#__RefHeading___Toc3277_78964983411" text:style-name="Index_20_Link" text:visited-style-name="Index_20_Link">Last Operator Select Mirror<text:tab/>35</text:a></text:p>
          <text:p text:style-name="P167"><text:a xlink:type="simple" xlink:href="#__RefHeading___Toc3279_78964983411" text:style-name="Index_20_Link" text:visited-style-name="Index_20_Link">Extend<text:tab/>35</text:a></text:p>
          <text:p text:style-name="P165"><text:a xlink:type="simple" xlink:href="#__RefHeading___Toc2189_20743652741" text:style-name="Index_20_Link" text:visited-style-name="Index_20_Link">By Pattern<text:tab/>35</text:a></text:p>
          <text:p text:style-name="P166"><text:a xlink:type="simple" xlink:href="#__RefHeading___Toc3222_78964983411" text:style-name="Index_20_Link" text:visited-style-name="Index_20_Link">Pattern<text:tab/>35</text:a></text:p>
          <text:p text:style-name="P166"><text:a xlink:type="simple" xlink:href="#__RefHeading___Toc3224_78964983411" text:style-name="Index_20_Link" text:visited-style-name="Index_20_Link">Case Sensitive<text:tab/>35</text:a></text:p>
          <text:p text:style-name="P166"><text:a xlink:type="simple" xlink:href="#__RefHeading___Toc3226_78964983411" text:style-name="Index_20_Link" text:visited-style-name="Index_20_Link">Extend<text:tab/>35</text:a></text:p>
          <text:p text:style-name="P166"><text:a xlink:type="simple" xlink:href="#__RefHeading___Toc3228_78964983411" text:style-name="Index_20_Link" text:visited-style-name="Index_20_Link">Last Operator Select Pattern<text:tab/>35</text:a></text:p>
          <text:p text:style-name="P166"><text:a xlink:type="simple" xlink:href="#__RefHeading___Toc9309_3997339420" text:style-name="Index_20_Link" text:visited-style-name="Index_20_Link">Parent<text:tab/>36</text:a></text:p>
          <text:p text:style-name="P166"><text:a xlink:type="simple" xlink:href="#__RefHeading___Toc2220_20743652741" text:style-name="Index_20_Link" text:visited-style-name="Index_20_Link">Child<text:tab/>36</text:a></text:p>
          <text:p text:style-name="P166"><text:a xlink:type="simple" xlink:href="#__RefHeading___Toc2222_20743652741" text:style-name="Index_20_Link" text:visited-style-name="Index_20_Link">Extend Parent<text:tab/>36</text:a></text:p>
          <text:p text:style-name="P166"><text:a xlink:type="simple" xlink:href="#__RefHeading___Toc2224_20743652741" text:style-name="Index_20_Link" text:visited-style-name="Index_20_Link">Extend Child<text:tab/>36</text:a></text:p>
          <text:p text:style-name="P166"><text:a xlink:type="simple" xlink:href="#__RefHeading___Toc9311_3997339420" text:style-name="Index_20_Link" text:visited-style-name="Index_20_Link">More<text:tab/>36</text:a></text:p>
          <text:p text:style-name="P166"><text:a xlink:type="simple" xlink:href="#__RefHeading___Toc2216_20743652741" text:style-name="Index_20_Link" text:visited-style-name="Index_20_Link">Less<text:tab/>36</text:a></text:p>
          <text:p text:style-name="P164"><text:a xlink:type="simple" xlink:href="#__RefHeading___Toc9031_3997339420" text:style-name="Index_20_Link" text:visited-style-name="Index_20_Link">Armature Object - Pose Mode<text:tab/>36</text:a></text:p>
          <text:p text:style-name="P165"><text:a xlink:type="simple" xlink:href="#__RefHeading___Toc4849_1514497418" text:style-name="Index_20_Link" text:visited-style-name="Index_20_Link">Legacy<text:tab/>36</text:a></text:p>
          <text:p text:style-name="P166"><text:a xlink:type="simple" xlink:href="#__RefHeading___Toc4883_1514497418" text:style-name="Index_20_Link" text:visited-style-name="Index_20_Link">Box select<text:tab/>37</text:a></text:p>
          <text:p text:style-name="P166"><text:a xlink:type="simple" xlink:href="#__RefHeading___Toc4885_1514497418" text:style-name="Index_20_Link" text:visited-style-name="Index_20_Link">Circle select<text:tab/>37</text:a></text:p>
          <text:p text:style-name="P165"><text:a xlink:type="simple" xlink:href="#__RefHeading___Toc8796_3269378711" text:style-name="Index_20_Link" text:visited-style-name="Index_20_Link">Lasso Select<text:tab/>37</text:a></text:p>
          <text:p text:style-name="P165"><text:a xlink:type="simple" xlink:href="#__RefHeading___Toc8890_39973394201" text:style-name="Index_20_Link" text:visited-style-name="Index_20_Link">All<text:tab/>37</text:a></text:p>
          <text:p text:style-name="P165"><text:soft-page-break/><text:a xlink:type="simple" xlink:href="#__RefHeading___Toc1077_207436527411211" text:style-name="Index_20_Link" text:visited-style-name="Index_20_Link">None<text:tab/>37</text:a></text:p>
          <text:p text:style-name="P165"><text:a xlink:type="simple" xlink:href="#__RefHeading___Toc1079_207436527411211" text:style-name="Index_20_Link" text:visited-style-name="Index_20_Link">Inverse<text:tab/>37</text:a></text:p>
          <text:p text:style-name="P165"><text:a xlink:type="simple" xlink:href="#__RefHeading___Toc9033_3997339420" text:style-name="Index_20_Link" text:visited-style-name="Index_20_Link">Grouped<text:tab/>37</text:a></text:p>
          <text:p text:style-name="P165"><text:a xlink:type="simple" xlink:href="#__RefHeading___Toc9035_3997339420" text:style-name="Index_20_Link" text:visited-style-name="Index_20_Link">Constraint Targets<text:tab/>37</text:a></text:p>
          <text:p text:style-name="P165"><text:a xlink:type="simple" xlink:href="#__RefHeading___Toc2189_207436527411" text:style-name="Index_20_Link" text:visited-style-name="Index_20_Link">By Pattern<text:tab/>37</text:a></text:p>
          <text:p text:style-name="P166"><text:a xlink:type="simple" xlink:href="#__RefHeading___Toc3222_789649834111" text:style-name="Index_20_Link" text:visited-style-name="Index_20_Link">Pattern<text:tab/>38</text:a></text:p>
          <text:p text:style-name="P166"><text:a xlink:type="simple" xlink:href="#__RefHeading___Toc3224_789649834111" text:style-name="Index_20_Link" text:visited-style-name="Index_20_Link">Case Sensitive<text:tab/>38</text:a></text:p>
          <text:p text:style-name="P166"><text:a xlink:type="simple" xlink:href="#__RefHeading___Toc3226_789649834111" text:style-name="Index_20_Link" text:visited-style-name="Index_20_Link">Extend<text:tab/>38</text:a></text:p>
          <text:p text:style-name="P166"><text:a xlink:type="simple" xlink:href="#__RefHeading___Toc3228_789649834111" text:style-name="Index_20_Link" text:visited-style-name="Index_20_Link">Last Operator Select Pattern<text:tab/>38</text:a></text:p>
          <text:p text:style-name="P165"><text:a xlink:type="simple" xlink:href="#__RefHeading___Toc9037_3997339420" text:style-name="Index_20_Link" text:visited-style-name="Index_20_Link">Flip Active<text:tab/>38</text:a></text:p>
          <text:p text:style-name="P166"><text:a xlink:type="simple" xlink:href="#__RefHeading___Toc9313_3997339420" text:style-name="Index_20_Link" text:visited-style-name="Index_20_Link">Last Operator Flip Active/Selected Bone<text:tab/>38</text:a></text:p>
          <text:p text:style-name="P167"><text:a xlink:type="simple" xlink:href="#__RefHeading___Toc9315_3997339420" text:style-name="Index_20_Link" text:visited-style-name="Index_20_Link">Active Only<text:tab/>38</text:a></text:p>
          <text:p text:style-name="P167"><text:a xlink:type="simple" xlink:href="#__RefHeading___Toc9317_3997339420" text:style-name="Index_20_Link" text:visited-style-name="Index_20_Link">Extend<text:tab/>38</text:a></text:p>
          <text:p text:style-name="P166"><text:a xlink:type="simple" xlink:href="#__RefHeading___Toc9319_3997339420" text:style-name="Index_20_Link" text:visited-style-name="Index_20_Link">Parent<text:tab/>38</text:a></text:p>
          <text:p text:style-name="P166"><text:a xlink:type="simple" xlink:href="#__RefHeading___Toc2220_20743652742" text:style-name="Index_20_Link" text:visited-style-name="Index_20_Link">Child<text:tab/>38</text:a></text:p>
          <text:p text:style-name="P166"><text:a xlink:type="simple" xlink:href="#__RefHeading___Toc2222_20743652742" text:style-name="Index_20_Link" text:visited-style-name="Index_20_Link">Extend Parent<text:tab/>39</text:a></text:p>
          <text:p text:style-name="P166"><text:a xlink:type="simple" xlink:href="#__RefHeading___Toc2224_20743652742" text:style-name="Index_20_Link" text:visited-style-name="Index_20_Link">Extend Child<text:tab/>39</text:a></text:p>
          <text:p text:style-name="P164"><text:a xlink:type="simple" xlink:href="#__RefHeading___Toc9031_39973394201" text:style-name="Index_20_Link" text:visited-style-name="Index_20_Link">Lattice Object - Edit Mode<text:tab/>39</text:a></text:p>
          <text:p text:style-name="P165"><text:a xlink:type="simple" xlink:href="#__RefHeading___Toc4851_1514497418" text:style-name="Index_20_Link" text:visited-style-name="Index_20_Link">Legacy<text:tab/>39</text:a></text:p>
          <text:p text:style-name="P166"><text:a xlink:type="simple" xlink:href="#__RefHeading___Toc4887_1514497418" text:style-name="Index_20_Link" text:visited-style-name="Index_20_Link">Box select<text:tab/>39</text:a></text:p>
          <text:p text:style-name="P166"><text:a xlink:type="simple" xlink:href="#__RefHeading___Toc4889_1514497418" text:style-name="Index_20_Link" text:visited-style-name="Index_20_Link">Circle select<text:tab/>39</text:a></text:p>
          <text:p text:style-name="P165"><text:a xlink:type="simple" xlink:href="#__RefHeading___Toc8798_3269378711" text:style-name="Index_20_Link" text:visited-style-name="Index_20_Link">Lasso Select<text:tab/>39</text:a></text:p>
          <text:p text:style-name="P165"><text:a xlink:type="simple" xlink:href="#__RefHeading___Toc8890_399733942011" text:style-name="Index_20_Link" text:visited-style-name="Index_20_Link">All<text:tab/>39</text:a></text:p>
          <text:p text:style-name="P165"><text:a xlink:type="simple" xlink:href="#__RefHeading___Toc1077_2074365274112111" text:style-name="Index_20_Link" text:visited-style-name="Index_20_Link">None<text:tab/>40</text:a></text:p>
          <text:p text:style-name="P165"><text:a xlink:type="simple" xlink:href="#__RefHeading___Toc1079_2074365274112111" text:style-name="Index_20_Link" text:visited-style-name="Index_20_Link">Inverse<text:tab/>40</text:a></text:p>
          <text:p text:style-name="P165"><text:a xlink:type="simple" xlink:href="#__RefHeading___Toc9201_3997339420" text:style-name="Index_20_Link" text:visited-style-name="Index_20_Link">Mirror<text:tab/>40</text:a></text:p>
          <text:p text:style-name="P166"><text:a xlink:type="simple" xlink:href="#__RefHeading___Toc3277_78964983412" text:style-name="Index_20_Link" text:visited-style-name="Index_20_Link">Last Operator Select Mirror<text:tab/>40</text:a></text:p>
          <text:p text:style-name="P167"><text:a xlink:type="simple" xlink:href="#__RefHeading___Toc9321_3997339420" text:style-name="Index_20_Link" text:visited-style-name="Index_20_Link">Axis<text:tab/>40</text:a></text:p>
          <text:p text:style-name="P167"><text:a xlink:type="simple" xlink:href="#__RefHeading___Toc3279_78964983412" text:style-name="Index_20_Link" text:visited-style-name="Index_20_Link">Extend<text:tab/>40</text:a></text:p>
          <text:p text:style-name="P16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0</text:a></text:p>
          <text:p text:style-name="P166"><text:a xlink:type="simple" xlink:href="#__RefHeading___Toc2815_37123932751" text:style-name="Index_20_Link" text:visited-style-name="Index_20_Link">Last Operator Select Ungrouped<text:tab/>40</text:a></text:p>
          <text:p text:style-name="P167"><text:a xlink:type="simple" xlink:href="#__RefHeading___Toc2817_37123932751" text:style-name="Index_20_Link" text:visited-style-name="Index_20_Link">Extend<text:tab/>40</text:a></text:p>
          <text:p text:style-name="P165"><text:a xlink:type="simple" xlink:href="#__RefHeading___Toc9203_3997339420" text:style-name="Index_20_Link" text:visited-style-name="Index_20_Link">More<text:tab/>40</text:a></text:p>
          <text:p text:style-name="P165"><text:a xlink:type="simple" xlink:href="#__RefHeading___Toc2823_37123932751" text:style-name="Index_20_Link" text:visited-style-name="Index_20_Link">Less<text:tab/>40</text:a></text:p>
          <text:p text:style-name="P164"><text:a xlink:type="simple" xlink:href="#__RefHeading___Toc4972_1561880822" text:style-name="Index_20_Link" text:visited-style-name="Index_20_Link">Particles - Particle Mode<text:tab/>41</text:a></text:p>
          <text:p text:style-name="P165"><text:a xlink:type="simple" xlink:href="#__RefHeading___Toc4853_1514497418" text:style-name="Index_20_Link" text:visited-style-name="Index_20_Link">Legacy<text:tab/>41</text:a></text:p>
          <text:p text:style-name="P166"><text:a xlink:type="simple" xlink:href="#__RefHeading___Toc4891_1514497418" text:style-name="Index_20_Link" text:visited-style-name="Index_20_Link">Box select<text:tab/>41</text:a></text:p>
          <text:p text:style-name="P166"><text:a xlink:type="simple" xlink:href="#__RefHeading___Toc4893_1514497418" text:style-name="Index_20_Link" text:visited-style-name="Index_20_Link">Circle select<text:tab/>41</text:a></text:p>
          <text:p text:style-name="P165"><text:a xlink:type="simple" xlink:href="#__RefHeading___Toc8800_3269378711" text:style-name="Index_20_Link" text:visited-style-name="Index_20_Link">Lasso Select<text:tab/>41</text:a></text:p>
          <text:p text:style-name="P165"><text:a xlink:type="simple" xlink:href="#__RefHeading___Toc4974_1561880822" text:style-name="Index_20_Link" text:visited-style-name="Index_20_Link">All<text:tab/>41</text:a></text:p>
          <text:p text:style-name="P165"><text:a xlink:type="simple" xlink:href="#__RefHeading___Toc1077_20743652741121111" text:style-name="Index_20_Link" text:visited-style-name="Index_20_Link">None<text:tab/>41</text:a></text:p>
          <text:p text:style-name="P165"><text:a xlink:type="simple" xlink:href="#__RefHeading___Toc1079_20743652741121111" text:style-name="Index_20_Link" text:visited-style-name="Index_20_Link">Inverse<text:tab/>41</text:a></text:p>
          <text:p text:style-name="P165"><text:a xlink:type="simple" xlink:href="#__RefHeading___Toc4976_1561880822" text:style-name="Index_20_Link" text:visited-style-name="Index_20_Link">More<text:tab/>42</text:a></text:p>
          <text:p text:style-name="P165"><text:a xlink:type="simple" xlink:href="#__RefHeading___Toc2823_371239327511" text:style-name="Index_20_Link" text:visited-style-name="Index_20_Link">Less<text:tab/>42</text:a></text:p>
          <text:p text:style-name="P165"><text:a xlink:type="simple" xlink:href="#__RefHeading___Toc4462_4119522622" text:style-name="Index_20_Link" text:visited-style-name="Index_20_Link">Linked<text:tab/>42</text:a></text:p>
          <text:p text:style-name="P165"><text:a xlink:type="simple" xlink:href="#__RefHeading___Toc4978_1561880822" text:style-name="Index_20_Link" text:visited-style-name="Index_20_Link">Random<text:tab/>42</text:a></text:p>
          <text:p text:style-name="P166"><text:a xlink:type="simple" xlink:href="#__RefHeading___Toc3281_78964983411" text:style-name="Index_20_Link" text:visited-style-name="Index_20_Link">Last Operator Select Random<text:tab/>42</text:a></text:p>
          <text:p text:style-name="P167"><text:a xlink:type="simple" xlink:href="#__RefHeading___Toc3283_78964983411" text:style-name="Index_20_Link" text:visited-style-name="Index_20_Link">Percent<text:tab/>42</text:a></text:p>
          <text:p text:style-name="P167"><text:a xlink:type="simple" xlink:href="#__RefHeading___Toc3285_78964983411" text:style-name="Index_20_Link" text:visited-style-name="Index_20_Link">Random Seed<text:tab/>42</text:a></text:p>
          <text:p text:style-name="P167"><text:a xlink:type="simple" xlink:href="#__RefHeading___Toc3287_78964983411" text:style-name="Index_20_Link" text:visited-style-name="Index_20_Link">Action<text:tab/>42</text:a></text:p>
          <text:p text:style-name="P167"><text:a xlink:type="simple" xlink:href="#__RefHeading___Toc4980_1561880822" text:style-name="Index_20_Link" text:visited-style-name="Index_20_Link">Type<text:tab/>42</text:a></text:p>
        </text:index-body>
      </text:table-of-content>
      <text:p text:style-name="Standard"/>
      <text:p text:style-name="P132"/>
      <table:table table:name="Tabelle1" table:style-name="Tabelle1">
        <table:table-column table:style-name="Tabelle1.A"/>
        <table:table-row table:style-name="TableLine2964512345024">
          <table:table-cell table:style-name="Tabelle1.A1" office:value-type="string">
            <text:h text:style-name="P177" text:outline-level="1"><text:bookmark-start text:name="__RefHeading___Toc1073_2074365274"/>Select menu<text:bookmark-end text:name="__RefHeading___Toc1073_2074365274"/></text:h>
          </table:table-cell>
        </table:table-row>
      </table:table>
      <text:p text:style-name="P3"/>
      <text:p text:style-name="P5">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4"/>
      <text:p text:style-name="P3"/>
      <table:table table:name="Tabelle21" table:style-name="Tabelle21">
        <table:table-column table:style-name="Tabelle21.A"/>
        <table:table-row table:style-name="TableLine2964512347472">
          <table:table-cell table:style-name="Tabelle21.A1" office:value-type="string">
            <text:h text:style-name="P178" text:outline-level="1"><text:bookmark-start text:name="__RefHeading___Toc3406_3569538659"/>Object Mode - Select menu<text:bookmark-end text:name="__RefHeading___Toc3406_3569538659"/></text:h>
          </table:table-cell>
        </table:table-row>
      </table:table>
      <text:p text:style-name="P2"/>
      <text:p text:style-name="Text_20_body"><draw:frame draw:style-name="fr1" draw:name="Bild98" text:anchor-type="paragraph" svg:y="0.09cm" svg:width="2.521cm" svg:height="5.62cm" draw:z-index="0"><draw:image xlink:href="Pictures/10000201000000950000014C4B1F3A7488D9B443.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1" draw:name="Bild2" text:anchor-type="paragraph" svg:y="0.912cm" svg:width="5.74cm" svg:height="0.801cm" draw:z-index="98"><draw:image xlink:href="Pictures/10000000000001530000002FCEAE657677B7A13A.jpg" xlink:type="simple" xlink:show="embed" xlink:actuate="onLoad" draw:mime-type="image/jpeg"/></draw:frame><text:bookmark-start text:name="__RefHeading___Toc4512_2050212898"/>Legacy<text:bookmark-end text:name="__RefHeading___Toc4512_2050212898"/></text:h>
      <text:p text:style-name="P125">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243"><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2" text:outline-level="2"><draw:frame draw:style-name="fr1" draw:name="Bild73" text:anchor-type="paragraph" svg:y="0.542cm" svg:width="6.1cm" svg:height="2.011cm" draw:z-index="109"><draw:image xlink:href="Pictures/10000201000001680000007766023F2D41F297C1.png" xlink:type="simple" xlink:show="embed" xlink:actuate="onLoad" draw:mime-type="image/png"/></draw:frame><text:bookmark-start text:name="__RefHeading___Toc8782_3269378711"/>Lasso Select<text:bookmark-end text:name="__RefHeading___Toc8782_3269378711"/></text:h>
      <text:p text:style-name="P244">A sub menu with the available lasso select modes. </text:p>
      <text:h text:style-name="Heading_20_2" text:outline-level="2"><text:bookmark-start text:name="__RefHeading___Toc1075_2074365274"/>All <text:bookmark-end text:name="__RefHeading___Toc1075_2074365274"/></text:h>
      <text:p text:style-name="P28">Select everything.</text:p>
      <text:h text:style-name="Heading_20_2" text:outline-level="2"><text:bookmark-start text:name="__RefHeading___Toc1077_2074365274"/><text:soft-page-break/>None<text:bookmark-end text:name="__RefHeading___Toc1077_2074365274"/></text:h>
      <text:p text:style-name="P28">Select nothing.</text:p>
      <text:h text:style-name="Heading_20_2" text:outline-level="2"><text:bookmark-start text:name="__RefHeading___Toc1079_2074365274"/>Inverse<text:bookmark-end text:name="__RefHeading___Toc1079_2074365274"/></text:h>
      <text:p text:style-name="P28">Invert the current selection.</text:p>
      <text:p text:style-name="Horizontal_20_Line"/>
      <text:h text:style-name="P189" text:outline-level="2"><draw:frame draw:style-name="fr3" draw:name="Bild4" text:anchor-type="paragraph" svg:width="3.57cm" svg:height="4.159cm" draw:z-index="1"><draw:image xlink:href="Pictures/10000201000000D3000000F6AD3B386C13677A8C.png" xlink:type="simple" xlink:show="embed" xlink:actuate="onLoad" draw:mime-type="image/png"/></draw:frame><text:bookmark-start text:name="__RefHeading___Toc2138_2074365274"/>Grouped<text:bookmark-end text:name="__RefHeading___Toc2138_2074365274"/></text:h>
      <text:p text:style-name="P44">Select different types of objects within the group. It requires to have a group selected.</text:p>
      <text:p text:style-name="P44">The menu items are pretty self explaining. So we won't go into detail here.</text:p>
      <text:p text:style-name="P44"/>
      <text:p text:style-name="P44"/>
      <text:p text:style-name="P44"/>
      <text:h text:style-name="P214" text:outline-level="3"><draw:frame draw:style-name="fr1" draw:name="Bild9" text:anchor-type="paragraph" svg:y="0.143cm" svg:width="4.74cm" svg:height="1.39cm" draw:z-index="2"><draw:image xlink:href="Pictures/10000000000001180000005277746C203249B8C1.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39">Extends existing selection instead of deselecting everything first.</text:p>
      <text:h text:style-name="Heading_20_4" text:outline-level="4"><text:bookmark-start text:name="__RefHeading___Toc3271_7896498341"/>Type<text:bookmark-end text:name="__RefHeading___Toc3271_7896498341"/></text:h>
      <text:p text:style-name="P39">Type is a drop-down list choose the Linked type again.</text:p>
      <text:p text:style-name="P153"/>
      <text:h text:style-name="P189" text:outline-level="2"><draw:frame draw:style-name="fr1" draw:name="Bild18" text:anchor-type="paragraph" svg:y="0.45cm" svg:width="3.611cm" svg:height="2.17cm" draw:z-index="3"><draw:image xlink:href="Pictures/10000000000000D500000080D4D92CFDE18316D4.jpg" xlink:type="simple" xlink:show="embed" xlink:actuate="onLoad" draw:mime-type="image/jpeg"/></draw:frame><text:bookmark-start text:name="__RefHeading___Toc2942_7082876531"/>Linked<text:bookmark-end text:name="__RefHeading___Toc2942_7082876531"/></text:h>
      <text:p text:style-name="P39">Linked is a menu select different types.</text:p>
      <text:p text:style-name="P49"><text:span text:style-name="T5">Select</text:span> all objects <text:span text:style-name="T5">that shares a common </text:span>data-block with the active object. <text:span text:style-name="Emphasis">Select Linked</text:span> uses the active object as a basis to select all others. </text:p>
      <text:h text:style-name="P214" text:outline-level="3"><text:bookmark-start text:name="__RefHeading___Toc3236_7896498341"/>Object Data <text:bookmark-end text:name="__RefHeading___Toc3236_7896498341"/></text:h>
      <text:p text:style-name="P49">Selects every object that is linked to the same Object Data.</text:p>
      <text:h text:style-name="P214" text:outline-level="3"><text:bookmark-start text:name="__RefHeading___Toc3238_7896498341"/>Material <text:bookmark-end text:name="__RefHeading___Toc3238_7896498341"/></text:h>
      <text:p text:style-name="P49">Selects every object that is linked to the same material data-block. </text:p>
      <text:h text:style-name="P215" text:outline-level="3"><text:bookmark-start text:name="__RefHeading___Toc3240_7896498341"/>Instanced Collection<text:bookmark-end text:name="__RefHeading___Toc3240_7896498341"/></text:h>
      <text:p text:style-name="P49">Selects every object that is linked to <text:span text:style-name="T32">the instanced collection.</text:span></text:p>
      <text:h text:style-name="P214" text:outline-level="3"><text:bookmark-start text:name="__RefHeading___Toc3244_7896498341"/>Particle System <text:bookmark-end text:name="__RefHeading___Toc3244_7896498341"/></text:h>
      <text:p text:style-name="P49"><text:span text:style-name="T6">Selects all objects that use the same </text:span><text:span text:style-name="Emphasis"><text:span text:style-name="T6">Particle System</text:span></text:span><text:span text:style-name="T6">. </text:span></text:p>
      <text:h text:style-name="P214" text:outline-level="3"><text:bookmark-start text:name="__RefHeading___Toc3246_7896498341"/><text:soft-page-break/>Library <text:bookmark-end text:name="__RefHeading___Toc3246_7896498341"/></text:h>
      <text:p text:style-name="P49">Selects all objects that are in the same Library<text:span text:style-name="T32">.</text:span></text:p>
      <text:h text:style-name="P214" text:outline-level="3"><text:bookmark-start text:name="__RefHeading___Toc3248_7896498341"/>Library (Object Data) <text:bookmark-end text:name="__RefHeading___Toc3248_7896498341"/></text:h>
      <text:p text:style-name="P27"><text:span text:style-name="T6">Selects all objects that are in the same Library and limited to </text:span><text:span text:style-name="Emphasis"><text:span text:style-name="T6">object data</text:span></text:span><text:span text:style-name="T6">. </text:span></text:p>
      <text:p text:style-name="P154"/>
      <text:h text:style-name="P190" text:outline-level="2"><draw:frame draw:style-name="fr1" draw:name="Bild20" text:anchor-type="paragraph" svg:y="0.661cm" svg:width="3.59cm" svg:height="4.86cm" draw:z-index="4"><draw:image xlink:href="Pictures/10000201000000D40000011F02E30D08752006F1.png" xlink:type="simple" xlink:show="embed" xlink:actuate="onLoad" draw:mime-type="image/png"/></draw:frame><text:bookmark-start text:name="__RefHeading___Toc2930_7082876531"/>All by Type<text:bookmark-end text:name="__RefHeading___Toc2930_7082876531"/></text:h>
      <text:p text:style-name="P50">Select<text:span text:style-name="T33"> objects of a specific type.</text:span></text:p>
      <text:p text:style-name="P50">The menu items are pretty self explaining. So we won't cover every single menu item here.</text:p>
      <text:p text:style-name="P50"/>
      <text:p text:style-name="P50"/>
      <text:p text:style-name="P50"/>
      <text:h text:style-name="P216" text:outline-level="3"><draw:frame draw:style-name="fr3" draw:name="Bild22" text:anchor-type="paragraph" svg:width="4.77cm" svg:height="1.401cm" draw:z-index="5"><draw:image xlink:href="Pictures/100002010000011A000000533F1E010542E8EEE0.png" xlink:type="simple" xlink:show="embed" xlink:actuate="onLoad" draw:mime-type="image/png"/></draw:frame><text:bookmark-start text:name="__RefHeading___Toc2932_7082876531"/>Last Operator Select By Type<text:bookmark-end text:name="__RefHeading___Toc2932_7082876531"/></text:h>
      <text:h text:style-name="P133" text:outline-level="4"><text:bookmark-start text:name="__RefHeading___Toc2934_7082876531"/>Extend<text:bookmark-end text:name="__RefHeading___Toc2934_7082876531"/></text:h>
      <text:p text:style-name="P50">With this option activated the selection does not clear<text:span text:style-name="T5">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33" text:outline-level="4"><text:bookmark-start text:name="__RefHeading___Toc2936_7082876531"/>Type<text:bookmark-end text:name="__RefHeading___Toc2936_7082876531"/></text:h>
      <text:p text:style-name="P50">Type is a drop-down box choose the object type to select again.</text:p>
      <text:p text:style-name="Horizontal_20_Line"/>
      <text:h text:style-name="P190" text:outline-level="2"><text:bookmark-start text:name="__RefHeading___Toc2185_2074365274"/>Random<text:bookmark-end text:name="__RefHeading___Toc2185_2074365274"/></text:h>
      <text:p text:style-name="P45">Selects random objects.</text:p>
      <text:h text:style-name="P216" text:outline-level="3"><draw:frame draw:style-name="fr1" draw:name="Bild26" text:anchor-type="paragraph" svg:y="0.065cm" svg:width="4.761cm" svg:height="1.78cm" draw:z-index="6"><draw:image xlink:href="Pictures/1000020100000119000000690EC6FEC385F10867.png" xlink:type="simple" xlink:show="embed" xlink:actuate="onLoad" draw:mime-type="image/png"/></draw:frame><text:bookmark-start text:name="__RefHeading___Toc3281_7896498341"/>Last Operator Select <text:span text:style-name="T7">Random</text:span><text:bookmark-end text:name="__RefHeading___Toc3281_7896498341"/></text:h>
      <text:h text:style-name="Heading_20_4" text:outline-level="4"><text:bookmark-start text:name="__RefHeading___Toc3283_7896498341"/>Percent<text:bookmark-end text:name="__RefHeading___Toc3283_7896498341"/></text:h>
      <text:p text:style-name="P45">The Percentage of objects that should be selected randomly.</text:p>
      <text:h text:style-name="Heading_20_4" text:outline-level="4"><text:bookmark-start text:name="__RefHeading___Toc3285_7896498341"/>Random Seed<text:bookmark-end text:name="__RefHeading___Toc3285_7896498341"/></text:h>
      <text:p text:style-name="P45">The Seed for the random number generator.</text:p>
      <text:h text:style-name="Heading_20_4" text:outline-level="4"><text:bookmark-start text:name="__RefHeading___Toc3287_7896498341"/>Action<text:bookmark-end text:name="__RefHeading___Toc3287_7896498341"/></text:h>
      <text:p text:style-name="P45">Action is a drop-down box choose if you want to select or to deselect random.</text:p>
      <text:p text:style-name="Horizontal_20_Line"><text:soft-page-break/></text:p>
      <text:h text:style-name="P190" text:outline-level="2"><text:bookmark-start text:name="__RefHeading___Toc2187_2074365274"/>Mirror <text:span text:style-name="T33">Selection</text:span><text:bookmark-end text:name="__RefHeading___Toc2187_2074365274"/></text:h>
      <text:p text:style-name="P45">Select the mirrored parts of an object. For example for L.Sword it selects R.Sword.</text:p>
      <text:h text:style-name="P216" text:outline-level="3"><draw:frame draw:style-name="fr1" draw:name="Bild27" text:anchor-type="paragraph" svg:y="0.065cm" svg:width="4.77cm" svg:height="1.03cm" draw:z-index="7"><draw:image xlink:href="Pictures/100002010000011A0000003D69401D0464EB17C5.png" xlink:type="simple" xlink:show="embed" xlink:actuate="onLoad" draw:mime-type="image/png"/></draw:frame><text:bookmark-start text:name="__RefHeading___Toc3277_7896498341"/>Last Operator Select <text:span text:style-name="T7">Mirror</text:span><text:bookmark-end text:name="__RefHeading___Toc3277_7896498341"/></text:h>
      <text:h text:style-name="Heading_20_4" text:outline-level="4"><text:bookmark-start text:name="__RefHeading___Toc3279_7896498341"/>Extend<text:bookmark-end text:name="__RefHeading___Toc3279_7896498341"/></text:h>
      <text:p text:style-name="P40">Extends existing selection instead of deselecting everything first.</text:p>
      <text:p text:style-name="P150"/>
      <text:h text:style-name="P190" text:outline-level="2"><text:bookmark-start text:name="__RefHeading___Toc2189_2074365274"/>By Pattern<text:bookmark-end text:name="__RefHeading___Toc2189_2074365274"/></text:h>
      <text:p text:style-name="P54">Selects all objects whose name matches <text:span text:style-name="T5">the entered string. For missing parts you need to add an asterix. </text:span></text:p>
      <text:p text:style-name="P40">For example, you have four cubes in the scene. Cube, Cube.001, Cube.002 and mycube3. Then the term " Cube " will just select the first cube. While the term " Cube* " will select the first three. And " *cube* " will select all four.</text:p>
      <text:p text:style-name="P54">Supported wild-cards: </text:p>
      <text:p text:style-name="P54"><draw:frame draw:style-name="fr1" draw:name="Bild28" text:anchor-type="paragraph" svg:y="0.674cm" svg:width="5.271cm" svg:height="1.401cm" draw:z-index="8"><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0">The tool operates immediately at entering the string.</text:p>
      <text:h text:style-name="P133" text:outline-level="4"><text:bookmark-start text:name="__RefHeading___Toc3222_7896498341"/>Pattern<text:bookmark-end text:name="__RefHeading___Toc3222_7896498341"/></text:h>
      <text:p text:style-name="P40">Type in your string.</text:p>
      <text:h text:style-name="P133" text:outline-level="4"><text:bookmark-start text:name="__RefHeading___Toc3224_7896498341"/>Case Sensitive<text:bookmark-end text:name="__RefHeading___Toc3224_7896498341"/></text:h>
      <text:p text:style-name="P40">When ticked then the string comparison happens by taking upper and lower letters into account.</text:p>
      <text:h text:style-name="P133" text:outline-level="4"><text:bookmark-start text:name="__RefHeading___Toc3226_7896498341"/>Extend<text:bookmark-end text:name="__RefHeading___Toc3226_7896498341"/></text:h>
      <text:p text:style-name="P40">Extends existing selection instead of deselecting everything first.</text:p>
      <text:h text:style-name="P237" text:outline-level="5"><draw:frame draw:style-name="fr1" draw:name="Bild29" text:anchor-type="paragraph" svg:y="0.236cm" svg:width="5.2cm" svg:height="1.319cm" draw:z-index="9"><draw:image xlink:href="Pictures/10000201000001330000004EC229C25512B1A399.png" xlink:type="simple" xlink:show="embed" xlink:actuate="onLoad" draw:mime-type="image/png"/></draw:frame><text:bookmark-start text:name="__RefHeading___Toc3228_7896498341"/>Last Operator Select Pattern<text:bookmark-end text:name="__RefHeading___Toc3228_7896498341"/></text:h>
      <text:p text:style-name="P40">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191" text:outline-level="2"><text:bookmark-start text:name="__RefHeading___Toc2210_2074365274"/><text:span text:style-name="T34">Active </text:span>Camera <text:bookmark-end text:name="__RefHeading___Toc2210_2074365274"/></text:h>
      <text:p text:style-name="P46">Selects the active camera.</text:p>
      <text:p text:style-name="Horizontal_20_Line"><text:soft-page-break/></text:p>
      <text:h text:style-name="Heading_20_2" text:outline-level="2"><draw:frame draw:style-name="fr1" draw:name="Bild30" text:anchor-type="paragraph" svg:y="0.277cm" svg:width="3.62cm" svg:height="2.491cm" draw:z-index="10"><draw:image xlink:href="Pictures/10000201000000D600000093519C00C39DC47B00.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51">More requires to have a parent or child relationship.<text:span text:style-name="T34"> </text:span>It expands the selection.</text:p>
      <text:h text:style-name="Heading_20_3" text:outline-level="3"><text:bookmark-start text:name="__RefHeading___Toc2216_2074365274"/>Less<text:bookmark-end text:name="__RefHeading___Toc2216_2074365274"/></text:h>
      <text:p text:style-name="P51">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51">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51">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51">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51">Child Extended requires to have a parent or child relationship. It selects the child object(s) of the currently selected object(s). But keeps the active object in the selection, even when it's not currently selected.</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able:table table:name="Tabelle3" table:style-name="Tabelle3">
        <table:table-column table:style-name="Tabelle3.A"/>
        <table:table-row table:style-name="TableLine2964512338496">
          <table:table-cell table:style-name="Tabelle3.A1" office:value-type="string">
            <text:h text:style-name="P179" text:outline-level="1"><text:bookmark-start text:name="__RefHeading___Toc2226_2074365274"/>E<text:span text:style-name="T35">dit Mode - Mesh Menu</text:span><text:bookmark-end text:name="__RefHeading___Toc2226_2074365274"/></text:h>
          </table:table-cell>
        </table:table-row>
      </table:table>
      <text:p text:style-name="P6"/>
      <text:p text:style-name="Text_20_body"><draw:frame draw:style-name="fr1" draw:name="Bild5" text:anchor-type="paragraph" svg:y="0.09cm" svg:width="3.57cm" svg:height="10.89cm" draw:z-index="11"><draw:image xlink:href="Pictures/10000201000000D300000283159F54D1AE8014C3.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4" draw:name="Bild23" text:anchor-type="paragraph" svg:y="0.102cm" svg:width="2.859cm" svg:height="0.469cm" draw:z-index="22"><draw:image xlink:href="Pictures/10000201000000A90000001CDB65C34355004FF6.png" xlink:type="simple" xlink:show="embed" xlink:actuate="onLoad" draw:mime-type="image/png"/></draw:frame></text:p>
      <text:p text:style-name="Text_20_body"/>
      <text:p text:style-name="Text_20_body"/>
      <text:p text:style-name="Text_20_body"/>
      <text:p text:style-name="Text_20_body"/>
      <text:p text:style-name="Text_20_body"/>
      <text:p text:style-name="P245"/>
      <text:h text:style-name="P192" text:outline-level="2"><draw:frame draw:style-name="fr1" draw:name="Bild3" text:anchor-type="paragraph" svg:y="0.912cm" svg:width="5.74cm" svg:height="0.801cm" draw:z-index="99"><draw:image xlink:href="Pictures/10000000000001530000002FCEAE657677B7A13A.jpg" xlink:type="simple" xlink:show="embed" xlink:actuate="onLoad" draw:mime-type="image/jpeg"/></draw:frame><text:bookmark-start text:name="__RefHeading___Toc4837_1514497418"/>Legacy<text:bookmark-end text:name="__RefHeading___Toc4837_1514497418"/></text:h>
      <text:p text:style-name="P126">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17" text:outline-level="3"><text:bookmark-start text:name="__RefHeading___Toc4859_1514497418"/>Box select<text:bookmark-end text:name="__RefHeading___Toc4859_1514497418"/></text:h>
      <text:p text:style-name="P129">Draw a rectangle to select everything inside of the rectangle.</text:p>
      <text:p text:style-name="P129"><text:span text:style-name="T63">It automatically adds to the current selection. Holding down shift subtracts from</text:span> the selection.</text:p>
      <text:h text:style-name="P217" text:outline-level="3"><text:bookmark-start text:name="__RefHeading___Toc4861_1514497418"/>Circle select<text:bookmark-end text:name="__RefHeading___Toc4861_1514497418"/></text:h>
      <text:p text:style-name="P129">Brush select content. The radius of the brush can be adjusted by holding down left mouse button and using the scroll wheel or the + or - button at the numpad.</text:p>
      <text:p text:style-name="P24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2" text:outline-level="2"><draw:frame draw:style-name="fr1" draw:name="Bild82" text:anchor-type="paragraph" svg:y="0.542cm" svg:width="6.1cm" svg:height="2.011cm" draw:z-index="110"><draw:image xlink:href="Pictures/10000201000001680000007766023F2D41F297C1.png" xlink:type="simple" xlink:show="embed" xlink:actuate="onLoad" draw:mime-type="image/png"/></draw:frame><text:bookmark-start text:name="__RefHeading___Toc8784_3269378711"/>Lasso Select<text:bookmark-end text:name="__RefHeading___Toc8784_3269378711"/></text:h>
      <text:p text:style-name="P244">A sub menu with the available lasso select modes. </text:p>
      <text:h text:style-name="P193" text:outline-level="2"><text:bookmark-start text:name="__RefHeading___Toc1075_20743652741"/><text:soft-page-break/>All <text:bookmark-end text:name="__RefHeading___Toc1075_20743652741"/></text:h>
      <text:p text:style-name="P29">Select everything.</text:p>
      <text:h text:style-name="P193" text:outline-level="2"><text:bookmark-start text:name="__RefHeading___Toc1077_20743652741"/>None<text:bookmark-end text:name="__RefHeading___Toc1077_20743652741"/></text:h>
      <text:p text:style-name="P29">Select nothing.</text:p>
      <text:h text:style-name="P193" text:outline-level="2"><text:bookmark-start text:name="__RefHeading___Toc1079_20743652741"/>Inverse<text:bookmark-end text:name="__RefHeading___Toc1079_20743652741"/></text:h>
      <text:p text:style-name="P29">Invert the current selection.</text:p>
      <text:p text:style-name="Horizontal_20_Line"/>
      <text:h text:style-name="Heading_20_2" text:outline-level="2"><text:bookmark-start text:name="__RefHeading___Toc1855_3676376814"/>Linked<text:bookmark-end text:name="__RefHeading___Toc1855_3676376814"/></text:h>
      <text:p text:style-name="P55"><draw:frame draw:style-name="fr3" draw:name="Bild10" text:anchor-type="paragraph" svg:width="3.073cm" svg:height="3.191cm" draw:z-index="12"><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5"/>
      <text:p text:style-name="P55"/>
      <text:h text:style-name="Heading_20_3" text:outline-level="3"><draw:frame draw:style-name="fr1" draw:name="Bild11" text:anchor-type="paragraph" svg:y="0.3cm" svg:width="4.81cm" svg:height="2.469cm" draw:z-index="13"><draw:image xlink:href="Pictures/100002010000011C00000092AD6D3F4D5A2F62BC.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55">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55">Select the geometry that is co 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14"><draw:image xlink:href="Pictures/10000201000001190000003CFD804B26EEE1D891.png" xlink:type="simple" xlink:show="embed" xlink:actuate="onLoad" draw:mime-type="image/png"/></draw:frame><text:bookmark-start text:name="__RefHeading___Toc1863_3676376814"/>Last Operator Select Linked Flat Faces<text:bookmark-end text:name="__RefHeading___Toc1863_3676376814"/></text:h>
      <text:p text:style-name="P55">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55">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55">Same as with Linked. But works with what is under the mouse cursor. And deselects the selection.</text:p>
      <text:h text:style-name="Heading_20_3" text:outline-level="3"><draw:frame draw:style-name="fr1" draw:name="Bild13" text:anchor-type="paragraph" svg:y="0.3cm" svg:width="4.72cm" svg:height="2.731cm" draw:z-index="15"><draw:image xlink:href="Pictures/1000020100000117000000A1A8AAD6772955E99F.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55">Select or deselect.</text:p>
      <text:h text:style-name="Heading_20_4" text:outline-level="4"><text:bookmark-start text:name="__RefHeading___Toc1873_3676376814"/>Delimit<text:bookmark-end text:name="__RefHeading___Toc1873_3676376814"/></text:h>
      <text:p text:style-name="P55">Add a limit to the selection. For example, just select up to the next seam.</text:p>
      <text:p text:style-name="Horizontal_20_Line"/>
      <text:h text:style-name="Heading_20_2" text:outline-level="2"><text:bookmark-start text:name="__RefHeading___Toc2322_773123159"/>Similar <text:bookmark-end text:name="__RefHeading___Toc2322_773123159"/></text:h>
      <text:p text:style-name="P6"><text:span text:style-name="T36">Select</text:span> geometry based on how similar certain properties are to it.<text:span text:style-name="T36"> The methods changes, dependent in which mesh selection mode you are. There is a pitfall with having more than one mesh selection method selected. Then you just get the face regions type presented. Vertices, Edges, Faces, more than one ...</text:span></text:p>
      <text:p text:style-name="P6"><draw:frame draw:style-name="fr2" draw:name="Bild14" text:anchor-type="paragraph" svg:x="0.118cm" svg:y="0.388cm" svg:width="3.671cm" svg:height="2.08cm" draw:z-index="16"><draw:image xlink:href="Pictures/10000201000000D90000007B9F7ADBAB7506AAA8.png" xlink:type="simple" xlink:show="embed" xlink:actuate="onLoad" draw:mime-type="image/png"/></draw:frame><draw:frame draw:style-name="fr2" draw:name="Bild16" text:anchor-type="paragraph" svg:x="4.36cm" svg:y="0.388cm" svg:width="3.761cm" svg:height="3.709cm" draw:z-index="18"><draw:image xlink:href="Pictures/10000201000000DE000000DBB21E5B70B2B87D9D.png" xlink:type="simple" xlink:show="embed" xlink:actuate="onLoad" draw:mime-type="image/png"/></draw:frame><draw:frame draw:style-name="fr2" draw:name="Bild17" text:anchor-type="paragraph" svg:x="8.86cm" svg:y="0.388cm" svg:width="3.641cm" svg:height="3.69cm" draw:z-index="19"><draw:image xlink:href="Pictures/10000201000000D7000000DA4BE6B96691D0FB65.png" xlink:type="simple" xlink:show="embed" xlink:actuate="onLoad" draw:mime-type="image/png"/></draw:frame><draw:frame draw:style-name="fr2" draw:name="Bild19" text:anchor-type="paragraph" svg:x="13.12cm" svg:y="0.388cm" svg:width="3.69cm" svg:height="0.58cm" draw:z-index="20"><draw:image xlink:href="Pictures/10000201000000DA000000226E9D8EFA64577283.png" xlink:type="simple" xlink:show="embed" xlink:actuate="onLoad" draw:mime-type="image/png"/></draw:frame></text:p>
      <text:p text:style-name="P6"/>
      <text:p text:style-name="P6"/>
      <text:h text:style-name="P218" text:outline-level="3"><text:bookmark-start text:name="__RefHeading___Toc2324_773123159"/>Last Operator Select<text:span text:style-name="T36"> Similar</text:span><text:bookmark-end text:name="__RefHeading___Toc2324_773123159"/></text:h>
      <text:h text:style-name="P134" text:outline-level="4"><draw:frame draw:style-name="fr2" draw:name="Bild15" text:anchor-type="paragraph" svg:x="14.12cm" svg:y="0.256cm" svg:width="4.74cm" svg:height="1.76cm" draw:z-index="17"><draw:image xlink:href="Pictures/100002010000011800000068E6CBB9DA0BF117E9.png" xlink:type="simple" xlink:show="embed" xlink:actuate="onLoad" draw:mime-type="image/png"/></draw:frame><text:bookmark-start text:name="__RefHeading___Toc2326_773123159"/>Type<text:bookmark-end text:name="__RefHeading___Toc2326_773123159"/></text:h>
      <text:p text:style-name="P61">Choose the select similar method again.</text:p>
      <text:h text:style-name="P134" text:outline-level="4"><text:bookmark-start text:name="__RefHeading___Toc2328_773123159"/>Compare<text:bookmark-end text:name="__RefHeading___Toc2328_773123159"/></text:h>
      <text:p text:style-name="P61">Compare with method less, greater or equal.</text:p>
      <text:h text:style-name="Heading_20_4" text:outline-level="4"><text:bookmark-start text:name="__RefHeading___Toc2330_773123159"/>Threshold<text:bookmark-end text:name="__RefHeading___Toc2330_773123159"/></text:h>
      <text:p text:style-name="P61">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6">Selects a random group of vertices, edges, or faces, dependent<text:span text:style-name="T37"> of the mesh selection method</text:span>.</text:p>
      <text:h text:style-name="P218" text:outline-level="3"><draw:frame draw:style-name="fr2" draw:name="Bild21" text:anchor-type="paragraph" svg:x="14.12cm" svg:y="0.224cm" svg:width="4.74cm" svg:height="1.81cm" draw:z-index="21"><draw:image xlink:href="Pictures/10000201000001180000006BAEFA22DEF4E52C3A.png" xlink:type="simple" xlink:show="embed" xlink:actuate="onLoad" draw:mime-type="image/png"/></draw:frame><text:bookmark-start text:name="__RefHeading___Toc2334_773123159"/>Last Operator Select<text:span text:style-name="T36"> </text:span><text:span text:style-name="T9">Random</text:span><text:bookmark-end text:name="__RefHeading___Toc2334_773123159"/></text:h>
      <text:h text:style-name="Heading_20_4" text:outline-level="4"><text:bookmark-start text:name="__RefHeading___Toc2336_773123159"/>Percent<text:bookmark-end text:name="__RefHeading___Toc2336_773123159"/></text:h>
      <text:p text:style-name="P61">How much percent will be random selected.</text:p>
      <text:h text:style-name="Heading_20_4" text:outline-level="4"><text:bookmark-start text:name="__RefHeading___Toc2338_773123159"/>Random Seed<text:bookmark-end text:name="__RefHeading___Toc2338_773123159"/></text:h>
      <text:p text:style-name="P61">The random seed value.</text:p>
      <text:h text:style-name="Heading_20_4" text:outline-level="4"><text:bookmark-start text:name="__RefHeading___Toc2340_773123159"/><text:soft-page-break/>Action<text:bookmark-end text:name="__RefHeading___Toc2340_773123159"/></text:h>
      <text:p text:style-name="P61">Select or deselect.</text:p>
      <text:p text:style-name="Horizontal_20_Line"/>
      <text:h text:style-name="Heading_20_2" text:outline-level="2"><text:bookmark-start text:name="__RefHeading___Toc2342_773123159"/>Checker Deselect <text:bookmark-end text:name="__RefHeading___Toc2342_773123159"/></text:h>
      <text:p text:style-name="P67">Deselect alternating faces, <text:span text:style-name="T38">edges or vertices </text:span>to create a checker like pattern. <text:span text:style-name="T37">The result is dependent of the mesh selection method</text:span>.</text:p>
      <text:h text:style-name="Heading_20_3" text:outline-level="3"><draw:frame draw:style-name="fr1" draw:name="Bild24" text:anchor-type="paragraph" svg:y="0.116cm" svg:width="4.761cm" svg:height="1.78cm" draw:z-index="23"><draw:image xlink:href="Pictures/1000020100000119000000697AA103BC661AEB9A.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68">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68">Skip elements before the checker algorithm deselects again.</text:p>
      <text:h text:style-name="Heading_20_4" text:outline-level="4"><text:bookmark-start text:name="__RefHeading___Toc2350_773123159"/>Offset<text:bookmark-end text:name="__RefHeading___Toc2350_773123159"/></text:h>
      <text:p text:style-name="P68">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71">Requires to have a symmetrical mesh. Selects the mirrored mesh parts from a selection.</text:p>
      <text:h text:style-name="Heading_20_3" text:outline-level="3"><draw:frame draw:style-name="fr1" draw:name="Bild25" text:anchor-type="paragraph" svg:y="0.116cm" svg:width="4.77cm" svg:height="2.15cm" draw:z-index="24"><draw:image xlink:href="Pictures/100002010000011A0000007F96A8CB6FC8A56D37.png" xlink:type="simple" xlink:show="embed" xlink:actuate="onLoad" draw:mime-type="image/png"/></draw:frame><text:bookmark-start text:name="__RefHeading___Toc2352_773123159"/>Last Operator <text:span text:style-name="T10">Select Mirror</text:span><text:bookmark-end text:name="__RefHeading___Toc2352_773123159"/></text:h>
      <text:h text:style-name="Heading_20_4" text:outline-level="4"><text:bookmark-start text:name="__RefHeading___Toc2354_773123159"/>Axis<text:bookmark-end text:name="__RefHeading___Toc2354_773123159"/></text:h>
      <text:p text:style-name="P72">The world axis to mirror at.</text:p>
      <text:h text:style-name="Heading_20_4" text:outline-level="4"><text:bookmark-start text:name="__RefHeading___Toc2356_773123159"/>Extend<text:bookmark-end text:name="__RefHeading___Toc2356_773123159"/></text:h>
      <text:p text:style-name="P72">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9">mesh data</text:span> in <text:span text:style-name="T39">direction of </text:span>a single axis<text:span text:style-name="T39">, starting from the current selection.</text:span></text:p>
      <text:h text:style-name="P219" text:outline-level="3"><draw:frame draw:style-name="fr1" draw:name="Bild31" text:anchor-type="paragraph" svg:y="0.116cm" svg:width="4.84cm" svg:height="2.23cm" draw:z-index="25"><draw:image xlink:href="Pictures/100002010000011E00000084045FC2CF90526E28.png" xlink:type="simple" xlink:show="embed" xlink:actuate="onLoad" draw:mime-type="image/png"/></draw:frame><text:bookmark-start text:name="__RefHeading___Toc2360_773123159"/>Last Operator <text:span text:style-name="T10">Side of Active</text:span><text:bookmark-end text:name="__RefHeading___Toc2360_773123159"/></text:h>
      <text:p text:style-name="P73"><text:span text:style-name="T10"/></text:p>
      <text:p text:style-name="P82"/>
      <text:h text:style-name="P135" text:outline-level="4"><text:bookmark-start text:name="__RefHeading___Toc2362_773123159"/><text:soft-page-break/>Axis<text:span text:style-name="T39"> mode</text:span><text:bookmark-end text:name="__RefHeading___Toc2362_773123159"/></text:h>
      <text:p text:style-name="P72"><draw:frame draw:style-name="fr1" draw:name="Bild32" text:anchor-type="paragraph" svg:y="-0.194cm" svg:width="1.891cm" svg:height="2.859cm" draw:z-index="26"><draw:image xlink:href="Pictures/1000020100000070000000A9571676E2768200DB.png" xlink:type="simple" xlink:show="embed" xlink:actuate="onLoad" draw:mime-type="image/png"/></draw:frame>The axis orientation to work with.</text:p>
      <text:p text:style-name="P73"/>
      <text:p text:style-name="P73"/>
      <text:h text:style-name="Heading_20_4" text:outline-level="4"><draw:frame draw:style-name="fr1" draw:name="Bild33" text:anchor-type="paragraph" svg:y="0.577cm" svg:width="2.2cm" svg:height="1.739cm" draw:z-index="27"><draw:image xlink:href="Pictures/10000201000000820000006742BA5E16B9637E8C.png" xlink:type="simple" xlink:show="embed" xlink:actuate="onLoad" draw:mime-type="image/png"/></draw:frame><text:bookmark-start text:name="__RefHeading___Toc2364_773123159"/>Axis Sign<text:bookmark-end text:name="__RefHeading___Toc2364_773123159"/></text:h>
      <text:p text:style-name="P72">In which direction to work form the current selection.</text:p>
      <text:h text:style-name="Heading_20_4" text:outline-level="4"><text:bookmark-start text:name="__RefHeading___Toc2366_773123159"/>Axis<text:bookmark-end text:name="__RefHeading___Toc2366_773123159"/></text:h>
      <text:p text:style-name="P72"><draw:frame draw:style-name="fr2" draw:name="Bild34" text:anchor-type="paragraph" svg:x="16.565cm" svg:y="0.182cm" svg:width="2.15cm" svg:height="1.739cm" draw:z-index="28"><draw:image xlink:href="Pictures/100002010000007F000000677C113EB9B2EA78B1.png" xlink:type="simple" xlink:show="embed" xlink:actuate="onLoad" draw:mime-type="image/png"/></draw:frame>The axis to work with.</text:p>
      <text:h text:style-name="P136" text:outline-level="4"><text:bookmark-start text:name="__RefHeading___Toc2368_773123159"/>Threshold<text:bookmark-end text:name="__RefHeading___Toc2368_773123159"/></text:h>
      <text:p text:style-name="P72">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29"><draw:image xlink:href="Pictures/1000000000000102000000FD75AA4E10074E2C1A.png" xlink:type="simple" xlink:show="embed" xlink:actuate="onLoad" draw:mime-type="image/png"/></draw:frame>Select the shortest edge path between two selected mesh elements. This can be vertices, edges or faces.<text:span text:style-name="T40"> A start and an end point must be selected.</text:span></text:p>
      <text:p text:style-name="Text_20_body"/>
      <text:p text:style-name="Text_20_body"/>
      <text:h text:style-name="P220" text:outline-level="3"><draw:frame draw:style-name="fr1" draw:name="Bild36" text:anchor-type="paragraph" svg:y="0.116cm" svg:width="4.791cm" svg:height="2.96cm" draw:z-index="30"><draw:image xlink:href="Pictures/100002010000011B000000AF5ADD64F832F33D83.png" xlink:type="simple" xlink:show="embed" xlink:actuate="onLoad" draw:mime-type="image/png"/></draw:frame><text:bookmark-start text:name="__RefHeading___Toc2372_773123159"/>Last Operator <text:span text:style-name="T10">S</text:span><text:span text:style-name="T11">elect shortest path</text:span><text:bookmark-end text:name="__RefHeading___Toc2372_773123159"/></text:h>
      <text:p text:style-name="P83"/>
      <text:p text:style-name="P75"/>
      <text:p text:style-name="P75"/>
      <text:h text:style-name="Heading_20_4" text:outline-level="4"><draw:frame draw:style-name="fr1" draw:name="Bild38" text:anchor-type="paragraph" svg:y="-0.026cm" svg:width="1.97cm" svg:height="1.951cm" draw:z-index="31"><draw:image xlink:href="Pictures/10000201000000E9000000E75B30D83AFECD199E.png" xlink:type="simple" xlink:show="embed" xlink:actuate="onLoad" draw:mime-type="image/png"/></draw:frame><text:bookmark-start text:name="__RefHeading___Toc2376_773123159"/>Face Stepping<text:bookmark-end text:name="__RefHeading___Toc2376_773123159"/></text:h>
      <text:p text:style-name="P75">Traverse connected faces.</text:p>
      <text:h text:style-name="Heading_20_4" text:outline-level="4"><draw:frame draw:style-name="fr1" draw:name="Bild39" text:anchor-type="paragraph" svg:y="0.563cm" svg:width="1.94cm" svg:height="1.951cm" draw:z-index="32"><draw:image xlink:href="Pictures/10000201000000E5000000E6A01FBF08DB7DBD7D.png" xlink:type="simple" xlink:show="embed" xlink:actuate="onLoad" draw:mime-type="image/png"/></draw:frame><text:bookmark-start text:name="__RefHeading___Toc2378_773123159"/>Topology Distance<text:bookmark-end text:name="__RefHeading___Toc2378_773123159"/></text:h>
      <text:p text:style-name="P75">Find the minimum number of steps instead of the shortest distance.</text:p>
      <text:p text:style-name="P75"/>
      <text:h text:style-name="Heading_20_4" text:outline-level="4"><draw:frame draw:style-name="fr2" draw:name="Bild40" text:anchor-type="paragraph" svg:x="16.76cm" svg:y="0.489cm" svg:width="1.91cm" svg:height="1.93cm" draw:z-index="33"><draw:image xlink:href="Pictures/10000201000000E2000000E4DDDE202807F58182.png" xlink:type="simple" xlink:show="embed" xlink:actuate="onLoad" draw:mime-type="image/png"/></draw:frame><text:bookmark-start text:name="__RefHeading___Toc2380_773123159"/>Fill Region<text:bookmark-end text:name="__RefHeading___Toc2380_773123159"/></text:h>
      <text:p text:style-name="P75">Select the region faces too.</text:p>
      <text:p text:style-name="P75"/>
      <text:p text:style-name="P74"/>
      <text:h text:style-name="Heading_20_4" text:outline-level="4"><draw:frame draw:style-name="fr2" draw:name="Bild41" text:anchor-type="paragraph" svg:x="16.76cm" svg:y="0.314cm" svg:width="1.91cm" svg:height="2.011cm" draw:z-index="34"><draw:image xlink:href="Pictures/10000201000000E2000000EEA23271E0ACAAFB9E.png" xlink:type="simple" xlink:show="embed" xlink:actuate="onLoad" draw:mime-type="image/png"/></draw:frame><text:bookmark-start text:name="__RefHeading___Toc2382_773123159"/><text:soft-page-break/>Nth Element<text:bookmark-end text:name="__RefHeading___Toc2382_773123159"/></text:h>
      <text:p text:style-name="P75">Don't select the whole path, but just every nth element of it.</text:p>
      <text:h text:style-name="Heading_20_4" text:outline-level="4"><text:bookmark-start text:name="__RefHeading___Toc2384_773123159"/>Skip<text:bookmark-end text:name="__RefHeading___Toc2384_773123159"/></text:h>
      <text:p text:style-name="P75">This is connected to nth element. Number of elements to skip at once.</text:p>
      <text:h text:style-name="Heading_20_4" text:outline-level="4"><text:bookmark-start text:name="__RefHeading___Toc2386_773123159"/>Offset<text:bookmark-end text:name="__RefHeading___Toc2386_773123159"/></text:h>
      <text:p text:style-name="P75">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76">Select all edges that are marked as sharp.</text:p>
      <text:h text:style-name="P221" text:outline-level="3"><draw:frame draw:style-name="fr1" draw:name="Bild42" text:anchor-type="paragraph" svg:y="0.116cm" svg:width="4.77cm" svg:height="1.101cm" draw:z-index="35"><draw:image xlink:href="Pictures/100002010000011A000000410FA792EBBEA458BC.png" xlink:type="simple" xlink:show="embed" xlink:actuate="onLoad" draw:mime-type="image/png"/></draw:frame><text:bookmark-start text:name="__RefHeading___Toc2390_773123159"/>Last Operator <text:span text:style-name="T10">S</text:span><text:span text:style-name="T11">elect S</text:span><text:span text:style-name="T12">harp Edges</text:span><text:bookmark-end text:name="__RefHeading___Toc2390_773123159"/></text:h>
      <text:h text:style-name="Heading_20_4" text:outline-level="4"><text:bookmark-start text:name="__RefHeading___Toc2392_773123159"/>Sharpness<text:bookmark-end text:name="__RefHeading___Toc2392_773123159"/></text:h>
      <text:p text:style-name="P81">The angle after which a sharp edge gets selected.</text:p>
      <text:p text:style-name="Horizontal_20_Line"/>
      <text:h text:style-name="Heading_20_2" text:outline-level="2"><draw:frame draw:style-name="fr1" draw:name="Bild44" text:anchor-type="paragraph" svg:y="0.116cm" svg:width="2.379cm" svg:height="1.93cm" draw:z-index="37"><draw:image xlink:href="Pictures/1000020100000119000000E434B676FAC3F95610.png" xlink:type="simple" xlink:show="embed" xlink:actuate="onLoad" draw:mime-type="image/png"/></draw:frame><text:bookmark-start text:name="__RefHeading___Toc2394_773123159"/>Loose Geometry<text:bookmark-end text:name="__RefHeading___Toc2394_773123159"/></text:h>
      <text:p text:style-name="P76">Selects loose geometry.</text:p>
      <text:h text:style-name="P221" text:outline-level="3"><draw:frame draw:style-name="fr2" draw:name="Bild43" text:anchor-type="paragraph" svg:x="14cm" svg:y="0.504cm" svg:width="4.83cm" svg:height="1.02cm" draw:z-index="36"><draw:image xlink:href="Pictures/100002010000011D0000003C61494FE0490BD136.png" xlink:type="simple" xlink:show="embed" xlink:actuate="onLoad" draw:mime-type="image/png"/></draw:frame><text:bookmark-start text:name="__RefHeading___Toc2396_773123159"/>Last Operator <text:span text:style-name="T10">S</text:span><text:span text:style-name="T11">elect L</text:span><text:span text:style-name="T12">oose Geometry</text:span><text:bookmark-end text:name="__RefHeading___Toc2396_773123159"/></text:h>
      <text:h text:style-name="Heading_20_4" text:outline-level="4"><text:bookmark-start text:name="__RefHeading___Toc2398_773123159"/>E<text:span text:style-name="T41">xtend</text:span><text:bookmark-end text:name="__RefHeading___Toc2398_773123159"/></text:h>
      <text:p text:style-name="P76">Extend the current selection.</text:p>
      <text:p text:style-name="Horizontal_20_Line"/>
      <text:h text:style-name="Heading_20_2" text:outline-level="2"><draw:frame draw:style-name="fr1" draw:name="Bild45" text:anchor-type="paragraph" svg:y="0.499cm" svg:width="1.9cm" svg:height="2.57cm" draw:z-index="38"><draw:image xlink:href="Pictures/10000201000000E0000001303C0FB530E80330A4.png" xlink:type="simple" xlink:show="embed" xlink:actuate="onLoad" draw:mime-type="image/png"/></draw:frame><text:bookmark-start text:name="__RefHeading___Toc2400_773123159"/>Interior Faces<text:bookmark-end text:name="__RefHeading___Toc2400_773123159"/></text:h>
      <text:p text:style-name="P76">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78"/>
      <text:p text:style-name="Horizontal_20_Line"/>
      <text:h text:style-name="Heading_20_2" text:outline-level="2"><text:bookmark-start text:name="__RefHeading___Toc2402_773123159"/>Faces by Sides<text:bookmark-end text:name="__RefHeading___Toc2402_773123159"/></text:h>
      <text:p text:style-name="P79">Selects faces that has the same number of edges, or better said vertices. Tris, quads, N-gons.</text:p>
      <text:h text:style-name="P222" text:outline-level="3"><draw:frame draw:style-name="fr1" draw:name="Bild46" text:anchor-type="paragraph" svg:y="0.504cm" svg:width="4.83cm" svg:height="1.799cm" draw:z-index="39"><draw:image xlink:href="Pictures/100002010000011A0000006A66AD533F1E451651.png" xlink:type="simple" xlink:show="embed" xlink:actuate="onLoad" draw:mime-type="image/png"/></draw:frame><text:bookmark-start text:name="__RefHeading___Toc2404_773123159"/><text:soft-page-break/>Last Operator <text:span text:style-name="T10">S</text:span><text:span text:style-name="T11">elect F</text:span><text:span text:style-name="T13">aces by Side</text:span><text:bookmark-end text:name="__RefHeading___Toc2404_773123159"/></text:h>
      <text:h text:style-name="P140" text:outline-level="4"><text:bookmark-start text:name="__RefHeading___Toc2406_773123159"/><text:span text:style-name="T19">S</text:span><text:span text:style-name="T18">harpness</text:span><text:bookmark-end text:name="__RefHeading___Toc2406_773123159"/></text:h>
      <text:p text:style-name="P77">Extend the current selection.</text:p>
      <text:h text:style-name="Heading_20_4" text:outline-level="4"><text:bookmark-start text:name="__RefHeading___Toc2408_773123159"/>Number of vertices<text:bookmark-end text:name="__RefHeading___Toc2408_773123159"/></text:h>
      <text:p text:style-name="P79"><draw:frame draw:style-name="fr1" draw:name="Bild47" text:anchor-type="paragraph" svg:y="0.485cm" svg:width="2.15cm" svg:height="2.2cm" draw:z-index="40"><draw:image xlink:href="Pictures/100002010000007F00000082936DC46185730FAF.png" xlink:type="simple" xlink:show="embed" xlink:actuate="onLoad" draw: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79">Selection type.</text:p>
      <text:h text:style-name="Heading_20_4" text:outline-level="4"><text:bookmark-start text:name="__RefHeading___Toc2412_773123159"/>E<text:span text:style-name="T41">xtend</text:span><text:bookmark-end text:name="__RefHeading___Toc2412_773123159"/></text:h>
      <text:p text:style-name="P77">Extend the current selection.</text:p>
      <text:p text:style-name="Horizontal_20_Line"/>
      <text:h text:style-name="Heading_20_2" text:outline-level="2"><draw:frame draw:style-name="fr1" draw:name="Bild48" text:anchor-type="paragraph" svg:y="0.924cm" svg:width="1.48cm" svg:height="1.439cm" draw:z-index="41"><draw:image xlink:href="Pictures/10000201000000AF000000AAD2C61B8668B08A4C.png" xlink:type="simple" xlink:show="embed" xlink:actuate="onLoad" draw:mime-type="image/png"/></draw:frame><text:bookmark-start text:name="__RefHeading___Toc2793_3712393275"/>Edge Loop<text:bookmark-end text:name="__RefHeading___Toc2793_3712393275"/></text:h>
      <text:p text:style-name="P79">Selects a loop of edges from a selected edge<text:span text:style-name="T42">.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43"><draw:image xlink:href="Pictures/100002010000011F0000004397AA88135CBDC9D6.png" xlink:type="simple" xlink:show="embed" xlink:actuate="onLoad" draw:mime-type="image/png"/></draw:frame><text:bookmark-start text:name="__RefHeading___Toc2795_3712393275"/><text:span text:style-name="T41">Last Operator </text:span><text:span text:style-name="T10">M</text:span><text:span text:style-name="T14">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2">.</text:span></text:p>
      <text:h text:style-name="Heading_20_2" text:outline-level="2"><text:bookmark-start text:name="__RefHeading___Toc2799_3712393275"/>Edge Ring<text:bookmark-end text:name="__RefHeading___Toc2799_3712393275"/></text:h>
      <text:p text:style-name="P80"><draw:frame draw:style-name="fr1" draw:name="Bild49" text:anchor-type="paragraph" svg:y="-0.198cm" svg:width="1.409cm" svg:height="1.469cm" draw:z-index="42"><draw:image xlink:href="Pictures/10000201000000A7000000AEDA4AF93DED8FEF28.png" xlink:type="simple" xlink:show="embed" xlink:actuate="onLoad" draw:mime-type="image/png"/></draw:frame>Selects edges parallel to a selected edge in the same ring of faces<text:span text:style-name="T42">. The method stops at poles. That's vertices where three or more than four edges comes together. At a UV sphere the north and south pole ...</text:span></text:p>
      <text:h text:style-name="P223" text:outline-level="3"><draw:frame draw:style-name="fr1" draw:name="Bild51" text:anchor-type="paragraph" svg:y="0.504cm" svg:width="4.77cm" svg:height="1.02cm" draw:z-index="44"><draw:image xlink:href="Pictures/100002010000011A0000003CD1CE354216941ECD.png" xlink:type="simple" xlink:show="embed" xlink:actuate="onLoad" draw:mime-type="image/png"/></draw:frame><text:bookmark-start text:name="__RefHeading___Toc2801_3712393275"/><text:span text:style-name="T41">Last Operator </text:span><text:span text:style-name="T10">M</text:span><text:span text:style-name="T14">ulti Select Loops</text:span><text:bookmark-end text:name="__RefHeading___Toc2801_3712393275"/></text:h>
      <text:h text:style-name="P141" text:outline-level="4"><text:bookmark-start text:name="__RefHeading___Toc2803_3712393275"/>Ring<text:bookmark-end text:name="__RefHeading___Toc2803_3712393275"/></text:h>
      <text:p text:style-name="P80">Select edge ring instead of edge loop<text:span text:style-name="T42">.</text:span></text:p>
      <text:h text:style-name="Heading_20_2" text:outline-level="2"><text:bookmark-start text:name="__RefHeading___Toc2805_3712393275"/>Loop Inner-Region<text:bookmark-end text:name="__RefHeading___Toc2805_3712393275"/></text:h>
      <text:p text:style-name="P80"><draw:frame draw:style-name="fr1" draw:name="Bild52" text:anchor-type="paragraph" svg:y="-0.095cm" svg:width="1.566cm" svg:height="1.524cm" draw:z-index="45"><draw:image xlink:href="Pictures/10000201000000B9000000B4093FBE8B459FEA8C.png" xlink:type="simple" xlink:show="embed" xlink:actuate="onLoad" draw:mime-type="image/png"/></draw:frame>Select everything that is enclosed by an edge loop. When the loop is not closed, then it might select everything ...</text:p>
      <text:p text:style-name="P84">By default the smaller enclosed part gets selected. The Inner-Region.</text:p>
      <text:h text:style-name="P223" text:outline-level="3"><draw:frame draw:style-name="fr1" draw:name="Bild53" text:anchor-type="paragraph" svg:y="0.504cm" svg:width="4.83cm" svg:height="1.109cm" draw:z-index="46"><draw:image xlink:href="Pictures/100002010000011D0000004297BF23137B214468.png" xlink:type="simple" xlink:show="embed" xlink:actuate="onLoad" draw:mime-type="image/png"/></draw:frame><text:bookmark-start text:name="__RefHeading___Toc2807_3712393275"/><text:soft-page-break/><text:span text:style-name="T41">Last Operator </text:span><text:span text:style-name="T10">S</text:span><text:span text:style-name="T14">elect Loop Inner-Region</text:span><text:bookmark-end text:name="__RefHeading___Toc2807_3712393275"/></text:h>
      <text:h text:style-name="P137" text:outline-level="4"><text:bookmark-start text:name="__RefHeading___Toc2809_3712393275"/>Select Bigger<text:bookmark-end text:name="__RefHeading___Toc2809_3712393275"/></text:h>
      <text:p text:style-name="P80">Select the bigger enclosed part instead of the smaller enclosed part.</text:p>
      <text:h text:style-name="Heading_20_2" text:outline-level="2"><draw:frame draw:style-name="fr2" draw:name="Bild54" text:anchor-type="paragraph" svg:x="16.785cm" svg:y="0.552cm" svg:width="1.67cm" svg:height="1.799cm" draw:z-index="47"><draw:image xlink:href="Pictures/10000201000000C5000000D5D3FD7A395087EB73.png" xlink:type="simple" xlink:show="embed" xlink:actuate="onLoad" draw:mime-type="image/png"/></draw:frame><draw:frame draw:style-name="fr2" draw:name="Bild55" text:anchor-type="paragraph" svg:x="14.785cm" svg:y="0.552cm" svg:width="1.67cm" svg:height="1.679cm" draw:z-index="48"><draw:image xlink:href="Pictures/10000201000000C5000000C793C0A65482DAD60E.png" xlink:type="simple" xlink:show="embed" xlink:actuate="onLoad" draw:mime-type="image/png"/></draw:frame><text:bookmark-start text:name="__RefHeading___Toc2811_3712393275"/>Boundary Loop<text:bookmark-end text:name="__RefHeading___Toc2811_3712393275"/></text:h>
      <text:p text:style-name="P248"><text:span text:style-name="T41">Select the edges that encloses a selection of faces.</text:span></text:p>
      <text:p text:style-name="P155"/>
      <text:h text:style-name="Heading_20_2" text:outline-level="2"><draw:frame draw:style-name="fr1" draw:name="Bild56" text:anchor-type="paragraph" svg:y="0.247cm" svg:width="9.55cm" svg:height="4.18cm" draw:z-index="49"><draw:image xlink:href="Pictures/1000020100000234000000F77B09A71F686E3F82.png" xlink:type="simple" xlink:show="embed" xlink:actuate="onLoad" draw:mime-type="image/png"/></draw:frame><text:bookmark-start text:name="__RefHeading___Toc2813_3712393275"/><text:span text:style-name="T44">Ungrouped Verts</text:span><text:bookmark-end text:name="__RefHeading___Toc2813_3712393275"/></text:h>
      <text:p text:style-name="Text_20_body"><text:span text:style-name="T45">Selects ungrouped Vertices.</text:span><text:span text:style-name="T46"> </text:span><text:span text:style-name="T45">Just active </text:span><text:span text:style-name="T46">in vertex selection mode. And requires to have at least one vertex group assigned.</text:span></text:p>
      <text:p text:style-name="Text_20_body"><text:span text:style-name="T46"/></text:p>
      <text:p text:style-name="Text_20_body"><text:span text:style-name="T46"/></text:p>
      <text:h text:style-name="Heading_20_3" text:outline-level="3"><draw:frame draw:style-name="fr1" draw:name="Bild57" text:anchor-type="paragraph" svg:y="0.504cm" svg:width="4.77cm" svg:height="1.05cm" draw:z-index="50"><draw:image xlink:href="Pictures/100002010000011A0000003EE3623BDDE5E75396.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7">Extends the current selection.</text:p>
      <text:p text:style-name="P7"/>
      <text:p text:style-name="Horizontal_20_Line"/>
      <text:h text:style-name="Heading_20_2" text:outline-level="2"><draw:frame draw:style-name="fr1" draw:name="Bild58" text:anchor-type="paragraph" svg:y="0.247cm" svg:width="7.26cm" svg:height="1.69cm" draw:z-index="51"><draw:image xlink:href="Pictures/10000201000001AD0000006425A375D2E8EB95F3.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85">Extends the current selection.</text:p>
      <text:h text:style-name="Heading_20_3" text:outline-level="3"><text:bookmark-start text:name="__RefHeading___Toc2823_3712393275"/>Less<text:bookmark-end text:name="__RefHeading___Toc2823_3712393275"/></text:h>
      <text:p text:style-name="P85">Reduces the current selection.</text:p>
      <text:h text:style-name="Heading_20_3" text:outline-level="3"><draw:frame draw:style-name="fr2" draw:name="Bild59" text:anchor-type="paragraph" svg:x="16.611cm" svg:y="0.623cm" svg:width="2.09cm" svg:height="2.023cm" draw:z-index="52"><draw:image xlink:href="Pictures/10000201000000F7000000EF9C587DCCBECA92F0.png" xlink:type="simple" xlink:show="embed" xlink:actuate="onLoad" draw:mime-type="image/png"/></draw:frame><text:bookmark-start text:name="__RefHeading___Toc2825_3712393275"/>Next Active<text:bookmark-end text:name="__RefHeading___Toc2825_3712393275"/></text:h>
      <text:p text:style-name="P85">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7">Like next active, but deselects in the other direction down to the first selected vertice with every step.</text:p>
      <text:p text:style-name="P7"/>
      <text:p text:style-name="P7"/>
      <text:p text:style-name="P7"/>
      <text:p text:style-name="P7"/>
      <text:p text:style-name="P8"/>
      <text:p text:style-name="P8"/>
      <table:table table:name="Tabelle4" table:style-name="Tabelle4">
        <table:table-column table:style-name="Tabelle4.A"/>
        <text:soft-page-break/>
        <table:table-row table:style-name="TableLine2964512343664">
          <table:table-cell table:style-name="Tabelle4.A1" office:value-type="string">
            <text:h text:style-name="P180" text:outline-level="1"><text:bookmark-start text:name="__RefHeading___Toc2897_1733223745"/>Curve Object - Edit Mode<text:bookmark-end text:name="__RefHeading___Toc2897_1733223745"/></text:h>
          </table:table-cell>
        </table:table-row>
      </table:table>
      <text:p text:style-name="P8"/>
      <text:p text:style-name="P8"><draw:frame draw:style-name="fr1" draw:name="Bild60" text:anchor-type="paragraph" svg:y="0.009cm" svg:width="3.521cm" svg:height="7.211cm" draw:z-index="53"><draw:image xlink:href="Pictures/10000201000000D0000001AA4FAA896DE3B9E769.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h text:style-name="P194" text:outline-level="2"><draw:frame draw:style-name="fr1" draw:name="Bild6" text:anchor-type="paragraph" svg:y="0.912cm" svg:width="5.74cm" svg:height="0.801cm" draw:z-index="100"><draw:image xlink:href="Pictures/10000000000001530000002FCEAE657677B7A13A.jpg" xlink:type="simple" xlink:show="embed" xlink:actuate="onLoad" draw:mime-type="image/jpeg"/></draw:frame><text:bookmark-start text:name="__RefHeading___Toc4839_1514497418"/>Legacy<text:bookmark-end text:name="__RefHeading___Toc4839_1514497418"/></text:h>
      <text:p text:style-name="P12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24" text:outline-level="3"><text:bookmark-start text:name="__RefHeading___Toc4863_1514497418"/>Box select<text:bookmark-end text:name="__RefHeading___Toc4863_1514497418"/></text:h>
      <text:p text:style-name="P130">Draw a rectangle to select everything inside of the rectangle.</text:p>
      <text:p text:style-name="P130"><text:span text:style-name="T63">It automatically adds to the current selection. Holding down shift subtracts from</text:span> the selection.</text:p>
      <text:h text:style-name="P224" text:outline-level="3"><text:bookmark-start text:name="__RefHeading___Toc4865_1514497418"/>Circle select<text:bookmark-end text:name="__RefHeading___Toc4865_1514497418"/></text:h>
      <text:p text:style-name="P130">Brush select content. The radius of the brush can be adjusted by holding down left mouse button and using the scroll wheel or the + or - button at the numpad.</text:p>
      <text:p text:style-name="P10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2" text:outline-level="2"><draw:frame draw:style-name="fr1" draw:name="Bild83" text:anchor-type="paragraph" svg:y="0.542cm" svg:width="6.1cm" svg:height="2.011cm" draw:z-index="111"><draw:image xlink:href="Pictures/10000201000001680000007766023F2D41F297C1.png" xlink:type="simple" xlink:show="embed" xlink:actuate="onLoad" draw:mime-type="image/png"/></draw:frame><text:bookmark-start text:name="__RefHeading___Toc8786_3269378711"/>Lasso Select<text:bookmark-end text:name="__RefHeading___Toc8786_3269378711"/></text:h>
      <text:p text:style-name="P253">A sub menu with the available lasso select modes. </text:p>
      <text:h text:style-name="P195" text:outline-level="2"><text:bookmark-start text:name="__RefHeading___Toc5775_3997339420"/>All <text:bookmark-end text:name="__RefHeading___Toc5775_3997339420"/></text:h>
      <text:p text:style-name="P30">Select everything.</text:p>
      <text:h text:style-name="P195" text:outline-level="2"><text:bookmark-start text:name="__RefHeading___Toc1077_207436527411"/>None<text:bookmark-end text:name="__RefHeading___Toc1077_207436527411"/></text:h>
      <text:p text:style-name="P30">Select nothing.</text:p>
      <text:h text:style-name="P195" text:outline-level="2"><text:bookmark-start text:name="__RefHeading___Toc1079_207436527411"/>Inverse<text:bookmark-end text:name="__RefHeading___Toc1079_207436527411"/></text:h>
      <text:p text:style-name="P30">Invert the current selection.</text:p>
      <text:h text:style-name="P195" text:outline-level="2"><text:bookmark-start text:name="__RefHeading___Toc5777_3997339420"/><text:soft-page-break/>Linked<text:bookmark-end text:name="__RefHeading___Toc5777_3997339420"/></text:h>
      <text:p text:style-name="P56"><draw:frame draw:style-name="fr3" draw:name="Bild64" text:anchor-type="paragraph" svg:width="3.073cm" svg:height="3.191cm" draw:z-index="54"><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6"/>
      <text:p text:style-name="P56"/>
      <text:h text:style-name="P225" text:outline-level="3"><draw:frame draw:style-name="fr1" draw:name="Bild65" text:anchor-type="paragraph" svg:y="0.3cm" svg:width="4.81cm" svg:height="2.469cm" draw:z-index="55"><draw:image xlink:href="Pictures/100002010000011C00000092AD6D3F4D5A2F62BC.png" xlink:type="simple" xlink:show="embed" xlink:actuate="onLoad" draw:mime-type="image/png"/></draw:frame><text:bookmark-start text:name="__RefHeading___Toc1857_36763768141"/>Last Operator Select Linked All<text:bookmark-end text:name="__RefHeading___Toc1857_36763768141"/></text:h>
      <text:h text:style-name="P142" text:outline-level="4"><text:bookmark-start text:name="__RefHeading___Toc1859_36763768141"/>Delimit<text:bookmark-end text:name="__RefHeading___Toc1859_36763768141"/></text:h>
      <text:p text:style-name="P56">Add a limit to the selection. For example, just select up to the next seam.</text:p>
      <text:p text:style-name="P56"/>
      <text:p text:style-name="P159"/>
      <text:h text:style-name="P195" text:outline-level="2"><text:bookmark-start text:name="__RefHeading___Toc1865_36763768141"/>Linked Pick Select<text:bookmark-end text:name="__RefHeading___Toc1865_36763768141"/></text:h>
      <text:p text:style-name="P56">Same as with Linked. But works with what is under the mouse cursor.</text:p>
      <text:h text:style-name="P195" text:outline-level="2"><text:bookmark-start text:name="__RefHeading___Toc1867_36763768141"/>Linked Pick Deselect<text:bookmark-end text:name="__RefHeading___Toc1867_36763768141"/></text:h>
      <text:p text:style-name="P56">Same as with Linked. But works with what is under the mouse cursor. And deselects the selection.</text:p>
      <text:h text:style-name="P225" text:outline-level="3"><draw:frame draw:style-name="fr1" draw:name="Bild67" text:anchor-type="paragraph" svg:y="0.3cm" svg:width="4.72cm" svg:height="2.731cm" draw:z-index="56"><draw:image xlink:href="Pictures/1000020100000117000000A1A8AAD6772955E99F.png" xlink:type="simple" xlink:show="embed" xlink:actuate="onLoad" draw:mime-type="image/png"/></draw:frame><text:bookmark-start text:name="__RefHeading___Toc1869_36763768141"/>Last Operator Select Linked<text:bookmark-end text:name="__RefHeading___Toc1869_36763768141"/></text:h>
      <text:h text:style-name="P142" text:outline-level="4"><text:bookmark-start text:name="__RefHeading___Toc1871_36763768141"/>Deselect<text:bookmark-end text:name="__RefHeading___Toc1871_36763768141"/></text:h>
      <text:p text:style-name="P56">Select or deselect.</text:p>
      <text:h text:style-name="P142" text:outline-level="4"><text:bookmark-start text:name="__RefHeading___Toc1873_36763768141"/>Delimit<text:bookmark-end text:name="__RefHeading___Toc1873_36763768141"/></text:h>
      <text:p text:style-name="P91">Add a limit to the selection. For example, just select up to the next seam.</text:p>
      <text:p text:style-name="P157"/>
      <text:h text:style-name="Heading_20_2" text:outline-level="2"><draw:frame draw:style-name="fr3" draw:name="Bild66" text:anchor-type="paragraph" svg:width="3.69cm" svg:height="1.57cm" draw:z-index="57"><draw:image xlink:href="Pictures/10000201000000DA0000005D4C2C750BE4590B7C.png" xlink:type="simple" xlink:show="embed" xlink:actuate="onLoad" draw:mime-type="image/png"/></draw:frame><text:bookmark-start text:name="__RefHeading___Toc5779_3997339420"/>Similar<text:bookmark-end text:name="__RefHeading___Toc5779_3997339420"/></text:h>
      <text:p text:style-name="P8"><text:span text:style-name="T36">Select</text:span> <text:span text:style-name="T54">curve </text:span>geometry based on how similar certain properties are to it.</text:p>
      <text:p text:style-name="P8"/>
      <text:h text:style-name="P225" text:outline-level="3"><text:bookmark-start text:name="__RefHeading___Toc5781_3997339420"/>Last Operator Select<text:span text:style-name="T36"> Similar</text:span><text:bookmark-end text:name="__RefHeading___Toc5781_3997339420"/></text:h>
      <text:h text:style-name="P142" text:outline-level="4"><draw:frame draw:style-name="fr2" draw:name="Bild68" text:anchor-type="paragraph" svg:x="14.12cm" svg:y="0.256cm" svg:width="4.74cm" svg:height="1.76cm" draw:z-index="58"><draw:image xlink:href="Pictures/100002010000011800000068E6CBB9DA0BF117E9.png" xlink:type="simple" xlink:show="embed" xlink:actuate="onLoad" draw:mime-type="image/png"/></draw:frame><text:bookmark-start text:name="__RefHeading___Toc2326_7731231591"/>Type<text:bookmark-end text:name="__RefHeading___Toc2326_7731231591"/></text:h>
      <text:p text:style-name="P62">Choose the select similar method again.</text:p>
      <text:h text:style-name="P142" text:outline-level="4"><text:bookmark-start text:name="__RefHeading___Toc2328_7731231591"/>Compare<text:bookmark-end text:name="__RefHeading___Toc2328_7731231591"/></text:h>
      <text:p text:style-name="P62">Compare with method less, greater or equal.</text:p>
      <text:h text:style-name="P142" text:outline-level="4"><text:bookmark-start text:name="__RefHeading___Toc2330_7731231591"/><text:soft-page-break/>Threshold<text:bookmark-end text:name="__RefHeading___Toc2330_7731231591"/></text:h>
      <text:p text:style-name="P93">Adjust the threshold value after which the element counts as similar.</text:p>
      <text:p text:style-name="P160"/>
      <text:h text:style-name="P196" text:outline-level="2"><text:bookmark-start text:name="__RefHeading___Toc2332_7731231591"/>Random <text:bookmark-end text:name="__RefHeading___Toc2332_7731231591"/></text:h>
      <text:p text:style-name="P18">Selects a random group of <text:span text:style-name="T55">curve points.</text:span></text:p>
      <text:h text:style-name="P226" text:outline-level="3"><draw:frame draw:style-name="fr2" draw:name="Bild69" text:anchor-type="paragraph" svg:x="14.12cm" svg:y="0.224cm" svg:width="4.74cm" svg:height="1.81cm" draw:z-index="59"><draw:image xlink:href="Pictures/10000201000001180000006BAEFA22DEF4E52C3A.png" xlink:type="simple" xlink:show="embed" xlink:actuate="onLoad" draw:mime-type="image/png"/></draw:frame><text:bookmark-start text:name="__RefHeading___Toc2334_7731231591"/>Last Operator Select<text:span text:style-name="T36"> </text:span><text:span text:style-name="T9">Random</text:span><text:bookmark-end text:name="__RefHeading___Toc2334_7731231591"/></text:h>
      <text:h text:style-name="P143" text:outline-level="4"><text:bookmark-start text:name="__RefHeading___Toc2336_7731231591"/>Percent<text:bookmark-end text:name="__RefHeading___Toc2336_7731231591"/></text:h>
      <text:p text:style-name="P63">How much percent will be random selected.</text:p>
      <text:h text:style-name="P143" text:outline-level="4"><text:bookmark-start text:name="__RefHeading___Toc2338_7731231591"/>Random Seed<text:bookmark-end text:name="__RefHeading___Toc2338_7731231591"/></text:h>
      <text:p text:style-name="P63">The random seed value.</text:p>
      <text:h text:style-name="P143" text:outline-level="4"><text:bookmark-start text:name="__RefHeading___Toc2340_7731231591"/>Action<text:bookmark-end text:name="__RefHeading___Toc2340_7731231591"/></text:h>
      <text:p text:style-name="P63">Select or deselect.</text:p>
      <text:p text:style-name="P160"/>
      <text:h text:style-name="P196" text:outline-level="2"><text:bookmark-start text:name="__RefHeading___Toc2342_7731231591"/>Checker Deselect <text:bookmark-end text:name="__RefHeading___Toc2342_7731231591"/></text:h>
      <text:p text:style-name="P113">Deselect alternating <text:span text:style-name="T55">curve points.</text:span></text:p>
      <text:h text:style-name="P226" text:outline-level="3"><draw:frame draw:style-name="fr1" draw:name="Bild70" text:anchor-type="paragraph" svg:y="0.116cm" svg:width="4.761cm" svg:height="1.78cm" draw:z-index="60"><draw:image xlink:href="Pictures/1000020100000119000000697AA103BC661AEB9A.png" xlink:type="simple" xlink:show="embed" xlink:actuate="onLoad" draw:mime-type="image/png"/></draw:frame><text:bookmark-start text:name="__RefHeading___Toc2344_7731231591"/>Last Operator Checker Deselect<text:bookmark-end text:name="__RefHeading___Toc2344_7731231591"/></text:h>
      <text:h text:style-name="P143" text:outline-level="4"><text:bookmark-start text:name="__RefHeading___Toc2346_7731231591"/>Nth Element<text:bookmark-end text:name="__RefHeading___Toc2346_7731231591"/></text:h>
      <text:p text:style-name="P69">Define how much elements gets unchecked. With 2 you have a checker board pattern. Every second element gets deselected.</text:p>
      <text:h text:style-name="P143" text:outline-level="4"><text:bookmark-start text:name="__RefHeading___Toc2348_7731231591"/>Skip<text:bookmark-end text:name="__RefHeading___Toc2348_7731231591"/></text:h>
      <text:p text:style-name="P69">Skip elements before the checker algorithm deselects again.</text:p>
      <text:h text:style-name="P143" text:outline-level="4"><text:bookmark-start text:name="__RefHeading___Toc2350_7731231591"/>Offset<text:bookmark-end text:name="__RefHeading___Toc2350_7731231591"/></text:h>
      <text:p text:style-name="P97">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14">Select or deselect first curve point.</text:p>
      <text:h text:style-name="Heading_20_2" text:outline-level="2"><text:bookmark-start text:name="__RefHeading___Toc5785_3997339420"/>De/Select Last<text:bookmark-end text:name="__RefHeading___Toc5785_3997339420"/></text:h>
      <text:p text:style-name="P114">Select or deselect last curve point.</text:p>
      <text:h text:style-name="Heading_20_2" text:outline-level="2"><text:bookmark-start text:name="__RefHeading___Toc5787_3997339420"/><text:soft-page-break/>Next Active<text:bookmark-end text:name="__RefHeading___Toc5787_3997339420"/></text:h>
      <text:p text:style-name="P86">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9">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86">Extends the current selection.</text:p>
      <text:h text:style-name="Heading_20_2" text:outline-level="2"><text:bookmark-start text:name="__RefHeading___Toc5793_3997339420"/>Less<text:bookmark-end text:name="__RefHeading___Toc5793_3997339420"/></text:h>
      <text:p text:style-name="P99">Reduces the current selection.</text:p>
      <text:p text:style-name="P99"/>
      <table:table table:name="Tabelle5" table:style-name="Tabelle5">
        <table:table-column table:style-name="Tabelle5.A"/>
        <table:table-row table:style-name="TableLine2964512342304">
          <table:table-cell table:style-name="Tabelle5.A1" office:value-type="string">
            <text:h text:style-name="P181" text:outline-level="1"><text:bookmark-start text:name="__RefHeading___Toc5795_3997339420"/><text:span text:style-name="T22">S</text:span><text:span text:style-name="T21">urface</text:span><text:span text:style-name="T22"> Object - Edit Mode</text:span><text:bookmark-end text:name="__RefHeading___Toc5795_3997339420"/></text:h>
          </table:table-cell>
        </table:table-row>
      </table:table>
      <text:p text:style-name="P19"/>
      <text:p text:style-name="P19"><draw:frame draw:style-name="fr1" draw:name="Bild74" text:anchor-type="paragraph" svg:y="0.092cm" svg:width="2.96cm" svg:height="5.42cm" draw:z-index="61"><draw:image xlink:href="Pictures/10000201000000AF000001400B52F76AD2CAD235.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h text:style-name="P194" text:outline-level="2"><draw:frame draw:style-name="fr1" draw:name="Bild7" text:anchor-type="paragraph" svg:y="0.912cm" svg:width="5.74cm" svg:height="0.801cm" draw:z-index="101"><draw:image xlink:href="Pictures/10000000000001530000002FCEAE657677B7A13A.jpg" xlink:type="simple" xlink:show="embed" xlink:actuate="onLoad" draw:mime-type="image/jpeg"/></draw:frame><text:bookmark-start text:name="__RefHeading___Toc4841_1514497418"/>Legacy<text:bookmark-end text:name="__RefHeading___Toc4841_1514497418"/></text:h>
      <text:p text:style-name="P12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24" text:outline-level="3"><text:bookmark-start text:name="__RefHeading___Toc4867_1514497418"/>Box select<text:bookmark-end text:name="__RefHeading___Toc4867_1514497418"/></text:h>
      <text:p text:style-name="P130">Draw a rectangle to select everything inside of the rectangle.</text:p>
      <text:p text:style-name="P130"><text:span text:style-name="T63">It automatically adds to the current selection. Holding down shift subtracts from</text:span> the selection.</text:p>
      <text:h text:style-name="P224" text:outline-level="3"><text:bookmark-start text:name="__RefHeading___Toc4869_1514497418"/>Circle select<text:bookmark-end text:name="__RefHeading___Toc4869_1514497418"/></text:h>
      <text:p text:style-name="P130">Brush select content. The radius of the brush can be adjusted by holding down left mouse button and using the scroll wheel or the + or - button at the numpad.</text:p>
      <text:p text:style-name="P130"><text:span text:style-name="T52">It automatically adds to the current selection. Holding down shift subtracts from</text:span><text:span text:style-name="T46"> the selection.</text:span><text:span text:style-name="T52"> </text:span><text:span text:style-name="T46">To exit the </text:span><text:span text:style-name="T52">circle select </text:span><text:span text:style-name="T46">tool click with the right mouse button.</text:span></text:p>
      <text:p text:style-name="P130"><text:span text:style-name="T46"/></text:p>
      <text:h text:style-name="P212" text:outline-level="2"><draw:frame draw:style-name="fr1" draw:name="Bild84" text:anchor-type="paragraph" svg:y="0.542cm" svg:width="6.1cm" svg:height="2.011cm" draw:z-index="112"><draw:image xlink:href="Pictures/10000201000001680000007766023F2D41F297C1.png" xlink:type="simple" xlink:show="embed" xlink:actuate="onLoad" draw:mime-type="image/png"/></draw:frame><text:bookmark-start text:name="__RefHeading___Toc8788_3269378711"/><text:soft-page-break/>Lasso Select<text:bookmark-end text:name="__RefHeading___Toc8788_3269378711"/></text:h>
      <text:p text:style-name="P253"><text:span text:style-name="T53">A sub menu with the available lasso select modes. </text:span></text:p>
      <text:h text:style-name="P197" text:outline-level="2"><text:bookmark-start text:name="__RefHeading___Toc5797_3997339420"/>All <text:bookmark-end text:name="__RefHeading___Toc5797_3997339420"/></text:h>
      <text:p text:style-name="P31">Select everything.</text:p>
      <text:h text:style-name="P197" text:outline-level="2"><text:bookmark-start text:name="__RefHeading___Toc1077_207436527412"/>None<text:bookmark-end text:name="__RefHeading___Toc1077_207436527412"/></text:h>
      <text:p text:style-name="P31">Select nothing.</text:p>
      <text:h text:style-name="P197" text:outline-level="2"><text:bookmark-start text:name="__RefHeading___Toc1079_207436527412"/>Inverse<text:bookmark-end text:name="__RefHeading___Toc1079_207436527412"/></text:h>
      <text:p text:style-name="P31">Invert the current selection.</text:p>
      <text:h text:style-name="P197" text:outline-level="2"><text:bookmark-start text:name="__RefHeading___Toc5799_3997339420"/>Linked<text:bookmark-end text:name="__RefHeading___Toc5799_3997339420"/></text:h>
      <text:p text:style-name="P57"><draw:frame draw:style-name="fr3" draw:name="Bild75" text:anchor-type="paragraph" svg:width="3.073cm" svg:height="3.191cm" draw:z-index="62"><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7"/>
      <text:p text:style-name="P57"/>
      <text:h text:style-name="P227" text:outline-level="3"><draw:frame draw:style-name="fr1" draw:name="Bild76" text:anchor-type="paragraph" svg:y="0.3cm" svg:width="4.81cm" svg:height="2.469cm" draw:z-index="63"><draw:image xlink:href="Pictures/100002010000011C00000092AD6D3F4D5A2F62BC.png" xlink:type="simple" xlink:show="embed" xlink:actuate="onLoad" draw:mime-type="image/png"/></draw:frame><text:bookmark-start text:name="__RefHeading___Toc1857_367637681411"/>Last Operator Select Linked All<text:bookmark-end text:name="__RefHeading___Toc1857_367637681411"/></text:h>
      <text:h text:style-name="P144" text:outline-level="4"><text:bookmark-start text:name="__RefHeading___Toc1859_367637681411"/>Delimit<text:bookmark-end text:name="__RefHeading___Toc1859_367637681411"/></text:h>
      <text:p text:style-name="P57">Add a limit to the selection. For example, just select up to the next seam.</text:p>
      <text:p text:style-name="Horizontal_20_Line"/>
      <text:h text:style-name="P197" text:outline-level="2"><draw:frame draw:style-name="fr3" draw:name="Bild77" text:anchor-type="paragraph" svg:width="3.69cm" svg:height="1.57cm" draw:z-index="64"><draw:image xlink:href="Pictures/10000201000000DA0000005D4C2C750BE4590B7C.png" xlink:type="simple" xlink:show="embed" xlink:actuate="onLoad" draw:mime-type="image/png"/></draw:frame><text:bookmark-start text:name="__RefHeading___Toc5801_3997339420"/>Similar<text:bookmark-end text:name="__RefHeading___Toc5801_3997339420"/></text:h>
      <text:p text:style-name="P10"><text:span text:style-name="T36">Select</text:span> <text:span text:style-name="T54">curve </text:span>geometry based on how similar certain properties are to it.</text:p>
      <text:p text:style-name="P10"/>
      <text:h text:style-name="P227" text:outline-level="3"><text:bookmark-start text:name="__RefHeading___Toc5803_3997339420"/>Last Operator Select<text:span text:style-name="T36"> Similar</text:span><text:bookmark-end text:name="__RefHeading___Toc5803_3997339420"/></text:h>
      <text:h text:style-name="P144" text:outline-level="4"><draw:frame draw:style-name="fr2" draw:name="Bild78" text:anchor-type="paragraph" svg:x="14.12cm" svg:y="0.256cm" svg:width="4.74cm" svg:height="1.76cm" draw:z-index="65"><draw:image xlink:href="Pictures/100002010000011800000068E6CBB9DA0BF117E9.png" xlink:type="simple" xlink:show="embed" xlink:actuate="onLoad" draw:mime-type="image/png"/></draw:frame><text:bookmark-start text:name="__RefHeading___Toc2326_77312315911"/>Type<text:bookmark-end text:name="__RefHeading___Toc2326_77312315911"/></text:h>
      <text:p text:style-name="P64">Choose the select similar method again.</text:p>
      <text:h text:style-name="P144" text:outline-level="4"><text:bookmark-start text:name="__RefHeading___Toc2328_77312315911"/>Compare<text:bookmark-end text:name="__RefHeading___Toc2328_77312315911"/></text:h>
      <text:p text:style-name="P64">Compare with method less, greater or equal.</text:p>
      <text:h text:style-name="P144" text:outline-level="4"><text:bookmark-start text:name="__RefHeading___Toc2330_77312315911"/>Threshold<text:bookmark-end text:name="__RefHeading___Toc2330_77312315911"/></text:h>
      <text:p text:style-name="P94">Adjust the threshold value after which the element counts as similar.</text:p>
      <text:p text:style-name="P161"/>
      <text:h text:style-name="P197" text:outline-level="2"><text:bookmark-start text:name="__RefHeading___Toc2332_77312315911"/><text:soft-page-break/>Random <text:bookmark-end text:name="__RefHeading___Toc2332_77312315911"/></text:h>
      <text:p text:style-name="P19">Selects a random group of <text:span text:style-name="T55">control points.</text:span></text:p>
      <text:h text:style-name="P227" text:outline-level="3"><draw:frame draw:style-name="fr2" draw:name="Bild79" text:anchor-type="paragraph" svg:x="14.12cm" svg:y="0.224cm" svg:width="4.74cm" svg:height="1.81cm" draw:z-index="66"><draw:image xlink:href="Pictures/10000201000001180000006BAEFA22DEF4E52C3A.png" xlink:type="simple" xlink:show="embed" xlink:actuate="onLoad" draw:mime-type="image/png"/></draw:frame><text:bookmark-start text:name="__RefHeading___Toc2334_77312315911"/>Last Operator Select<text:span text:style-name="T36"> </text:span><text:span text:style-name="T9">Random</text:span><text:bookmark-end text:name="__RefHeading___Toc2334_77312315911"/></text:h>
      <text:h text:style-name="P144" text:outline-level="4"><text:bookmark-start text:name="__RefHeading___Toc2336_77312315911"/>Percent<text:bookmark-end text:name="__RefHeading___Toc2336_77312315911"/></text:h>
      <text:p text:style-name="P64">How much percent will be random selected.</text:p>
      <text:h text:style-name="P144" text:outline-level="4"><text:bookmark-start text:name="__RefHeading___Toc2338_77312315911"/>Random Seed<text:bookmark-end text:name="__RefHeading___Toc2338_77312315911"/></text:h>
      <text:p text:style-name="P64">The random seed value.</text:p>
      <text:h text:style-name="P144" text:outline-level="4"><text:bookmark-start text:name="__RefHeading___Toc2340_77312315911"/>Action<text:bookmark-end text:name="__RefHeading___Toc2340_77312315911"/></text:h>
      <text:p text:style-name="P64">Select or deselect.</text:p>
      <text:p text:style-name="P161"/>
      <text:h text:style-name="P197" text:outline-level="2"><text:bookmark-start text:name="__RefHeading___Toc2342_77312315911"/>Checker Deselect <text:bookmark-end text:name="__RefHeading___Toc2342_77312315911"/></text:h>
      <text:p text:style-name="P115">Deselect alternating <text:span text:style-name="T55">control points.</text:span></text:p>
      <text:h text:style-name="P227" text:outline-level="3"><draw:frame draw:style-name="fr1" draw:name="Bild80" text:anchor-type="paragraph" svg:y="0.116cm" svg:width="4.761cm" svg:height="1.78cm" draw:z-index="67"><draw:image xlink:href="Pictures/1000020100000119000000697AA103BC661AEB9A.png" xlink:type="simple" xlink:show="embed" xlink:actuate="onLoad" draw:mime-type="image/png"/></draw:frame><text:bookmark-start text:name="__RefHeading___Toc2344_77312315911"/>Last Operator Checker Deselect<text:bookmark-end text:name="__RefHeading___Toc2344_77312315911"/></text:h>
      <text:h text:style-name="P144" text:outline-level="4"><text:bookmark-start text:name="__RefHeading___Toc2346_77312315911"/>Nth Element<text:bookmark-end text:name="__RefHeading___Toc2346_77312315911"/></text:h>
      <text:p text:style-name="P70">Define how much elements gets unchecked. With 2 you have a checker board pattern. Every second element gets deselected.</text:p>
      <text:h text:style-name="P144" text:outline-level="4"><text:bookmark-start text:name="__RefHeading___Toc2348_77312315911"/>Skip<text:bookmark-end text:name="__RefHeading___Toc2348_77312315911"/></text:h>
      <text:p text:style-name="P70">Skip elements before the checker algorithm deselects again.</text:p>
      <text:h text:style-name="P144" text:outline-level="4"><text:bookmark-start text:name="__RefHeading___Toc2350_77312315911"/>Offset<text:bookmark-end text:name="__RefHeading___Toc2350_77312315911"/></text:h>
      <text:p text:style-name="P98">Offset the deselected elements.</text:p>
      <text:p text:style-name="P158"/>
      <text:h text:style-name="Heading_20_2" text:outline-level="2"><text:bookmark-start text:name="__RefHeading___Toc5805_3997339420"/>Control Point Row<text:bookmark-end text:name="__RefHeading___Toc5805_3997339420"/></text:h>
      <text:p text:style-name="P116">Selects a row of control points, including the active one.</text:p>
      <text:p text:style-name="Horizontal_20_Line"/>
      <text:h text:style-name="P197" text:outline-level="2"><text:bookmark-start text:name="__RefHeading___Toc5807_3997339420"/>More<text:bookmark-end text:name="__RefHeading___Toc5807_3997339420"/></text:h>
      <text:p text:style-name="P87">Extends the current selection.</text:p>
      <text:h text:style-name="P197" text:outline-level="2"><text:bookmark-start text:name="__RefHeading___Toc5809_3997339420"/>Less<text:bookmark-end text:name="__RefHeading___Toc5809_3997339420"/></text:h>
      <text:p text:style-name="P100">Reduces the current selection.</text:p>
      <text:p text:style-name="P100"><text:soft-page-break/></text:p>
      <table:table table:name="Tabelle6" table:style-name="Tabelle6">
        <table:table-column table:style-name="Tabelle6.A"/>
        <table:table-row table:style-name="TableLine2964512337952">
          <table:table-cell table:style-name="Tabelle6.A1" office:value-type="string">
            <text:h text:style-name="P182" text:outline-level="1"><text:bookmark-start text:name="__RefHeading___Toc5811_3997339420"/><text:span text:style-name="T22">M</text:span><text:span text:style-name="T23">etaball</text:span><text:span text:style-name="T22"> Object - Edit Mode</text:span><text:bookmark-end text:name="__RefHeading___Toc5811_3997339420"/></text:h>
          </table:table-cell>
        </table:table-row>
      </table:table>
      <text:p text:style-name="P11"/>
      <text:p text:style-name="P11"><draw:frame draw:style-name="fr3" draw:name="Bild81" text:anchor-type="paragraph" svg:width="2.251cm" svg:height="3.47cm" draw:z-index="68"><draw:image xlink:href="Pictures/1000020100000085000000CDD6AB2AAE0A6B3FA0.png" xlink:type="simple" xlink:show="embed" xlink:actuate="onLoad" draw:mime-type="image/png"/></draw:frame></text:p>
      <text:p text:style-name="P11"/>
      <text:p text:style-name="P11"/>
      <text:p text:style-name="P11"/>
      <text:p text:style-name="P11"/>
      <text:p text:style-name="P11"/>
      <text:p text:style-name="P11"/>
      <text:h text:style-name="P194" text:outline-level="2"><draw:frame draw:style-name="fr1" draw:name="Bild8" text:anchor-type="paragraph" svg:y="0.912cm" svg:width="5.74cm" svg:height="0.801cm" draw:z-index="102"><draw:image xlink:href="Pictures/10000000000001530000002FCEAE657677B7A13A.jpg" xlink:type="simple" xlink:show="embed" xlink:actuate="onLoad" draw:mime-type="image/jpeg"/></draw:frame><text:bookmark-start text:name="__RefHeading___Toc4843_1514497418"/>Legacy<text:bookmark-end text:name="__RefHeading___Toc4843_1514497418"/></text:h>
      <text:p text:style-name="P12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24" text:outline-level="3"><text:bookmark-start text:name="__RefHeading___Toc4871_1514497418"/>Box select<text:bookmark-end text:name="__RefHeading___Toc4871_1514497418"/></text:h>
      <text:p text:style-name="P130">Draw a rectangle to select everything inside of the rectangle.</text:p>
      <text:p text:style-name="P130"><text:span text:style-name="T63">It automatically adds to the current selection. Holding down shift subtracts from</text:span> the selection.</text:p>
      <text:h text:style-name="P224" text:outline-level="3"><text:bookmark-start text:name="__RefHeading___Toc4873_1514497418"/>Circle select<text:bookmark-end text:name="__RefHeading___Toc4873_1514497418"/></text:h>
      <text:p text:style-name="P130">Brush select content. The radius of the brush can be adjusted by holding down left mouse button and using the scroll wheel or the + or - button at the numpad.</text:p>
      <text:p text:style-name="P10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89" text:anchor-type="paragraph" svg:y="0.542cm" svg:width="6.1cm" svg:height="2.011cm" draw:z-index="113"><draw:image xlink:href="Pictures/10000201000001680000007766023F2D41F297C1.png" xlink:type="simple" xlink:show="embed" xlink:actuate="onLoad" draw:mime-type="image/png"/></draw:frame><text:bookmark-start text:name="__RefHeading___Toc8790_3269378711"/>Lasso Select<text:bookmark-end text:name="__RefHeading___Toc8790_3269378711"/></text:h>
      <text:p text:style-name="P254">A sub menu with the available lasso select modes. </text:p>
      <text:h text:style-name="P198" text:outline-level="2"><text:bookmark-start text:name="__RefHeading___Toc5813_3997339420"/>All <text:bookmark-end text:name="__RefHeading___Toc5813_3997339420"/></text:h>
      <text:p text:style-name="P32">Select everything.</text:p>
      <text:h text:style-name="P198" text:outline-level="2"><text:bookmark-start text:name="__RefHeading___Toc1077_2074365274111"/>None<text:bookmark-end text:name="__RefHeading___Toc1077_2074365274111"/></text:h>
      <text:p text:style-name="P32">Select nothing.</text:p>
      <text:h text:style-name="P198" text:outline-level="2"><text:bookmark-start text:name="__RefHeading___Toc1079_2074365274111"/>Inverse<text:bookmark-end text:name="__RefHeading___Toc1079_2074365274111"/></text:h>
      <text:p text:style-name="P32">Invert the current selection.</text:p>
      <text:h text:style-name="P198" text:outline-level="2"><draw:frame draw:style-name="fr3" draw:name="Bild85" text:anchor-type="paragraph" svg:width="3.69cm" svg:height="1.57cm" draw:z-index="69"><draw:image xlink:href="Pictures/10000201000000DA0000005D4C2C750BE4590B7C.png" xlink:type="simple" xlink:show="embed" xlink:actuate="onLoad" draw:mime-type="image/png"/></draw:frame><text:bookmark-start text:name="__RefHeading___Toc5815_3997339420"/>Similar<text:bookmark-end text:name="__RefHeading___Toc5815_3997339420"/></text:h>
      <text:p text:style-name="P20"><text:span text:style-name="T47">Select</text:span><text:span text:style-name="T46"> </text:span><text:span text:style-name="T49">m</text:span><text:span text:style-name="T48">etaball </text:span><text:span text:style-name="T46">geometry based on how similar certain properties are to it.</text:span></text:p>
      <text:p text:style-name="P11"><text:soft-page-break/></text:p>
      <text:h text:style-name="P228" text:outline-level="3"><text:bookmark-start text:name="__RefHeading___Toc5817_3997339420"/>Last Operator Select<text:span text:style-name="T36"> Similar</text:span><text:bookmark-end text:name="__RefHeading___Toc5817_3997339420"/></text:h>
      <text:h text:style-name="P145" text:outline-level="4"><draw:frame draw:style-name="fr2" draw:name="Bild86" text:anchor-type="paragraph" svg:x="14.12cm" svg:y="0.256cm" svg:width="4.74cm" svg:height="1.76cm" draw:z-index="70"><draw:image xlink:href="Pictures/100002010000011800000068E6CBB9DA0BF117E9.png" xlink:type="simple" xlink:show="embed" xlink:actuate="onLoad" draw:mime-type="image/png"/></draw:frame><text:bookmark-start text:name="__RefHeading___Toc2326_77312315912"/>Type<text:bookmark-end text:name="__RefHeading___Toc2326_77312315912"/></text:h>
      <text:p text:style-name="P65">Choose the select similar method again.</text:p>
      <text:h text:style-name="P145" text:outline-level="4"><text:bookmark-start text:name="__RefHeading___Toc2328_77312315912"/>Compare<text:bookmark-end text:name="__RefHeading___Toc2328_77312315912"/></text:h>
      <text:p text:style-name="P65">Compare with method less, greater or equal.</text:p>
      <text:h text:style-name="P145" text:outline-level="4"><text:bookmark-start text:name="__RefHeading___Toc2330_77312315912"/>Threshold<text:bookmark-end text:name="__RefHeading___Toc2330_77312315912"/></text:h>
      <text:p text:style-name="P95">Adjust the threshold value after which the element counts as similar.</text:p>
      <text:p text:style-name="Horizontal_20_Line"/>
      <text:h text:style-name="P198" text:outline-level="2"><text:bookmark-start text:name="__RefHeading___Toc5819_3997339420"/>Random <text:bookmark-end text:name="__RefHeading___Toc5819_3997339420"/></text:h>
      <text:p text:style-name="P20">Selects a random <text:span text:style-name="T56">metaball element.</text:span></text:p>
      <text:h text:style-name="P228" text:outline-level="3"><draw:frame draw:style-name="fr2" draw:name="Bild87" text:anchor-type="paragraph" svg:x="14.12cm" svg:y="0.224cm" svg:width="4.74cm" svg:height="1.81cm" draw:z-index="71"><draw:image xlink:href="Pictures/10000201000001180000006BAEFA22DEF4E52C3A.png" xlink:type="simple" xlink:show="embed" xlink:actuate="onLoad" draw:mime-type="image/png"/></draw:frame><text:bookmark-start text:name="__RefHeading___Toc2334_77312315912"/>Last Operator Select<text:span text:style-name="T36"> </text:span><text:span text:style-name="T9">Random</text:span><text:bookmark-end text:name="__RefHeading___Toc2334_77312315912"/></text:h>
      <text:h text:style-name="P145" text:outline-level="4"><text:bookmark-start text:name="__RefHeading___Toc2336_77312315912"/>Percent<text:bookmark-end text:name="__RefHeading___Toc2336_77312315912"/></text:h>
      <text:p text:style-name="P65">How much percent will be random selected.</text:p>
      <text:h text:style-name="P145" text:outline-level="4"><text:bookmark-start text:name="__RefHeading___Toc2338_77312315912"/>Random Seed<text:bookmark-end text:name="__RefHeading___Toc2338_77312315912"/></text:h>
      <text:p text:style-name="P65">The random seed value.</text:p>
      <text:h text:style-name="P145" text:outline-level="4"><text:bookmark-start text:name="__RefHeading___Toc2340_77312315912"/>Action<text:bookmark-end text:name="__RefHeading___Toc2340_77312315912"/></text:h>
      <text:p text:style-name="P65">Select or deselect.</text:p>
      <table:table table:name="Tabelle11" table:style-name="Tabelle11">
        <table:table-column table:style-name="Tabelle11.A"/>
        <table:table-row table:style-name="TableLine2964512344480">
          <table:table-cell table:style-name="Tabelle11.A1" office:value-type="string">
            <text:h text:style-name="P183" text:outline-level="1"><text:bookmark-start text:name="__RefHeading___Toc5811_39973394201"/><text:span text:style-name="T22">T</text:span><text:span text:style-name="T31">ext</text:span><text:span text:style-name="T22"> Object - Edit Mode</text:span><text:bookmark-end text:name="__RefHeading___Toc5811_39973394201"/></text:h>
          </table:table-cell>
        </table:table-row>
      </table:table>
      <text:p text:style-name="P15"><draw:frame draw:style-name="fr3" draw:name="Bild1" text:anchor-type="paragraph" svg:width="3.911cm" svg:height="4.219cm" draw:z-index="97"><draw:image xlink:href="Pictures/10000201000000E7000000F9728B08D268FF0761.png" xlink:type="simple" xlink:show="embed" xlink:actuate="onLoad" draw:mime-type="image/png"/></draw:frame></text:p>
      <text:h text:style-name="P199" text:outline-level="2"><text:bookmark-start text:name="__RefHeading___Toc5813_39973394201"/>All <text:bookmark-end text:name="__RefHeading___Toc5813_39973394201"/></text:h>
      <text:p text:style-name="P38">Select everything.</text:p>
      <text:h text:style-name="P200" text:outline-level="2"><text:bookmark-start text:name="__RefHeading___Toc1077_20743652741111"/>Line End, Line Begin, etc.<text:bookmark-end text:name="__RefHeading___Toc1077_20743652741111"/></text:h>
      <text:p text:style-name="P111">Select <text:span text:style-name="T62">corresponding element.</text:span></text:p>
      <text:p text:style-name="P111"/>
      <text:p text:style-name="P111"/>
      <text:p text:style-name="P111"/>
      <text:p text:style-name="P111"/>
      <text:p text:style-name="P12"/>
      <table:table table:name="Tabelle8" table:style-name="Tabelle8">
        <table:table-column table:style-name="Tabelle8.A"/>
        <text:soft-page-break/>
        <table:table-row table:style-name="TableLine2964512333328">
          <table:table-cell table:style-name="Tabelle8.A1" office:value-type="string">
            <text:h text:style-name="P184" text:outline-level="1"><text:bookmark-start text:name="__RefHeading___Toc5821_3997339420"/><text:span text:style-name="T22">G</text:span><text:span text:style-name="T24">rease Pencil Object</text:span><text:span text:style-name="T22"> - Edit Mode</text:span><text:span text:style-name="T27">, Sculpt Mode</text:span><text:bookmark-end text:name="__RefHeading___Toc5821_3997339420"/></text:h>
          </table:table-cell>
        </table:table-row>
      </table:table>
      <text:p text:style-name="P12"><draw:frame draw:style-name="fr1" draw:name="Bild88" text:anchor-type="paragraph" svg:y="0.21cm" svg:width="2.859cm" svg:height="5.62cm" draw:z-index="72"><draw:image xlink:href="Pictures/10000201000000A90000014C3466C66EA42A493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h text:style-name="P194" text:outline-level="2"><draw:frame draw:style-name="fr1" draw:name="Bild37" text:anchor-type="paragraph" svg:y="0.912cm" svg:width="5.74cm" svg:height="0.801cm" draw:z-index="103"><draw:image xlink:href="Pictures/10000000000001530000002FCEAE657677B7A13A.jpg" xlink:type="simple" xlink:show="embed" xlink:actuate="onLoad" draw:mime-type="image/jpeg"/></draw:frame><text:bookmark-start text:name="__RefHeading___Toc4845_1514497418"/>Legacy<text:bookmark-end text:name="__RefHeading___Toc4845_1514497418"/></text:h>
      <text:p text:style-name="P12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24" text:outline-level="3"><text:bookmark-start text:name="__RefHeading___Toc4875_1514497418"/>Box select<text:bookmark-end text:name="__RefHeading___Toc4875_1514497418"/></text:h>
      <text:p text:style-name="P130">Draw a rectangle to select everything inside of the rectangle.</text:p>
      <text:p text:style-name="P130"><text:span text:style-name="T63">It automatically adds to the current selection. Holding down shift subtracts from</text:span> the selection.</text:p>
      <text:h text:style-name="P224" text:outline-level="3"><text:bookmark-start text:name="__RefHeading___Toc4877_1514497418"/>Circle select<text:bookmark-end text:name="__RefHeading___Toc4877_1514497418"/></text:h>
      <text:p text:style-name="P130">Brush select content. The radius of the brush can be adjusted by holding down left mouse button and using the scroll wheel or the + or - button at the numpad.</text:p>
      <text:p text:style-name="P10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90" text:anchor-type="paragraph" svg:y="0.542cm" svg:width="6.1cm" svg:height="2.011cm" draw:z-index="114"><draw:image xlink:href="Pictures/10000201000001680000007766023F2D41F297C1.png" xlink:type="simple" xlink:show="embed" xlink:actuate="onLoad" draw:mime-type="image/png"/></draw:frame><text:bookmark-start text:name="__RefHeading___Toc8792_3269378711"/>Lasso Select<text:bookmark-end text:name="__RefHeading___Toc8792_3269378711"/></text:h>
      <text:p text:style-name="P254">A sub menu with the available lasso select modes. </text:p>
      <text:p text:style-name="P105"/>
      <text:h text:style-name="P204" text:outline-level="2"><text:bookmark-start text:name="__RefHeading___Toc5823_3997339420"/>All <text:bookmark-end text:name="__RefHeading___Toc5823_3997339420"/></text:h>
      <text:p text:style-name="P33">Select everything.</text:p>
      <text:h text:style-name="P204" text:outline-level="2"><text:bookmark-start text:name="__RefHeading___Toc1077_2074365274112"/>None<text:bookmark-end text:name="__RefHeading___Toc1077_2074365274112"/></text:h>
      <text:p text:style-name="P33">Select nothing.</text:p>
      <text:h text:style-name="P204" text:outline-level="2"><text:bookmark-start text:name="__RefHeading___Toc1079_2074365274112"/>Inverse<text:bookmark-end text:name="__RefHeading___Toc1079_2074365274112"/></text:h>
      <text:p text:style-name="P33">Invert the current selection.</text:p>
      <text:p text:style-name="Horizontal_20_Line"/>
      <text:h text:style-name="P204" text:outline-level="2"><text:bookmark-start text:name="__RefHeading___Toc5825_3997339420"/><text:soft-page-break/>Linked<text:bookmark-end text:name="__RefHeading___Toc5825_3997339420"/></text:h>
      <text:p text:style-name="P58"><draw:frame draw:style-name="fr3" draw:name="Bild92" text:anchor-type="paragraph" svg:width="3.073cm" svg:height="3.191cm" draw:z-index="73"><draw:image xlink:href="Pictures/100002010000016B0000017909E8114F396ABAD2.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58"/>
      <text:p text:style-name="P58"/>
      <text:h text:style-name="P229" text:outline-level="3"><draw:frame draw:style-name="fr1" draw:name="Bild93" text:anchor-type="paragraph" svg:y="0.3cm" svg:width="4.81cm" svg:height="2.469cm" draw:z-index="74"><draw:image xlink:href="Pictures/100002010000011C00000092AD6D3F4D5A2F62BC.png" xlink:type="simple" xlink:show="embed" xlink:actuate="onLoad" draw:mime-type="image/png"/></draw:frame><text:bookmark-start text:name="__RefHeading___Toc1857_367637681412"/>Last Operator Select Linked All<text:bookmark-end text:name="__RefHeading___Toc1857_367637681412"/></text:h>
      <text:h text:style-name="P146" text:outline-level="4"><text:bookmark-start text:name="__RefHeading___Toc1859_367637681412"/>Delimit<text:bookmark-end text:name="__RefHeading___Toc1859_367637681412"/></text:h>
      <text:p text:style-name="P58">Add a limit to the selection. For example, just select up to the next seam.</text:p>
      <text:p text:style-name="Horizontal_20_Line"/>
      <text:h text:style-name="P201" text:outline-level="2"><draw:frame draw:style-name="fr1" draw:name="Bild94" text:anchor-type="paragraph" svg:y="0.3cm" svg:width="2.05cm" svg:height="1.73cm" draw:z-index="76"><draw:image xlink:href="Pictures/10000201000000F2000000CCE14F5D3B50250AA0.png" xlink:type="simple" xlink:show="embed" xlink:actuate="onLoad" draw:mime-type="image/png"/></draw:frame><text:bookmark-start text:name="__RefHeading___Toc5827_3997339420"/>Alternated<text:bookmark-end text:name="__RefHeading___Toc5827_3997339420"/></text:h>
      <text:p text:style-name="P58">Select every second element.</text:p>
      <text:h text:style-name="P229" text:outline-level="3"><draw:frame draw:style-name="fr1" draw:name="Bild95" text:anchor-type="paragraph" svg:y="0.3cm" svg:width="4.83cm" svg:height="1.131cm" draw:z-index="75"><draw:image xlink:href="Pictures/100002010000011D000000438A0EED2182720530.png" xlink:type="simple" xlink:show="embed" xlink:actuate="onLoad" draw:mime-type="image/png"/></draw:frame><text:bookmark-start text:name="__RefHeading___Toc1857_3676376814121"/>Last Operator <text:span text:style-name="T15">Alternated</text:span><text:bookmark-end text:name="__RefHeading___Toc1857_3676376814121"/></text:h>
      <text:h text:style-name="P138" text:outline-level="4"><text:bookmark-start text:name="__RefHeading___Toc1859_3676376814121"/>Unselect Ends<text:bookmark-end text:name="__RefHeading___Toc1859_3676376814121"/></text:h>
      <text:p text:style-name="P58">T<text:span text:style-name="T57">he end points are always unselected.</text:span></text:p>
      <text:p text:style-name="Horizontal_20_Line"/>
      <text:h text:style-name="P202" text:outline-level="2"><draw:frame draw:style-name="fr1" draw:name="Bild97" text:anchor-type="paragraph" svg:y="0.3cm" svg:width="3.62cm" svg:height="0.93cm" draw:z-index="78"><draw:image xlink:href="Pictures/10000201000000D60000003792E05F83AF9073C2.png" xlink:type="simple" xlink:show="embed" xlink:actuate="onLoad" draw:mime-type="image/png"/></draw:frame><text:bookmark-start text:name="__RefHeading___Toc5829_3997339420"/>G<text:span text:style-name="T58">rouped</text:span><text:bookmark-end text:name="__RefHeading___Toc5829_3997339420"/></text:h>
      <text:p text:style-name="P59">Select grouped strokes by layer or color.</text:p>
      <text:h text:style-name="P230" text:outline-level="3"><draw:frame draw:style-name="fr1" draw:name="Bild96" text:anchor-type="paragraph" svg:y="0.3cm" svg:width="4.919cm" svg:height="1.191cm" draw:z-index="77"><draw:image xlink:href="Pictures/100002010000012300000046FAA0152F9BAA0D75.png" xlink:type="simple" xlink:show="embed" xlink:actuate="onLoad" draw:mime-type="image/png"/></draw:frame><text:bookmark-start text:name="__RefHeading___Toc1857_36763768141211"/>Last Operator <text:span text:style-name="T15">S</text:span><text:span text:style-name="T16">elect Grouped</text:span><text:bookmark-end text:name="__RefHeading___Toc1857_36763768141211"/></text:h>
      <text:h text:style-name="P139" text:outline-level="4"><text:bookmark-start text:name="__RefHeading___Toc1859_36763768141211"/>T<text:span text:style-name="T58">ype</text:span><text:bookmark-end text:name="__RefHeading___Toc1859_36763768141211"/></text:h>
      <text:p text:style-name="P92">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17">Select the first element in the stroke.</text:p>
      <text:h text:style-name="P231" text:outline-level="3"><draw:frame draw:style-name="fr1" draw:name="Bild99" text:anchor-type="paragraph" svg:y="0.3cm" svg:width="4.81cm" svg:height="1.469cm" draw:z-index="79"><draw:image xlink:href="Pictures/100002010000011A00000054B30D30E233834F4F.png" xlink:type="simple" xlink:show="embed" xlink:actuate="onLoad" draw:mime-type="image/png"/></draw:frame><text:bookmark-start text:name="__RefHeading___Toc5833_3997339420"/>Last Operator <text:span text:style-name="T15">S</text:span><text:span text:style-name="T16">elect F</text:span><text:span text:style-name="T17">irst </text:span><text:bookmark-end text:name="__RefHeading___Toc5833_3997339420"/></text:h>
      <text:h text:style-name="Heading_20_4" text:outline-level="4"><text:bookmark-start text:name="__RefHeading___Toc5835_3997339420"/><text:span text:style-name="T17">S</text:span><text:span text:style-name="T8">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17">Extend the current selection.</text:p>
      <text:h text:style-name="Heading_20_2" text:outline-level="2"><text:bookmark-start text:name="__RefHeading___Toc5839_3997339420"/><text:soft-page-break/>Last<text:bookmark-end text:name="__RefHeading___Toc5839_3997339420"/></text:h>
      <text:p text:style-name="P17">Select the last element in the stroke.</text:p>
      <text:p text:style-name="P17"/>
      <text:h text:style-name="P231" text:outline-level="3"><draw:frame draw:style-name="fr1" draw:name="Bild100" text:anchor-type="paragraph" svg:y="0.3cm" svg:width="4.81cm" svg:height="1.469cm" draw:z-index="80"><draw:image xlink:href="Pictures/100002010000011C00000057F1F35159D9071115.png" xlink:type="simple" xlink:show="embed" xlink:actuate="onLoad" draw:mime-type="image/png"/></draw:frame><text:bookmark-start text:name="__RefHeading___Toc5841_3997339420"/>Last Operator <text:span text:style-name="T15">S</text:span><text:span text:style-name="T16">elect L</text:span><text:span text:style-name="T17">ast </text:span><text:bookmark-end text:name="__RefHeading___Toc5841_3997339420"/></text:h>
      <text:h text:style-name="P147" text:outline-level="4"><text:bookmark-start text:name="__RefHeading___Toc5843_3997339420"/><text:span text:style-name="T17">S</text:span><text:span text:style-name="T8">elected Strokes only</text:span><text:bookmark-end text:name="__RefHeading___Toc5843_3997339420"/></text:h>
      <text:p text:style-name="P118">Only select the <text:span text:style-name="T59">last</text:span> point of strokes that has already some geometry selected.</text:p>
      <text:h text:style-name="P147" text:outline-level="4"><text:bookmark-start text:name="__RefHeading___Toc5845_3997339420"/>Extend<text:bookmark-end text:name="__RefHeading___Toc5845_3997339420"/></text:h>
      <text:p text:style-name="P106">Extend the current selection.</text:p>
      <text:p text:style-name="Horizontal_20_Line"/>
      <text:h text:style-name="P205" text:outline-level="2"><text:bookmark-start text:name="__RefHeading___Toc5847_3997339420"/>More<text:bookmark-end text:name="__RefHeading___Toc5847_3997339420"/></text:h>
      <text:p text:style-name="P88">Extends the current selection.</text:p>
      <text:h text:style-name="P205" text:outline-level="2"><text:bookmark-start text:name="__RefHeading___Toc5849_3997339420"/>Less<text:bookmark-end text:name="__RefHeading___Toc5849_3997339420"/></text:h>
      <text:p text:style-name="P101">Reduces the current selection.</text:p>
      <text:p text:style-name="P102"/>
      <table:table table:name="Tabelle7" table:style-name="Tabelle7">
        <table:table-column table:style-name="Tabelle7.A"/>
        <table:table-row table:style-name="TableLine2964512346656">
          <table:table-cell table:style-name="Tabelle7.A1" office:value-type="string">
            <text:h text:style-name="P185" text:outline-level="1"><text:bookmark-start text:name="__RefHeading___Toc9027_3997339420"/><text:span text:style-name="T22">A</text:span><text:span text:style-name="T25">rmature</text:span><text:span text:style-name="T24"> Object</text:span><text:span text:style-name="T22"> - Edit Mode</text:span><text:bookmark-end text:name="__RefHeading___Toc9027_3997339420"/></text:h>
          </table:table-cell>
        </table:table-row>
      </table:table>
      <text:p text:style-name="P13"/>
      <text:p text:style-name="P13"><draw:frame draw:style-name="fr1" draw:name="Bild101" text:anchor-type="paragraph" svg:y="0.217cm" svg:width="2.91cm" svg:height="6.759cm" draw:z-index="81"><draw:image xlink:href="Pictures/10000201000000AC0000018FE4BCCEA0CBB3EA74.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h text:style-name="P194" text:outline-level="2"><draw:frame draw:style-name="fr1" draw:name="Bild61" text:anchor-type="paragraph" svg:y="0.912cm" svg:width="5.74cm" svg:height="0.801cm" draw:z-index="104"><draw:image xlink:href="Pictures/10000000000001530000002FCEAE657677B7A13A.jpg" xlink:type="simple" xlink:show="embed" xlink:actuate="onLoad" draw:mime-type="image/jpeg"/></draw:frame><text:bookmark-start text:name="__RefHeading___Toc4847_1514497418"/>Legacy<text:bookmark-end text:name="__RefHeading___Toc4847_1514497418"/></text:h>
      <text:p text:style-name="P127">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24" text:outline-level="3"><text:bookmark-start text:name="__RefHeading___Toc4879_1514497418"/>Box select<text:bookmark-end text:name="__RefHeading___Toc4879_1514497418"/></text:h>
      <text:p text:style-name="P130">Draw a rectangle to select everything inside of the rectangle.</text:p>
      <text:p text:style-name="P130"><text:soft-page-break/><text:span text:style-name="T63">It automatically adds to the current selection. Holding down shift subtracts from</text:span> the selection.</text:p>
      <text:h text:style-name="P224" text:outline-level="3"><text:bookmark-start text:name="__RefHeading___Toc4881_1514497418"/>Circle select<text:bookmark-end text:name="__RefHeading___Toc4881_1514497418"/></text:h>
      <text:p text:style-name="P130">Brush select content. The radius of the brush can be adjusted by holding down left mouse button and using the scroll wheel or the + or - button at the numpad.</text:p>
      <text:p text:style-name="P105"><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91" text:anchor-type="paragraph" svg:y="0.542cm" svg:width="6.1cm" svg:height="2.011cm" draw:z-index="115"><draw:image xlink:href="Pictures/10000201000001680000007766023F2D41F297C1.png" xlink:type="simple" xlink:show="embed" xlink:actuate="onLoad" draw:mime-type="image/png"/></draw:frame><text:bookmark-start text:name="__RefHeading___Toc8794_3269378711"/>Lasso Select<text:bookmark-end text:name="__RefHeading___Toc8794_3269378711"/></text:h>
      <text:p text:style-name="P254">A sub menu with the available lasso select modes. </text:p>
      <text:p text:style-name="P250"/>
      <text:h text:style-name="P206" text:outline-level="2"><text:bookmark-start text:name="__RefHeading___Toc8890_3997339420"/>All <text:bookmark-end text:name="__RefHeading___Toc8890_3997339420"/></text:h>
      <text:p text:style-name="P34">Select everything.</text:p>
      <text:h text:style-name="P206" text:outline-level="2"><text:bookmark-start text:name="__RefHeading___Toc1077_20743652741121"/>None<text:bookmark-end text:name="__RefHeading___Toc1077_20743652741121"/></text:h>
      <text:p text:style-name="P34">Select nothing.</text:p>
      <text:h text:style-name="P206" text:outline-level="2"><text:bookmark-start text:name="__RefHeading___Toc1079_20743652741121"/>Inverse<text:bookmark-end text:name="__RefHeading___Toc1079_20743652741121"/></text:h>
      <text:p text:style-name="P34">Invert the current selection.</text:p>
      <text:p text:style-name="P34"/>
      <text:p text:style-name="Horizontal_20_Line"/>
      <text:h text:style-name="P206" text:outline-level="2"><draw:frame draw:style-name="fr3" draw:name="Bild105" text:anchor-type="paragraph" svg:width="3.641cm" svg:height="3.889cm" draw:z-index="82"><draw:image xlink:href="Pictures/10000201000000D7000000E6AE4ED76FE45854B2.png" xlink:type="simple" xlink:show="embed" xlink:actuate="onLoad" draw:mime-type="image/png"/></draw:frame><text:bookmark-start text:name="__RefHeading___Toc9029_3997339420"/>Similar<text:bookmark-end text:name="__RefHeading___Toc9029_3997339420"/></text:h>
      <text:p text:style-name="P21"><text:span text:style-name="T47">Select</text:span><text:span text:style-name="T46"> </text:span><text:span text:style-name="T49">m</text:span><text:span text:style-name="T48">etaball </text:span><text:span text:style-name="T46">geometry based on how similar certain properties are to it.</text:span></text:p>
      <text:p text:style-name="P13"/>
      <text:p text:style-name="P21"><text:span text:style-name="T46">M</text:span><text:span text:style-name="T50">ost methods are self explaining. Immediate children selects just the direct children of the active object, while Children selects everything downwards the hierarchy.</text:span></text:p>
      <text:p text:style-name="P13"/>
      <text:h text:style-name="P232" text:outline-level="3"><text:bookmark-start text:name="__RefHeading___Toc8884_3997339420"/>Last Operator Select<text:span text:style-name="T36"> Similar</text:span><text:bookmark-end text:name="__RefHeading___Toc8884_3997339420"/></text:h>
      <text:h text:style-name="P148" text:outline-level="4"><draw:frame draw:style-name="fr1" draw:name="Bild106" text:anchor-type="paragraph" svg:y="0.256cm" svg:width="4.761cm" svg:height="1.42cm" draw:z-index="83"><draw:image xlink:href="Pictures/100002010000011900000054893B7B65AE5480C6.png" xlink:type="simple" xlink:show="embed" xlink:actuate="onLoad" draw:mime-type="image/png"/></draw:frame><text:bookmark-start text:name="__RefHeading___Toc2326_773123159121"/>Type<text:bookmark-end text:name="__RefHeading___Toc2326_773123159121"/></text:h>
      <text:p text:style-name="P66">Choose the select similar method again.</text:p>
      <text:h text:style-name="P148" text:outline-level="4"><text:bookmark-start text:name="__RefHeading___Toc2328_773123159121"/>Compare<text:bookmark-end text:name="__RefHeading___Toc2328_773123159121"/></text:h>
      <text:p text:style-name="P66">Compare with method less, greater or equal.</text:p>
      <text:h text:style-name="P148" text:outline-level="4"><text:bookmark-start text:name="__RefHeading___Toc2330_773123159121"/>Threshold<text:bookmark-end text:name="__RefHeading___Toc2330_773123159121"/></text:h>
      <text:p text:style-name="P96">Adjust the threshold value after which the element counts as similar.</text:p>
      <text:p text:style-name="P13"><text:soft-page-break/></text:p>
      <text:p text:style-name="P162"/>
      <text:h text:style-name="P206" text:outline-level="2"><text:bookmark-start text:name="__RefHeading___Toc2187_20743652741"/>Mirror <text:span text:style-name="T33">Selection</text:span><text:bookmark-end text:name="__RefHeading___Toc2187_20743652741"/></text:h>
      <text:p text:style-name="P47">Select the mirrored parts of an object. For example for L.bone it selects R.bone.</text:p>
      <text:h text:style-name="P232" text:outline-level="3"><draw:frame draw:style-name="fr1" draw:name="Bild107" text:anchor-type="paragraph" svg:y="0.065cm" svg:width="4.77cm" svg:height="1.03cm" draw:z-index="84"><draw:image xlink:href="Pictures/100002010000011A0000003D69401D0464EB17C5.png" xlink:type="simple" xlink:show="embed" xlink:actuate="onLoad" draw:mime-type="image/png"/></draw:frame><text:bookmark-start text:name="__RefHeading___Toc3277_78964983411"/>Last Operator Select <text:span text:style-name="T7">Mirror</text:span><text:bookmark-end text:name="__RefHeading___Toc3277_78964983411"/></text:h>
      <text:h text:style-name="Heading_20_4" text:outline-level="4"><text:bookmark-start text:name="__RefHeading___Toc3279_78964983411"/>Extend<text:bookmark-end text:name="__RefHeading___Toc3279_78964983411"/></text:h>
      <text:p text:style-name="P107">Extends existing selection instead of deselecting everything first.</text:p>
      <text:p text:style-name="P151"/>
      <text:h text:style-name="P206" text:outline-level="2"><text:bookmark-start text:name="__RefHeading___Toc2189_20743652741"/>By Pattern<text:bookmark-end text:name="__RefHeading___Toc2189_20743652741"/></text:h>
      <text:p text:style-name="P119">Selects all objects whose name matches <text:span text:style-name="T5">the entered string. For missing parts you need to add an asterix. </text:span></text:p>
      <text:p text:style-name="P41">For example, you have four cubes in the scene. Cube, Cube.001, Cube.002 and mycube3. Then the term " Cube " will just select the first cube. While the term " Cube* " will select the first three. And " *cube* " will select all four.</text:p>
      <text:p text:style-name="P119">Supported wild-cards: </text:p>
      <text:p text:style-name="P119"><draw:frame draw:style-name="fr1" draw:name="Bild108" text:anchor-type="paragraph" svg:y="0.674cm" svg:width="5.271cm" svg:height="1.401cm" draw:z-index="85"><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1">The tool operates immediately at entering the string.</text:p>
      <text:h text:style-name="Heading_20_3" text:outline-level="3"><text:bookmark-start text:name="__RefHeading___Toc3222_78964983411"/>Pattern<text:bookmark-end text:name="__RefHeading___Toc3222_78964983411"/></text:h>
      <text:p text:style-name="P41">Type in your string.</text:p>
      <text:h text:style-name="Heading_20_3" text:outline-level="3"><text:bookmark-start text:name="__RefHeading___Toc3224_78964983411"/>Case Sensitive<text:bookmark-end text:name="__RefHeading___Toc3224_78964983411"/></text:h>
      <text:p text:style-name="P41">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41">Extends existing selection instead of deselecting everything first.</text:p>
      <text:h text:style-name="Heading_20_3" text:outline-level="3"><draw:frame draw:style-name="fr1" draw:name="Bild109" text:anchor-type="paragraph" svg:y="0.236cm" svg:width="5.2cm" svg:height="1.319cm" draw:z-index="86"><draw:image xlink:href="Pictures/10000201000001330000004EC229C25512B1A399.png" xlink:type="simple" xlink:show="embed" xlink:actuate="onLoad" draw:mime-type="image/png"/></draw:frame><text:bookmark-start text:name="__RefHeading___Toc3228_78964983411"/>Last Operator Select Pattern<text:bookmark-end text:name="__RefHeading___Toc3228_78964983411"/></text:h>
      <text:p text:style-name="P107">The Last Operator Select Pattern contains the same menu items than the pop-up. <text:span text:style-name="T33">So see above. Also, it does not appear in the 3D view. But when you call it from the edit menu or with hotkey.</text:span></text:p>
      <text:p text:style-name="Horizontal_20_Line"/>
      <text:h text:style-name="P232" text:outline-level="3"><text:bookmark-start text:name="__RefHeading___Toc9309_3997339420"/><text:soft-page-break/>Parent<text:bookmark-end text:name="__RefHeading___Toc9309_3997339420"/></text:h>
      <text:p text:style-name="P52">Parent requires to have a parent or child relationship. It selects the parent object of the currently selected object(s).</text:p>
      <text:h text:style-name="P232" text:outline-level="3"><text:bookmark-start text:name="__RefHeading___Toc2220_20743652741"/>Child <text:bookmark-end text:name="__RefHeading___Toc2220_20743652741"/></text:h>
      <text:p text:style-name="P52">Child requires to have a parent or child relationship. It selects the child object(s) of the currently selected object(s).</text:p>
      <text:h text:style-name="P233" text:outline-level="3"><text:bookmark-start text:name="__RefHeading___Toc2222_20743652741"/><text:span text:style-name="T60">Extend </text:span>Parent<text:bookmark-end text:name="__RefHeading___Toc2222_20743652741"/></text:h>
      <text:p text:style-name="P53"><text:span text:style-name="T60">Extend </text:span>Parent requires to have a parent or child relationship. It selects the parent object of the currently selected object(s). But keeps the active object in the selection, even when it's not currently selected.</text:p>
      <text:h text:style-name="P233" text:outline-level="3"><text:bookmark-start text:name="__RefHeading___Toc2224_20743652741"/><text:span text:style-name="T60">Extend </text:span>Child<text:bookmark-end text:name="__RefHeading___Toc2224_20743652741"/></text:h>
      <text:p text:style-name="P110"><text:span text:style-name="T60">Extend </text:span>Child requires to have a parent or child relationship. It selects the child object(s) of the currently selected object(s). But keeps the active object in the selection, even when it's not currently selected.</text:p>
      <text:h text:style-name="P232" text:outline-level="3"><text:bookmark-start text:name="__RefHeading___Toc9311_3997339420"/>More<text:bookmark-end text:name="__RefHeading___Toc9311_3997339420"/></text:h>
      <text:p text:style-name="P52">More requires to have a parent or child relationship.<text:span text:style-name="T34"> </text:span>It expands the selection.</text:p>
      <text:h text:style-name="P232" text:outline-level="3"><text:bookmark-start text:name="__RefHeading___Toc2216_20743652741"/>Less<text:bookmark-end text:name="__RefHeading___Toc2216_20743652741"/></text:h>
      <text:p text:style-name="P109">Less requires to have a parent or child relationship. It reduces the selection.</text:p>
      <text:p text:style-name="P112"/>
      <table:table table:name="Tabelle9" table:style-name="Tabelle9">
        <table:table-column table:style-name="Tabelle9.A"/>
        <table:table-row table:style-name="TableLine2964512359168">
          <table:table-cell table:style-name="Tabelle9.A1" office:value-type="string">
            <text:h text:style-name="P186" text:outline-level="1"><text:bookmark-start text:name="__RefHeading___Toc9031_3997339420"/><text:span text:style-name="T22">A</text:span><text:span text:style-name="T25">rmature</text:span><text:span text:style-name="T24"> Object</text:span><text:span text:style-name="T22"> - P</text:span><text:span text:style-name="T26">ose</text:span><text:span text:style-name="T22"> Mode</text:span><text:bookmark-end text:name="__RefHeading___Toc9031_3997339420"/></text:h>
          </table:table-cell>
        </table:table-row>
      </table:table>
      <text:p text:style-name="P16"><draw:frame draw:style-name="fr1" draw:name="Bild110" text:anchor-type="paragraph" svg:y="0.415cm" svg:width="2.641cm" svg:height="6.309cm" draw:z-index="87"><draw:image xlink:href="Pictures/100002010000009C0000017512AC133F24AF563F.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h text:style-name="P207" text:outline-level="2"><draw:frame draw:style-name="fr1" draw:name="Bild62" text:anchor-type="paragraph" svg:y="0.912cm" svg:width="5.74cm" svg:height="0.801cm" draw:z-index="105"><draw:image xlink:href="Pictures/10000000000001530000002FCEAE657677B7A13A.jpg" xlink:type="simple" xlink:show="embed" xlink:actuate="onLoad" draw:mime-type="image/jpeg"/></draw:frame><text:bookmark-start text:name="__RefHeading___Toc4849_1514497418"/>Legacy<text:bookmark-end text:name="__RefHeading___Toc4849_1514497418"/></text:h>
      <text:p text:style-name="P12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4" text:outline-level="3"><text:bookmark-start text:name="__RefHeading___Toc4883_1514497418"/><text:soft-page-break/>Box select<text:bookmark-end text:name="__RefHeading___Toc4883_1514497418"/></text:h>
      <text:p text:style-name="P131">Draw a rectangle to select everything inside of the rectangle.</text:p>
      <text:p text:style-name="P131"><text:span text:style-name="T63">It automatically adds to the current selection. Holding down shift subtracts from</text:span> the selection.</text:p>
      <text:h text:style-name="P234" text:outline-level="3"><text:bookmark-start text:name="__RefHeading___Toc4885_1514497418"/>Circle select<text:bookmark-end text:name="__RefHeading___Toc4885_1514497418"/></text:h>
      <text:p text:style-name="P131">Brush select content. The radius of the brush can be adjusted by holding down left mouse button and using the scroll wheel or the + or - button at the numpad.</text:p>
      <text:p text:style-name="P251"><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102" text:anchor-type="paragraph" svg:y="0.542cm" svg:width="6.1cm" svg:height="2.011cm" draw:z-index="116"><draw:image xlink:href="Pictures/10000201000001680000007766023F2D41F297C1.png" xlink:type="simple" xlink:show="embed" xlink:actuate="onLoad" draw:mime-type="image/png"/></draw:frame><text:bookmark-start text:name="__RefHeading___Toc8796_3269378711"/>Lasso Select<text:bookmark-end text:name="__RefHeading___Toc8796_3269378711"/></text:h>
      <text:p text:style-name="P254">A sub menu with the available lasso select modes. </text:p>
      <text:h text:style-name="P208" text:outline-level="2"><text:bookmark-start text:name="__RefHeading___Toc8890_39973394201"/>All <text:bookmark-end text:name="__RefHeading___Toc8890_39973394201"/></text:h>
      <text:p text:style-name="P35">Select everything.</text:p>
      <text:h text:style-name="P208" text:outline-level="2"><text:bookmark-start text:name="__RefHeading___Toc1077_207436527411211"/>None<text:bookmark-end text:name="__RefHeading___Toc1077_207436527411211"/></text:h>
      <text:p text:style-name="P35">Select nothing.</text:p>
      <text:h text:style-name="P208" text:outline-level="2"><text:bookmark-start text:name="__RefHeading___Toc1079_207436527411211"/>Inverse<text:bookmark-end text:name="__RefHeading___Toc1079_207436527411211"/></text:h>
      <text:p text:style-name="P35">Invert the current selection.</text:p>
      <text:h text:style-name="P209" text:outline-level="2"/>
      <text:p text:style-name="Horizontal_20_Line"/>
      <text:h text:style-name="P203" text:outline-level="2"><text:bookmark-start text:name="__RefHeading___Toc9033_3997339420"/>G<text:span text:style-name="T58">rouped</text:span><text:bookmark-end text:name="__RefHeading___Toc9033_3997339420"/></text:h>
      <text:p text:style-name="P60">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21">Select the bones used as targets for the currently selected bone.</text:p>
      <text:p text:style-name="P152"/>
      <text:h text:style-name="P208" text:outline-level="2"><text:bookmark-start text:name="__RefHeading___Toc2189_207436527411"/>By Pattern<text:bookmark-end text:name="__RefHeading___Toc2189_207436527411"/></text:h>
      <text:p text:style-name="P120">Selects all objects whose name matches <text:span text:style-name="T5">the entered string. For missing parts you need to add an asterix. </text:span></text:p>
      <text:p text:style-name="P42">For example, you have four cubes in the scene. Cube, Cube.001, Cube.002 and mycube3. Then the term " Cube " will just select the first cube. While the term " Cube* " will select the first three. And " *cube* " will select all four.</text:p>
      <text:p text:style-name="P120"><text:soft-page-break/>Supported wild-cards: </text:p>
      <text:p text:style-name="P120"><draw:frame draw:style-name="fr1" draw:name="Bild114" text:anchor-type="paragraph" svg:y="0.674cm" svg:width="5.271cm" svg:height="1.401cm" draw:z-index="88"><draw:image xlink:href="Pictures/1000020100000137000000538767A1F4D741AFC5.png" xlink:type="simple" xlink:show="embed" xlink:actuate="onLoad" draw:mime-type="image/png"/></draw:frame>* matches everything<text:line-break/>? matches any single character<text:line-break/>[abc] matches characters in “abc”<text:line-break/>[!abc] match any character not in “abc”</text:p>
      <text:p text:style-name="P42">The tool operates immediately at entering the string.</text:p>
      <text:h text:style-name="Heading_20_3" text:outline-level="3"><text:bookmark-start text:name="__RefHeading___Toc3222_789649834111"/>Pattern<text:bookmark-end text:name="__RefHeading___Toc3222_789649834111"/></text:h>
      <text:p text:style-name="P42">Type in your string.</text:p>
      <text:h text:style-name="Heading_20_3" text:outline-level="3"><text:bookmark-start text:name="__RefHeading___Toc3224_789649834111"/>Case Sensitive<text:bookmark-end text:name="__RefHeading___Toc3224_789649834111"/></text:h>
      <text:p text:style-name="P42">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42">Extends existing selection instead of deselecting everything first.</text:p>
      <text:h text:style-name="Heading_20_3" text:outline-level="3"><draw:frame draw:style-name="fr1" draw:name="Bild115" text:anchor-type="paragraph" svg:y="0.236cm" svg:width="5.2cm" svg:height="1.319cm" draw:z-index="89"><draw:image xlink:href="Pictures/10000201000001330000004EC229C25512B1A399.png" xlink:type="simple" xlink:show="embed" xlink:actuate="onLoad" draw:mime-type="image/png"/></draw:frame><text:bookmark-start text:name="__RefHeading___Toc3228_789649834111"/>Last Operator Select Pattern<text:bookmark-end text:name="__RefHeading___Toc3228_789649834111"/></text:h>
      <text:p text:style-name="P108">The Last Operator Select Pattern contains the same menu items than the pop-up. <text:span text:style-name="T33">So see above. Also, it does not appear in the 3D view. But when you call it from the edit menu or with hotkey.</text:span></text:p>
      <text:p text:style-name="P163"/>
      <text:h text:style-name="Heading_20_2" text:outline-level="2"><text:bookmark-start text:name="__RefHeading___Toc9037_3997339420"/>Flip Active <text:bookmark-end text:name="__RefHeading___Toc9037_3997339420"/></text:h>
      <text:p text:style-name="P121">Mirrors the bone selection. Works with an armature with mirrored parts.</text:p>
      <text:h text:style-name="P235" text:outline-level="3"><draw:frame draw:style-name="fr1" draw:name="Bild116" text:anchor-type="paragraph" svg:y="0.236cm" svg:width="4.791cm" svg:height="1.42cm" draw:z-index="90"><draw:image xlink:href="Pictures/100002010000011B000000542E0E2E8925324170.png" xlink:type="simple" xlink:show="embed" xlink:actuate="onLoad" draw:mime-type="image/png"/></draw:frame><text:bookmark-start text:name="__RefHeading___Toc9313_3997339420"/>Last Operator <text:span text:style-name="T20">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21">Only select the mirror part of the active bone.</text:p>
      <text:h text:style-name="Heading_20_4" text:outline-level="4"><text:bookmark-start text:name="__RefHeading___Toc9317_3997339420"/>Extend<text:bookmark-end text:name="__RefHeading___Toc9317_3997339420"/></text:h>
      <text:p text:style-name="P121">Extend the current selection.</text:p>
      <text:h text:style-name="P233" text:outline-level="3"><text:bookmark-start text:name="__RefHeading___Toc9319_3997339420"/>Parent<text:bookmark-end text:name="__RefHeading___Toc9319_3997339420"/></text:h>
      <text:p text:style-name="P53">Parent requires to have a parent or child relationship. It selects the parent object of the currently selected object(s).</text:p>
      <text:h text:style-name="P233" text:outline-level="3"><text:bookmark-start text:name="__RefHeading___Toc2220_20743652742"/>Child <text:bookmark-end text:name="__RefHeading___Toc2220_20743652742"/></text:h>
      <text:p text:style-name="P53">Child requires to have a parent or child relationship. It selects the child object(s) of the currently selected object(s).</text:p>
      <text:h text:style-name="P233" text:outline-level="3"><text:bookmark-start text:name="__RefHeading___Toc2222_20743652742"/><text:soft-page-break/><text:span text:style-name="T60">Extend </text:span>Parent<text:bookmark-end text:name="__RefHeading___Toc2222_20743652742"/></text:h>
      <text:p text:style-name="P53"><text:span text:style-name="T60">Extend </text:span>Parent requires to have a parent or child relationship. It selects the parent object of the currently selected object(s). But keeps the active object in the selection, even when it's not currently selected.</text:p>
      <text:h text:style-name="P233" text:outline-level="3"><text:bookmark-start text:name="__RefHeading___Toc2224_20743652742"/><text:span text:style-name="T60">Extend </text:span>Child<text:bookmark-end text:name="__RefHeading___Toc2224_20743652742"/></text:h>
      <text:p text:style-name="P53"><text:span text:style-name="T60">Extend </text:span>Child requires to have a parent or child relationship. It selects the child object(s) of the currently selected object(s). But keeps the active object in the selection, even when it's not currently selected.</text:p>
      <text:p text:style-name="P53"/>
      <table:table table:name="Tabelle10" table:style-name="Tabelle10">
        <table:table-column table:style-name="Tabelle10.A"/>
        <table:table-row table:style-name="TableLine2964512361344">
          <table:table-cell table:style-name="Tabelle10.A1" office:value-type="string">
            <text:h text:style-name="P187" text:outline-level="1"><text:bookmark-start text:name="__RefHeading___Toc9031_39973394201"/><text:span text:style-name="T22">L</text:span><text:span text:style-name="T28">attice </text:span><text:span text:style-name="T24">Object</text:span><text:span text:style-name="T22"> - E</text:span><text:span text:style-name="T28">dit</text:span><text:span text:style-name="T22"> Mode</text:span><text:bookmark-end text:name="__RefHeading___Toc9031_39973394201"/></text:h>
          </table:table-cell>
        </table:table-row>
      </table:table>
      <text:p text:style-name="P14"><draw:frame draw:style-name="fr2" draw:name="Bild117" text:anchor-type="paragraph" svg:x="15.669cm" svg:y="0.462cm" svg:width="2.93cm" svg:height="4.57cm" draw:z-index="91"><draw:image xlink:href="Pictures/10000201000000AD0000010E8F925B4AABC55B20.png" xlink:type="simple" xlink:show="embed" xlink:actuate="onLoad" draw:mime-type="image/png"/></draw:frame></text:p>
      <text:p text:style-name="P14"/>
      <text:p text:style-name="P14"/>
      <text:p text:style-name="P14"/>
      <text:p text:style-name="P14"/>
      <text:p text:style-name="P14"/>
      <text:p text:style-name="P14"/>
      <text:p text:style-name="P14"/>
      <text:p text:style-name="P14"/>
      <text:h text:style-name="P207" text:outline-level="2"><draw:frame draw:style-name="fr1" draw:name="Bild63" text:anchor-type="paragraph" svg:y="0.912cm" svg:width="5.74cm" svg:height="0.801cm" draw:z-index="106"><draw:image xlink:href="Pictures/10000000000001530000002FCEAE657677B7A13A.jpg" xlink:type="simple" xlink:show="embed" xlink:actuate="onLoad" draw:mime-type="image/jpeg"/></draw:frame><text:bookmark-start text:name="__RefHeading___Toc4851_1514497418"/>Legacy<text:bookmark-end text:name="__RefHeading___Toc4851_1514497418"/></text:h>
      <text:p text:style-name="P12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4" text:outline-level="3"><text:bookmark-start text:name="__RefHeading___Toc4887_1514497418"/>Box select<text:bookmark-end text:name="__RefHeading___Toc4887_1514497418"/></text:h>
      <text:p text:style-name="P131">Draw a rectangle to select everything inside of the rectangle.</text:p>
      <text:p text:style-name="P131"><text:span text:style-name="T63">It automatically adds to the current selection. Holding down shift subtracts from</text:span> the selection.</text:p>
      <text:h text:style-name="P234" text:outline-level="3"><text:bookmark-start text:name="__RefHeading___Toc4889_1514497418"/>Circle select<text:bookmark-end text:name="__RefHeading___Toc4889_1514497418"/></text:h>
      <text:p text:style-name="P131">Brush select content. The radius of the brush can be adjusted by holding down left mouse button and using the scroll wheel or the + or - button at the numpad.</text:p>
      <text:p text:style-name="P251"><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103" text:anchor-type="paragraph" svg:y="0.542cm" svg:width="6.1cm" svg:height="2.011cm" draw:z-index="117"><draw:image xlink:href="Pictures/10000201000001680000007766023F2D41F297C1.png" xlink:type="simple" xlink:show="embed" xlink:actuate="onLoad" draw:mime-type="image/png"/></draw:frame><text:bookmark-start text:name="__RefHeading___Toc8798_3269378711"/>Lasso Select<text:bookmark-end text:name="__RefHeading___Toc8798_3269378711"/></text:h>
      <text:p text:style-name="P254">A sub menu with the available lasso select modes. </text:p>
      <text:h text:style-name="P210" text:outline-level="2"><text:bookmark-start text:name="__RefHeading___Toc8890_399733942011"/>All <text:bookmark-end text:name="__RefHeading___Toc8890_399733942011"/></text:h>
      <text:p text:style-name="P36">Select everything.</text:p>
      <text:h text:style-name="P210" text:outline-level="2"><text:bookmark-start text:name="__RefHeading___Toc1077_2074365274112111"/><text:soft-page-break/>None<text:bookmark-end text:name="__RefHeading___Toc1077_2074365274112111"/></text:h>
      <text:p text:style-name="P36">Select nothing.</text:p>
      <text:h text:style-name="P210" text:outline-level="2"><text:bookmark-start text:name="__RefHeading___Toc1079_2074365274112111"/>Inverse<text:bookmark-end text:name="__RefHeading___Toc1079_2074365274112111"/></text:h>
      <text:p text:style-name="P36">Invert the current selection.</text:p>
      <text:p text:style-name="Horizontal_20_Line"/>
      <text:h text:style-name="P210" text:outline-level="2"><text:bookmark-start text:name="__RefHeading___Toc9201_3997339420"/>Mirror<text:bookmark-end text:name="__RefHeading___Toc9201_3997339420"/></text:h>
      <text:p text:style-name="P48">Select the mirrored parts to the current selection.</text:p>
      <text:h text:style-name="P236" text:outline-level="3"><draw:frame draw:style-name="fr1" draw:name="Bild121" text:anchor-type="paragraph" svg:y="0.065cm" svg:width="4.881cm" svg:height="2.15cm" draw:z-index="92"><draw:image xlink:href="Pictures/10000201000001200000007FEE9F4600573B0444.png" xlink:type="simple" xlink:show="embed" xlink:actuate="onLoad" draw:mime-type="image/png"/></draw:frame><text:bookmark-start text:name="__RefHeading___Toc3277_78964983412"/>Last Operator Select <text:span text:style-name="T7">Mirror</text:span><text:bookmark-end text:name="__RefHeading___Toc3277_78964983412"/></text:h>
      <text:h text:style-name="Heading_20_4" text:outline-level="4"><text:bookmark-start text:name="__RefHeading___Toc9321_3997339420"/>Axis<text:bookmark-end text:name="__RefHeading___Toc9321_3997339420"/></text:h>
      <text:p text:style-name="P122">Choose the world axis to mirror at.</text:p>
      <text:h text:style-name="Heading_20_4" text:outline-level="4"><text:bookmark-start text:name="__RefHeading___Toc3279_78964983412"/>Extend<text:bookmark-end text:name="__RefHeading___Toc3279_78964983412"/></text:h>
      <text:p text:style-name="P43">Extends existing selection instead of deselecting everything first.</text:p>
      <text:p text:style-name="P156"/>
      <text:h text:style-name="P210" text:outline-level="2"><draw:frame draw:style-name="fr1" draw:name="Bild122" text:anchor-type="paragraph" svg:y="0.247cm" svg:width="10.53cm" svg:height="3.671cm" draw:z-index="93"><draw:image xlink:href="Pictures/100002010000026E000000D914B5F30E893BBB26.png" xlink:type="simple" xlink:show="embed" xlink:actuate="onLoad" draw:mime-type="image/png"/></draw:frame><text:bookmark-start text:name="__RefHeading___Toc2813_37123932751"/><text:span text:style-name="T43"><text:s/></text:span><text:span text:style-name="T44">Ungrouped Verts</text:span><text:bookmark-end text:name="__RefHeading___Toc2813_37123932751"/></text:h>
      <text:p text:style-name="P22"><text:span text:style-name="T45">Selects ungrouped Vertices.</text:span><text:span text:style-name="T46"> </text:span><text:span text:style-name="T51">R</text:span><text:span text:style-name="T46">equires to have at least one vertex group assigned.</text:span></text:p>
      <text:p text:style-name="P14"/>
      <text:p text:style-name="P14"/>
      <text:p text:style-name="P14"/>
      <text:p text:style-name="P14"/>
      <text:h text:style-name="P236" text:outline-level="3"><draw:frame draw:style-name="fr1" draw:name="Bild123" text:anchor-type="paragraph" svg:y="0.504cm" svg:width="4.77cm" svg:height="1.05cm" draw:z-index="94"><draw:image xlink:href="Pictures/100002010000011A0000003EE3623BDDE5E75396.png" xlink:type="simple" xlink:show="embed" xlink:actuate="onLoad" draw:mime-type="image/png"/></draw:frame><text:bookmark-start text:name="__RefHeading___Toc2815_37123932751"/>Last Operator Select Ungrouped<text:bookmark-end text:name="__RefHeading___Toc2815_37123932751"/></text:h>
      <text:h text:style-name="P149" text:outline-level="4"><text:bookmark-start text:name="__RefHeading___Toc2817_37123932751"/>Extend<text:bookmark-end text:name="__RefHeading___Toc2817_37123932751"/></text:h>
      <text:p text:style-name="P14">Extends the current selection<text:span text:style-name="T61"> instead of deselecting everything first</text:span>.</text:p>
      <text:p text:style-name="P14"/>
      <text:p text:style-name="Horizontal_20_Line"/>
      <text:h text:style-name="Heading_20_2" text:outline-level="2"><text:bookmark-start text:name="__RefHeading___Toc9203_3997339420"/>More<text:bookmark-end text:name="__RefHeading___Toc9203_3997339420"/></text:h>
      <text:p text:style-name="P89">Extends the current selection.</text:p>
      <text:h text:style-name="Heading_20_2" text:outline-level="2"><text:bookmark-start text:name="__RefHeading___Toc2823_37123932751"/>Less<text:bookmark-end text:name="__RefHeading___Toc2823_37123932751"/></text:h>
      <text:p text:style-name="P103">Reduces the current selection.</text:p>
      <text:p text:style-name="P104"/>
      <text:p text:style-name="P104"/>
      <table:table table:name="Tabelle2" table:style-name="Tabelle2">
        <table:table-column table:style-name="Tabelle2.A"/>
        <text:soft-page-break/>
        <table:table-row table:style-name="TableLine2964512354272">
          <table:table-cell table:style-name="Tabelle2.A1" office:value-type="string">
            <text:h text:style-name="P188" text:outline-level="1"><text:bookmark-start text:name="__RefHeading___Toc4972_1561880822"/><text:span text:style-name="T22">P</text:span><text:span text:style-name="T29">article</text:span><text:span text:style-name="T30">s</text:span><text:span text:style-name="T22"> - P</text:span><text:span text:style-name="T29">article</text:span><text:span text:style-name="T22"> Mode</text:span><text:bookmark-end text:name="__RefHeading___Toc4972_1561880822"/></text:h>
          </table:table-cell>
        </table:table-row>
      </table:table>
      <text:p text:style-name="P24"><draw:frame draw:style-name="fr1" draw:name="Bild124" text:anchor-type="paragraph" svg:y="0.504cm" svg:width="2.949cm" svg:height="5.11cm" draw:z-index="95"><draw:image xlink:href="Pictures/10000201000000AE0000012D0F777BDFC68000E0.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h text:style-name="P207" text:outline-level="2"><draw:frame draw:style-name="fr1" draw:name="Bild71" text:anchor-type="paragraph" svg:y="0.912cm" svg:width="5.74cm" svg:height="0.801cm" draw:z-index="107"><draw:image xlink:href="Pictures/10000000000001530000002FCEAE657677B7A13A.jpg" xlink:type="simple" xlink:show="embed" xlink:actuate="onLoad" draw:mime-type="image/jpeg"/></draw:frame><text:bookmark-start text:name="__RefHeading___Toc4853_1514497418"/>Legacy<text:bookmark-end text:name="__RefHeading___Toc4853_1514497418"/></text:h>
      <text:p text:style-name="P128">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4" text:outline-level="3"><text:bookmark-start text:name="__RefHeading___Toc4891_1514497418"/>Box select<text:bookmark-end text:name="__RefHeading___Toc4891_1514497418"/></text:h>
      <text:p text:style-name="P131">Draw a rectangle to select everything inside of the rectangle.</text:p>
      <text:p text:style-name="P131"><text:span text:style-name="T63">It automatically adds to the current selection. Holding down shift subtracts from</text:span> the selection.</text:p>
      <text:h text:style-name="P234" text:outline-level="3"><text:bookmark-start text:name="__RefHeading___Toc4893_1514497418"/>Circle select<text:bookmark-end text:name="__RefHeading___Toc4893_1514497418"/></text:h>
      <text:p text:style-name="P131">Brush select content. The radius of the brush can be adjusted by holding down left mouse button and using the scroll wheel or the + or - button at the numpad.</text:p>
      <text:p text:style-name="P251"><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3" text:outline-level="2"><draw:frame draw:style-name="fr1" draw:name="Bild104" text:anchor-type="paragraph" svg:y="0.542cm" svg:width="6.1cm" svg:height="2.011cm" draw:z-index="118"><draw:image xlink:href="Pictures/10000201000001680000007766023F2D41F297C1.png" xlink:type="simple" xlink:show="embed" xlink:actuate="onLoad" draw:mime-type="image/png"/></draw:frame><text:bookmark-start text:name="__RefHeading___Toc8800_3269378711"/>Lasso Select<text:bookmark-end text:name="__RefHeading___Toc8800_3269378711"/></text:h>
      <text:p text:style-name="P254">A sub menu with the available lasso select modes. </text:p>
      <text:h text:style-name="P211" text:outline-level="2"><text:bookmark-start text:name="__RefHeading___Toc4974_1561880822"/>All <text:bookmark-end text:name="__RefHeading___Toc4974_1561880822"/></text:h>
      <text:p text:style-name="P37">Select everything.</text:p>
      <text:h text:style-name="P211" text:outline-level="2"><text:bookmark-start text:name="__RefHeading___Toc1077_20743652741121111"/>None<text:bookmark-end text:name="__RefHeading___Toc1077_20743652741121111"/></text:h>
      <text:p text:style-name="P37">Select nothing.</text:p>
      <text:h text:style-name="P211" text:outline-level="2"><text:bookmark-start text:name="__RefHeading___Toc1079_20743652741121111"/>Inverse<text:bookmark-end text:name="__RefHeading___Toc1079_20743652741121111"/></text:h>
      <text:p text:style-name="P37">Invert the current selection.</text:p>
      <text:h text:style-name="P211" text:outline-level="2"><text:bookmark-start text:name="__RefHeading___Toc4976_1561880822"/><text:soft-page-break/>More<text:bookmark-end text:name="__RefHeading___Toc4976_1561880822"/></text:h>
      <text:p text:style-name="P90">Extends the current selection.</text:p>
      <text:h text:style-name="P211" text:outline-level="2"><text:bookmark-start text:name="__RefHeading___Toc2823_371239327511"/>Less<text:bookmark-end text:name="__RefHeading___Toc2823_371239327511"/></text:h>
      <text:p text:style-name="P104">Reduces the current selection.</text:p>
      <text:h text:style-name="Heading_20_2" text:outline-level="2"><text:bookmark-start text:name="__RefHeading___Toc4462_4119522622"/>Linked<text:bookmark-end text:name="__RefHeading___Toc4462_4119522622"/></text:h>
      <text:p text:style-name="P124">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1" draw:name="Bild125" text:anchor-type="paragraph" svg:y="0.065cm" svg:width="4.77cm" svg:height="2.17cm" draw:z-index="96"><draw:image xlink:href="Pictures/100002010000011A00000080EB9240E7DFB6496D.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23">Select the whole hair, or hair poin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71e507" style:font-size-asian="10pt" style:font-size-complex="10pt"/>
    </style:style>
    <style:style style:name="MT4"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text:span><text:span text:style-name="MT3">port</text:span><text:span text:style-name="MT1"> - Header</text:span><text:span text:style-name="MT4"> - Select Menu</text:span></text:p>
      </style:header>
      <style:footer>
        <text:p text:style-name="MP2"><text:page-number text:select-page="current">4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0M20S</meta:editing-duration>
    <meta:editing-cycles>816</meta:editing-cycles>
    <meta:generator>LibreOffice/7.0.4.2$Windows_X86_64 LibreOffice_project/dcf040e67528d9187c66b2379df5ea4407429775</meta:generator>
    <dc:date>2021-09-19T14:00:50.956000000</dc:date>
    <meta:document-statistic meta:table-count="14" meta:image-count="119" meta:object-count="0" meta:page-count="42" meta:paragraph-count="1105" meta:word-count="6401" meta:character-count="36653" meta:non-whitespace-character-count="31299"/>
    <meta:template xlink:type="simple" xlink:actuate="onRequest" xlink:title="standard1cm" xlink:href="../../../AppData/Roaming/LibreOffice/4/user/template/standard1cm.ott" meta:date="2016-03-29T10:15:31.334000000"/>
  </office:meta>
</office:document-meta>
</file>